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&quot;Segoe UI&quot;" svg:font-family="'&quot;Segoe UI&quot;'"/>
    <style:font-face style:name="Arial" svg:font-family="Arial"/>
    <style:font-face style:name="Verdana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35.163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38.522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css_20_engels">
      <style:table-properties table:display="true" style:writing-mode="lr-tb"/>
    </style:style>
    <style:style style:name="ta2" style:family="table" style:master-page-name="PageStyle_5f_css_20_nederlands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&quot;Segoe UI&quot;" fo:font-size="24pt" fo:font-style="normal" fo:text-shadow="none" style:text-underline-style="none" fo:font-weight="normal" style:font-size-asian="24pt" style:font-style-asian="normal" style:font-weight-asian="normal" style:font-name-complex="&quot;Segoe UI&quot;" style:font-size-complex="24pt" style:font-style-complex="normal" style:font-weight-complex="normal"/>
    </style:style>
    <style:style style:name="ce2" style:family="table-cell" style:parent-style-name="Default">
      <style:table-cell-properties fo:border-bottom="0.026cm solid 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ff" style:text-outline="false" style:text-line-through-style="none" style:font-name="Verdan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" style:family="table-cell" style:parent-style-name="Default">
      <style:table-cell-properties fo:border-bottom="0.026cm solid #dddddd" fo:background-color="#e7e9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" style:family="table-cell" style:parent-style-name="Default">
      <style:table-cell-properties fo:border-bottom="0.026cm solid #dddddd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" style:family="table-cell" style:parent-style-name="Default">
      <style:table-cell-properties fo:border-bottom="0.026cm solid #dddddd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Verdan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ss eng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A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css4_pr_accent-color.php">accent-color</text:a></text:p>
          </table:table-cell>
          <table:table-cell table:style-name="ce4" office:value-type="string">
            <text:p>Specifies an accent color for user-interface control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align-content.php">align-content</text:a></text:p>
          </table:table-cell>
          <table:table-cell table:style-name="ce3" office:value-type="string">
            <text:p>Specifies the alignment between the lines inside a flexible container when the items do not use all available spac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align-items.php">align-items</text:a></text:p>
          </table:table-cell>
          <table:table-cell table:style-name="ce4" office:value-type="string">
            <text:p>Specifies the alignment for items inside a flexible contain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align-self.php">align-self</text:a></text:p>
          </table:table-cell>
          <table:table-cell table:style-name="ce3" office:value-type="string">
            <text:p>Specifies the alignment for selected items inside a flexible contain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all.php">all</text:a></text:p>
          </table:table-cell>
          <table:table-cell table:style-name="ce4" office:value-type="string">
            <text:p>Resets all properties (except unicode-bidi and direction)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animation.php">animation</text:a></text:p>
          </table:table-cell>
          <table:table-cell table:style-name="ce3" office:value-type="string">
            <text:p>A shorthand property for all the animation-* properti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animation-delay.php">animation-delay</text:a></text:p>
          </table:table-cell>
          <table:table-cell table:style-name="ce4" office:value-type="string">
            <text:p>Specifies a delay for the start of an anima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animation-direction.php">animation-direction</text:a></text:p>
          </table:table-cell>
          <table:table-cell table:style-name="ce3" office:value-type="string">
            <text:p>Specifies whether an animation should be played forwards, backwards or in alternate cycl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animation-duration.php">animation-duration</text:a></text:p>
          </table:table-cell>
          <table:table-cell table:style-name="ce4" office:value-type="string">
            <text:p>Specifies how long an animation should take to complete one cyc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animation-fill-mode.php">animation-fill-mode</text:a></text:p>
          </table:table-cell>
          <table:table-cell table:style-name="ce3" office:value-type="string">
            <text:p>Specifies a style for the element when the animation is not playing (before it starts, after it ends, or both)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animation-iteration-count.php">animation-iteration-count</text:a></text:p>
          </table:table-cell>
          <table:table-cell table:style-name="ce4" office:value-type="string">
            <text:p>Specifies the number of times an animation should be play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animation-name.php">animation-name</text:a></text:p>
          </table:table-cell>
          <table:table-cell table:style-name="ce3" office:value-type="string">
            <text:p>Specifies a name for the @keyframes anima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animation-play-state.php">animation-play-state</text:a></text:p>
          </table:table-cell>
          <table:table-cell table:style-name="ce4" office:value-type="string">
            <text:p>Specifies whether the animation is running or paus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animation-timing-function.php">animation-timing-function</text:a></text:p>
          </table:table-cell>
          <table:table-cell table:style-name="ce3" office:value-type="string">
            <text:p>Specifies the speed curve of an anima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aspect-ratio.php">aspect-ratio</text:a></text:p>
          </table:table-cell>
          <table:table-cell table:style-name="ce4" office:value-type="string">
            <text:p>Specifies preferred aspect ratio of an el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css3_pr_backdrop-filter.php">backdrop-filter</text:a></text:p>
          </table:table-cell>
          <table:table-cell table:style-name="ce4" office:value-type="string">
            <text:p>Defines a graphical effect to the area behind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backface-visibility.php">backface-visibility</text:a></text:p>
          </table:table-cell>
          <table:table-cell table:style-name="ce3" office:value-type="string">
            <text:p>Defines whether or not the back face of an element should be visible when facing the us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background.php">background</text:a></text:p>
          </table:table-cell>
          <table:table-cell table:style-name="ce4" office:value-type="string">
            <text:p>A shorthand property for all the background-* properti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ackground-attachment.php">background-attachment</text:a></text:p>
          </table:table-cell>
          <table:table-cell table:style-name="ce3" office:value-type="string">
            <text:p>Sets whether a background image scrolls with the rest of the page, or is fix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ackground-blend-mode.php">background-blend-mode</text:a></text:p>
          </table:table-cell>
          <table:table-cell table:style-name="ce4" office:value-type="string">
            <text:p>Specifies the blending mode of each background layer (color/image)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background-clip.php">background-clip</text:a></text:p>
          </table:table-cell>
          <table:table-cell table:style-name="ce3" office:value-type="string">
            <text:p>Defines how far the background (color or image) should extend within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ackground-color.php">background-color</text:a></text:p>
          </table:table-cell>
          <table:table-cell table:style-name="ce4" office:value-type="string">
            <text:p>Specifies the background color of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ackground-image.php">background-image</text:a></text:p>
          </table:table-cell>
          <table:table-cell table:style-name="ce3" office:value-type="string">
            <text:p>Specifies one or more background images for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background-origin.php">background-origin</text:a></text:p>
          </table:table-cell>
          <table:table-cell table:style-name="ce4" office:value-type="string">
            <text:p>Specifies the origin position of a background imag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ackground-position.php">background-position</text:a></text:p>
          </table:table-cell>
          <table:table-cell table:style-name="ce3" office:value-type="string">
            <text:p>Specifies the position of a background imag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ackground-position-x.php">background-position-x</text:a></text:p>
          </table:table-cell>
          <table:table-cell table:style-name="ce4" office:value-type="string">
            <text:p>Specifies the position of a background image on x-axi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ackground-position-y.php">background-position-y</text:a></text:p>
          </table:table-cell>
          <table:table-cell table:style-name="ce3" office:value-type="string">
            <text:p>Specifies the position of a background image on y-axi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ackground-repeat.php">background-repeat</text:a></text:p>
          </table:table-cell>
          <table:table-cell table:style-name="ce4" office:value-type="string">
            <text:p>Sets if/how a background image will be repeat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background-size.php">background-size</text:a></text:p>
          </table:table-cell>
          <table:table-cell table:style-name="ce3" office:value-type="string">
            <text:p>Specifies the size of the background imag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lock-size.php">block-size</text:a></text:p>
          </table:table-cell>
          <table:table-cell table:style-name="ce4" office:value-type="string">
            <text:p>Specifies the size of an element in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.php">border</text:a></text:p>
          </table:table-cell>
          <table:table-cell table:style-name="ce3" office:value-type="string">
            <text:p>A shorthand property for border-width, border-style and border-col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block.php">border-block</text:a></text:p>
          </table:table-cell>
          <table:table-cell table:style-name="ce4" office:value-type="string">
            <text:p>A shorthand property for border-block-width, border-block-style and border-block-col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block-color.php">border-block-color</text:a></text:p>
          </table:table-cell>
          <table:table-cell table:style-name="ce3" office:value-type="string">
            <text:p>Sets the color of the borders at start and end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block-end.php">border-block-end</text:a></text:p>
          </table:table-cell>
          <table:table-cell table:style-name="ce4" office:value-type="string">
            <text:p>A shorthand property for border-block-end-width, border-block-end-style and border-block-end-col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block-end-color.php">border-block-end-color</text:a></text:p>
          </table:table-cell>
          <table:table-cell table:style-name="ce3" office:value-type="string">
            <text:p>Sets the color of the border at the end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block-end-style.php">border-block-end-style</text:a></text:p>
          </table:table-cell>
          <table:table-cell table:style-name="ce4" office:value-type="string">
            <text:p>Sets the style of the border at the end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block-end-width.php">border-block-end-width</text:a></text:p>
          </table:table-cell>
          <table:table-cell table:style-name="ce3" office:value-type="string">
            <text:p>Sets the width of the border at the end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block-start.php">border-block-start</text:a></text:p>
          </table:table-cell>
          <table:table-cell table:style-name="ce4" office:value-type="string">
            <text:p>A shorthand property for border-block-start-width, border-block-start-style and border-block-start-col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block-start-color.php">border-block-start-color</text:a></text:p>
          </table:table-cell>
          <table:table-cell table:style-name="ce3" office:value-type="string">
            <text:p>Sets the color of the border at the start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block-start-style.php">border-block-start-style</text:a></text:p>
          </table:table-cell>
          <table:table-cell table:style-name="ce4" office:value-type="string">
            <text:p>Sets the style of the border at the start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block-start-width.php">border-block-start-width</text:a></text:p>
          </table:table-cell>
          <table:table-cell table:style-name="ce3" office:value-type="string">
            <text:p>Sets the width of the border at the start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block-style.php">border-block-style</text:a></text:p>
          </table:table-cell>
          <table:table-cell table:style-name="ce4" office:value-type="string">
            <text:p>Sets the style of the borders at start and end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block-width.php">border-block-width</text:a></text:p>
          </table:table-cell>
          <table:table-cell table:style-name="ce3" office:value-type="string">
            <text:p>Sets the width of the borders at start and end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-bottom.php">border-bottom</text:a></text:p>
          </table:table-cell>
          <table:table-cell table:style-name="ce4" office:value-type="string">
            <text:p>A shorthand property for border-bottom-width, border-bottom-style and border-bottom-col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-bottom_color.php">border-bottom-color</text:a></text:p>
          </table:table-cell>
          <table:table-cell table:style-name="ce3" office:value-type="string">
            <text:p>Sets the color of the bottom bord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border-bottom-left-radius.php">border-bottom-left-radius</text:a></text:p>
          </table:table-cell>
          <table:table-cell table:style-name="ce4" office:value-type="string">
            <text:p>Defines the radius of the border of the bottom-left corn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border-bottom-right-radius.php">border-bottom-right-radius</text:a></text:p>
          </table:table-cell>
          <table:table-cell table:style-name="ce3" office:value-type="string">
            <text:p>Defines the radius of the border of the bottom-right corn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-bottom_style.php">border-bottom-style</text:a></text:p>
          </table:table-cell>
          <table:table-cell table:style-name="ce4" office:value-type="string">
            <text:p>Sets the style of the bottom bord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-bottom_width.php">border-bottom-width</text:a></text:p>
          </table:table-cell>
          <table:table-cell table:style-name="ce3" office:value-type="string">
            <text:p>Sets the width of the bottom bord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-collapse.php">border-collapse</text:a></text:p>
          </table:table-cell>
          <table:table-cell table:style-name="ce4" office:value-type="string">
            <text:p>Sets whether table borders should collapse into a single border or be separat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-color.php">border-color</text:a></text:p>
          </table:table-cell>
          <table:table-cell table:style-name="ce3" office:value-type="string">
            <text:p>Sets the color of the four border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end-end-radius.php">border-end-end-radius</text:a></text:p>
          </table:table-cell>
          <table:table-cell table:style-name="ce4" office:value-type="string">
            <text:p>Sets the radius of the corner between the block-end and the inline-end sides of the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end-start-radius.php">border-end-start-radius</text:a></text:p>
          </table:table-cell>
          <table:table-cell table:style-name="ce3" office:value-type="string">
            <text:p>Sets the radius of the corner between the block-end and the inline-start sides of the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border-image.php">border-image</text:a></text:p>
          </table:table-cell>
          <table:table-cell table:style-name="ce4" office:value-type="string">
            <text:p>A shorthand property for all the border-image-* properti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border-image-outset.php">border-image-outset</text:a></text:p>
          </table:table-cell>
          <table:table-cell table:style-name="ce3" office:value-type="string">
            <text:p>Specifies the amount by which the border image area extends beyond the border box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border-image-repeat.php">border-image-repeat</text:a></text:p>
          </table:table-cell>
          <table:table-cell table:style-name="ce4" office:value-type="string">
            <text:p>Specifies whether the border image should be repeated, rounded or stretch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border-image-slice.php">border-image-slice</text:a></text:p>
          </table:table-cell>
          <table:table-cell table:style-name="ce3" office:value-type="string">
            <text:p>Specifies how to slice the border imag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border-image-source.php">border-image-source</text:a></text:p>
          </table:table-cell>
          <table:table-cell table:style-name="ce4" office:value-type="string">
            <text:p>Specifies the path to the image to be used as a bord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border-image-width.php">border-image-width</text:a></text:p>
          </table:table-cell>
          <table:table-cell table:style-name="ce3" office:value-type="string">
            <text:p>Specifies the width of the border imag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inline.php">border-inline</text:a></text:p>
          </table:table-cell>
          <table:table-cell table:style-name="ce4" office:value-type="string">
            <text:p>A shorthand property for border-inline-width, border-inline-style and border-inline-col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inline-color.php">border-inline-color</text:a></text:p>
          </table:table-cell>
          <table:table-cell table:style-name="ce3" office:value-type="string">
            <text:p>Sets the color of the borders at start and end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inline-end.php">border-inline-end</text:a></text:p>
          </table:table-cell>
          <table:table-cell table:style-name="ce4" office:value-type="string">
            <text:p>A shorthand property for border-inline-end-width, border-inline-end-style and border-inline-end-col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inline-end-color.php">border-inline-end-color</text:a></text:p>
          </table:table-cell>
          <table:table-cell table:style-name="ce3" office:value-type="string">
            <text:p>Sets the color of the border at the end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inline-end-style.php">border-inline-end-style</text:a></text:p>
          </table:table-cell>
          <table:table-cell table:style-name="ce4" office:value-type="string">
            <text:p>Sets the style of the border at the end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inline-end-width.php">border-inline-end-width</text:a></text:p>
          </table:table-cell>
          <table:table-cell table:style-name="ce3" office:value-type="string">
            <text:p>Sets the width of the border at the end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inline-start.php">border-inline-start</text:a></text:p>
          </table:table-cell>
          <table:table-cell table:style-name="ce4" office:value-type="string">
            <text:p>A shorthand property for border-inline-start-width, border-inline-start-style and border-inline-start-col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inline-start-color.php">border-inline-start-color</text:a></text:p>
          </table:table-cell>
          <table:table-cell table:style-name="ce3" office:value-type="string">
            <text:p>Sets the color of the border at the start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inline-start-style.php">border-inline-start-style</text:a></text:p>
          </table:table-cell>
          <table:table-cell table:style-name="ce4" office:value-type="string">
            <text:p>Sets the style of the border at the start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inline-start-width.php">border-inline-start-width</text:a></text:p>
          </table:table-cell>
          <table:table-cell table:style-name="ce3" office:value-type="string">
            <text:p>Sets the width of the border at the start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inline-style.php">border-inline-style</text:a></text:p>
          </table:table-cell>
          <table:table-cell table:style-name="ce4" office:value-type="string">
            <text:p>Sets the style of the borders at start and end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inline-width.php">border-inline-width</text:a></text:p>
          </table:table-cell>
          <table:table-cell table:style-name="ce3" office:value-type="string">
            <text:p>Sets the width of the borders at start and end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-left.php">border-left</text:a></text:p>
          </table:table-cell>
          <table:table-cell table:style-name="ce4" office:value-type="string">
            <text:p>A shorthand property for all the border-left-* properti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-left_color.php">border-left-color</text:a></text:p>
          </table:table-cell>
          <table:table-cell table:style-name="ce3" office:value-type="string">
            <text:p>Sets the color of the left bord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-left_style.php">border-left-style</text:a></text:p>
          </table:table-cell>
          <table:table-cell table:style-name="ce4" office:value-type="string">
            <text:p>Sets the style of the left bord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-left_width.php">border-left-width</text:a></text:p>
          </table:table-cell>
          <table:table-cell table:style-name="ce3" office:value-type="string">
            <text:p>Sets the width of the left bord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border-radius.php">border-radius</text:a></text:p>
          </table:table-cell>
          <table:table-cell table:style-name="ce4" office:value-type="string">
            <text:p>A shorthand property for the four border-*-radius properti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-right.php">border-right</text:a></text:p>
          </table:table-cell>
          <table:table-cell table:style-name="ce3" office:value-type="string">
            <text:p>A shorthand property for all the border-right-* properti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-right_color.php">border-right-color</text:a></text:p>
          </table:table-cell>
          <table:table-cell table:style-name="ce4" office:value-type="string">
            <text:p>Sets the color of the right bord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-right_style.php">border-right-style</text:a></text:p>
          </table:table-cell>
          <table:table-cell table:style-name="ce3" office:value-type="string">
            <text:p>Sets the style of the right bord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-right_width.php">border-right-width</text:a></text:p>
          </table:table-cell>
          <table:table-cell table:style-name="ce4" office:value-type="string">
            <text:p>Sets the width of the right bord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-spacing.php">border-spacing</text:a></text:p>
          </table:table-cell>
          <table:table-cell table:style-name="ce3" office:value-type="string">
            <text:p>Sets the distance between the borders of adjacent cell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start-end-radius.php">border-start-end-radius</text:a></text:p>
          </table:table-cell>
          <table:table-cell table:style-name="ce4" office:value-type="string">
            <text:p>Sets the radius of the corner between the block-start and the inline-end sides of the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rder-start-start-radius.php">border-start-start-radius</text:a></text:p>
          </table:table-cell>
          <table:table-cell table:style-name="ce3" office:value-type="string">
            <text:p>Sets the radius of the corner between the block-start and the inline-start sides of the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-style.php">border-style</text:a></text:p>
          </table:table-cell>
          <table:table-cell table:style-name="ce4" office:value-type="string">
            <text:p>Sets the style of the four border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-top.php">border-top</text:a></text:p>
          </table:table-cell>
          <table:table-cell table:style-name="ce3" office:value-type="string">
            <text:p>A shorthand property for border-top-width, border-top-style and border-top-col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-top_color.php">border-top-color</text:a></text:p>
          </table:table-cell>
          <table:table-cell table:style-name="ce4" office:value-type="string">
            <text:p>Sets the color of the top bord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border-top-left-radius.php">border-top-left-radius</text:a></text:p>
          </table:table-cell>
          <table:table-cell table:style-name="ce3" office:value-type="string">
            <text:p>Defines the radius of the border of the top-left corn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border-top-right-radius.php">border-top-right-radius</text:a></text:p>
          </table:table-cell>
          <table:table-cell table:style-name="ce4" office:value-type="string">
            <text:p>Defines the radius of the border of the top-right corn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-top_style.php">border-top-style</text:a></text:p>
          </table:table-cell>
          <table:table-cell table:style-name="ce3" office:value-type="string">
            <text:p>Sets the style of the top bord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-top_width.php">border-top-width</text:a></text:p>
          </table:table-cell>
          <table:table-cell table:style-name="ce4" office:value-type="string">
            <text:p>Sets the width of the top bord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order-width.php">border-width</text:a></text:p>
          </table:table-cell>
          <table:table-cell table:style-name="ce3" office:value-type="string">
            <text:p>Sets the width of the four border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pos_bottom.php">bottom</text:a></text:p>
          </table:table-cell>
          <table:table-cell table:style-name="ce4" office:value-type="string">
            <text:p>Sets the elements position, from the bottom of its parent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box-decoration-break.php">box-decoration-break</text:a></text:p>
          </table:table-cell>
          <table:table-cell table:style-name="ce3" office:value-type="string">
            <text:p>Sets the behavior of the background and border of an element at page-break, or, for in-line elements, at line-break.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box-reflect.php">box-reflect</text:a></text:p>
          </table:table-cell>
          <table:table-cell table:style-name="ce4" office:value-type="string">
            <text:p>The box-reflect property is used to create a reflection of an element.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box-shadow.php">box-shadow</text:a></text:p>
          </table:table-cell>
          <table:table-cell table:style-name="ce3" office:value-type="string">
            <text:p>Attaches one or more shadows to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box-sizing.php">box-sizing</text:a></text:p>
          </table:table-cell>
          <table:table-cell table:style-name="ce4" office:value-type="string">
            <text:p>Defines how the width and height of an element are calculated: should they include padding and borders, or no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reak-after.php">break-after</text:a></text:p>
          </table:table-cell>
          <table:table-cell table:style-name="ce3" office:value-type="string">
            <text:p>Specifies whether or not a page-, column-, or region-break should occur after the specified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reak-before.php">break-before</text:a></text:p>
          </table:table-cell>
          <table:table-cell table:style-name="ce4" office:value-type="string">
            <text:p>Specifies whether or not a page-, column-, or region-break should occur before the specified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break-inside.php">break-inside</text:a></text:p>
          </table:table-cell>
          <table:table-cell table:style-name="ce3" office:value-type="string">
            <text:p>Specifies whether or not a page-, column-, or region-break should occur inside the specified el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pr_tab_caption-side.php">caption-side</text:a></text:p>
          </table:table-cell>
          <table:table-cell table:style-name="ce4" office:value-type="string">
            <text:p>Specifies the placement of a table cap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caret-color.php">caret-color</text:a></text:p>
          </table:table-cell>
          <table:table-cell table:style-name="ce3" office:value-type="string">
            <text:p>Specifies the color of the cursor (caret) in inputs, textareas, or any element that is editab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charset_rule.php">@charset</text:a></text:p>
          </table:table-cell>
          <table:table-cell table:style-name="ce4" office:value-type="string">
            <text:p>Specifies the character encoding used in the style shee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class_clear.php">clear</text:a></text:p>
          </table:table-cell>
          <table:table-cell table:style-name="ce3" office:value-type="string">
            <text:p>Specifies what should happen with the element that is next to a floating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pos_clip.php">clip</text:a></text:p>
          </table:table-cell>
          <table:table-cell table:style-name="ce4" office:value-type="string">
            <text:p>Clips an absolutely positioned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clip-path.php">clip-path</text:a></text:p>
          </table:table-cell>
          <table:table-cell table:style-name="ce3" office:value-type="string">
            <text:p>Clips an element to a basic shape or to an SVG sourc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text_color.php">color</text:a></text:p>
          </table:table-cell>
          <table:table-cell table:style-name="ce4" office:value-type="string">
            <text:p>Sets the color of tex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column-count.php">column-count</text:a></text:p>
          </table:table-cell>
          <table:table-cell table:style-name="ce3" office:value-type="string">
            <text:p>Specifies the number of columns an element should be divided into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column-fill.php">column-fill</text:a></text:p>
          </table:table-cell>
          <table:table-cell table:style-name="ce4" office:value-type="string">
            <text:p>Specifies how to fill columns, balanced or no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column-gap.php">column-gap</text:a></text:p>
          </table:table-cell>
          <table:table-cell table:style-name="ce3" office:value-type="string">
            <text:p>Specifies the gap between the column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column-rule.php">column-rule</text:a></text:p>
          </table:table-cell>
          <table:table-cell table:style-name="ce4" office:value-type="string">
            <text:p>A shorthand property for all the column-rule-* properti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column-rule-color.php">column-rule-color</text:a></text:p>
          </table:table-cell>
          <table:table-cell table:style-name="ce3" office:value-type="string">
            <text:p>Specifies the color of the rule between column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column-rule-style.php">column-rule-style</text:a></text:p>
          </table:table-cell>
          <table:table-cell table:style-name="ce4" office:value-type="string">
            <text:p>Specifies the style of the rule between column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column-rule-width.php">column-rule-width</text:a></text:p>
          </table:table-cell>
          <table:table-cell table:style-name="ce3" office:value-type="string">
            <text:p>Specifies the width of the rule between column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column-span.php">column-span</text:a></text:p>
          </table:table-cell>
          <table:table-cell table:style-name="ce4" office:value-type="string">
            <text:p>Specifies how many columns an element should span acros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column-width.php">column-width</text:a></text:p>
          </table:table-cell>
          <table:table-cell table:style-name="ce3" office:value-type="string">
            <text:p>Specifies the column width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columns.php">columns</text:a></text:p>
          </table:table-cell>
          <table:table-cell table:style-name="ce4" office:value-type="string">
            <text:p>A shorthand property for column-width and column-cou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en_content.php">content</text:a></text:p>
          </table:table-cell>
          <table:table-cell table:style-name="ce3" office:value-type="string">
            <text:p>Used with the :before and :after pseudo-elements, to insert generated cont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en_counter-increment.php">counter-increment</text:a></text:p>
          </table:table-cell>
          <table:table-cell table:style-name="ce4" office:value-type="string">
            <text:p>Increases or decreases the value of one or more CSS counter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en_counter-reset.php">counter-reset</text:a></text:p>
          </table:table-cell>
          <table:table-cell table:style-name="ce3" office:value-type="string">
            <text:p>Creates or resets one or more CSS counter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en_counter-set.php">counter-set</text:a></text:p>
          </table:table-cell>
          <table:table-cell table:style-name="ce4" office:value-type="string">
            <text:p>Creates or sets one or more CSS counter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class_cursor.php">cursor</text:a></text:p>
          </table:table-cell>
          <table:table-cell table:style-name="ce3" office:value-type="string">
            <text:p>Specifies the mouse cursor to be displayed when pointing over an el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pr_text_direction.php">direction</text:a></text:p>
          </table:table-cell>
          <table:table-cell table:style-name="ce4" office:value-type="string">
            <text:p>Specifies the text direction/writing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class_display.php">display</text:a></text:p>
          </table:table-cell>
          <table:table-cell table:style-name="ce3" office:value-type="string">
            <text:p>Specifies how a certain HTML element should be display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pr_tab_empty-cells.php">empty-cells</text:a></text:p>
          </table:table-cell>
          <table:table-cell table:style-name="ce4" office:value-type="string">
            <text:p>Specifies whether or not to display borders and background on empty cells in a tab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css3_pr_filter.php">filter</text:a></text:p>
          </table:table-cell>
          <table:table-cell table:style-name="ce4" office:value-type="string">
            <text:p>Defines effects (e.g. blurring or color shifting) on an element before the element is display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flex.php">flex</text:a></text:p>
          </table:table-cell>
          <table:table-cell table:style-name="ce3" office:value-type="string">
            <text:p>A shorthand property for the flex-grow, flex-shrink, and the flex-basis properti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flex-basis.php">flex-basis</text:a></text:p>
          </table:table-cell>
          <table:table-cell table:style-name="ce4" office:value-type="string">
            <text:p>Specifies the initial length of a flexible item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flex-direction.php">flex-direction</text:a></text:p>
          </table:table-cell>
          <table:table-cell table:style-name="ce3" office:value-type="string">
            <text:p>Specifies the direction of the flexible item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flex-flow.php">flex-flow</text:a></text:p>
          </table:table-cell>
          <table:table-cell table:style-name="ce4" office:value-type="string">
            <text:p>A shorthand property for the flex-direction and the flex-wrap properti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flex-grow.php">flex-grow</text:a></text:p>
          </table:table-cell>
          <table:table-cell table:style-name="ce3" office:value-type="string">
            <text:p>Specifies how much the item will grow relative to the res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flex-shrink.php">flex-shrink</text:a></text:p>
          </table:table-cell>
          <table:table-cell table:style-name="ce4" office:value-type="string">
            <text:p>Specifies how the item will shrink relative to the res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flex-wrap.php">flex-wrap</text:a></text:p>
          </table:table-cell>
          <table:table-cell table:style-name="ce3" office:value-type="string">
            <text:p>Specifies whether the flexible items should wrap or no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class_float.php">float</text:a></text:p>
          </table:table-cell>
          <table:table-cell table:style-name="ce4" office:value-type="string">
            <text:p>Specifies whether an element should float to the left, right, or not at all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font_font.php">font</text:a></text:p>
          </table:table-cell>
          <table:table-cell table:style-name="ce3" office:value-type="string">
            <text:p>A shorthand property for the font-style, font-variant, font-weight, font-size/line-height, and the font-family properti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font-face_rule.php">@font-face</text:a></text:p>
          </table:table-cell>
          <table:table-cell table:style-name="ce4" office:value-type="string">
            <text:p>A rule that allows websites to download and use fonts other than the "web-safe" font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font_font-family.php">font-family</text:a></text:p>
          </table:table-cell>
          <table:table-cell table:style-name="ce3" office:value-type="string">
            <text:p>Specifies the font family for tex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font-feature-settings.php">font-feature-settings</text:a></text:p>
          </table:table-cell>
          <table:table-cell table:style-name="ce4" office:value-type="string">
            <text:p>Allows control over advanced typographic features in OpenType fonts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@font-feature-values</text:p>
          </table:table-cell>
          <table:table-cell table:style-name="ce3" office:value-type="string">
            <text:p>Allows authors to use a common name in font-variant-alternate for feature activated differently in OpenTyp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font-kerning.php">font-kerning</text:a></text:p>
          </table:table-cell>
          <table:table-cell table:style-name="ce4" office:value-type="string">
            <text:p>Controls the usage of the kerning information (how letters are spaced)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font-language-override</text:p>
          </table:table-cell>
          <table:table-cell table:style-name="ce3" office:value-type="string">
            <text:p>Controls the usage of language-specific glyphs in a typefac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font_font-size.php">font-size</text:a></text:p>
          </table:table-cell>
          <table:table-cell table:style-name="ce4" office:value-type="string">
            <text:p>Specifies the font size of tex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font-size-adjust.php">font-size-adjust</text:a></text:p>
          </table:table-cell>
          <table:table-cell table:style-name="ce3" office:value-type="string">
            <text:p>Preserves the readability of text when font fallback occur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font-stretch.php">font-stretch</text:a></text:p>
          </table:table-cell>
          <table:table-cell table:style-name="ce4" office:value-type="string">
            <text:p>Selects a normal, condensed, or expanded face from a font famil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font_font-style.php">font-style</text:a></text:p>
          </table:table-cell>
          <table:table-cell table:style-name="ce3" office:value-type="string">
            <text:p>Specifies the font style for tex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font-synthesis</text:p>
          </table:table-cell>
          <table:table-cell table:style-name="ce4" office:value-type="string">
            <text:p>Controls which missing typefaces (bold or italic) may be synthesized by the brows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font_font-variant.php">font-variant</text:a></text:p>
          </table:table-cell>
          <table:table-cell table:style-name="ce3" office:value-type="string">
            <text:p>Specifies whether or not a text should be displayed in a small-caps fon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font-variant-alternates</text:p>
          </table:table-cell>
          <table:table-cell table:style-name="ce4" office:value-type="string">
            <text:p>Controls the usage of alternate glyphs associated to alternative names defined in @font-feature-valu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font-variant-caps.php">font-variant-caps</text:a></text:p>
          </table:table-cell>
          <table:table-cell table:style-name="ce3" office:value-type="string">
            <text:p>Controls the usage of alternate glyphs for capital letter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font-variant-east-asian</text:p>
          </table:table-cell>
          <table:table-cell table:style-name="ce4" office:value-type="string">
            <text:p>Controls the usage of alternate glyphs for East Asian scripts (e.g Japanese and Chinese)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font-variant-ligatures</text:p>
          </table:table-cell>
          <table:table-cell table:style-name="ce3" office:value-type="string">
            <text:p>Controls which ligatures and contextual forms are used in textual content of the elements it applies to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font-variant-numeric</text:p>
          </table:table-cell>
          <table:table-cell table:style-name="ce4" office:value-type="string">
            <text:p>Controls the usage of alternate glyphs for numbers, fractions, and ordinal markers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font-variant-position</text:p>
          </table:table-cell>
          <table:table-cell table:style-name="ce3" office:value-type="string">
            <text:p>Controls the usage of alternate glyphs of smaller size positioned as superscript or subscript regarding the baseline of the fo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font_weight.php">font-weight</text:a></text:p>
          </table:table-cell>
          <table:table-cell table:style-name="ce4" office:value-type="string">
            <text:p>Specifies the weight of a fo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css3_pr_gap.php">gap</text:a></text:p>
          </table:table-cell>
          <table:table-cell table:style-name="ce4" office:value-type="string">
            <text:p>A shorthand property for the row-gap and the column-gap properti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rid.php">grid</text:a></text:p>
          </table:table-cell>
          <table:table-cell table:style-name="ce3" office:value-type="string">
            <text:p>A shorthand property for the grid-template-rows, grid-template-columns, grid-template-areas, grid-auto-rows, grid-auto-columns, and the grid-auto-flow properti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rid-area.php">grid-area</text:a></text:p>
          </table:table-cell>
          <table:table-cell table:style-name="ce4" office:value-type="string">
            <text:p>Either specifies a name for the grid item, or this property is a shorthand property for the grid-row-start, grid-column-start, grid-row-end, and grid-column-end properti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rid-auto-columns.php">grid-auto-columns</text:a></text:p>
          </table:table-cell>
          <table:table-cell table:style-name="ce3" office:value-type="string">
            <text:p>Specifies a default column siz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rid-auto-flow.php">grid-auto-flow</text:a></text:p>
          </table:table-cell>
          <table:table-cell table:style-name="ce4" office:value-type="string">
            <text:p>Specifies how auto-placed items are inserted in the gri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rid-auto-rows.php">grid-auto-rows</text:a></text:p>
          </table:table-cell>
          <table:table-cell table:style-name="ce3" office:value-type="string">
            <text:p>Specifies a default row siz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rid-column.php">grid-column</text:a></text:p>
          </table:table-cell>
          <table:table-cell table:style-name="ce4" office:value-type="string">
            <text:p>A shorthand property for the grid-column-start and the grid-column-end properti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rid-column-end.php">grid-column-end</text:a></text:p>
          </table:table-cell>
          <table:table-cell table:style-name="ce3" office:value-type="string">
            <text:p>Specifies where to end the grid item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rid-column-gap.php">grid-column-gap</text:a></text:p>
          </table:table-cell>
          <table:table-cell table:style-name="ce4" office:value-type="string">
            <text:p>Specifies the size of the gap between column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rid-column-start.php">grid-column-start</text:a></text:p>
          </table:table-cell>
          <table:table-cell table:style-name="ce3" office:value-type="string">
            <text:p>Specifies where to start the grid item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rid-gap.php">grid-gap</text:a></text:p>
          </table:table-cell>
          <table:table-cell table:style-name="ce4" office:value-type="string">
            <text:p>A shorthand property for the grid-row-gap and grid-column-gap properti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rid-row.php">grid-row</text:a></text:p>
          </table:table-cell>
          <table:table-cell table:style-name="ce3" office:value-type="string">
            <text:p>A shorthand property for the grid-row-start and the grid-row-end properti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rid-row-end.php">grid-row-end</text:a></text:p>
          </table:table-cell>
          <table:table-cell table:style-name="ce4" office:value-type="string">
            <text:p>Specifies where to end the grid item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rid-row-gap.php">grid-row-gap</text:a></text:p>
          </table:table-cell>
          <table:table-cell table:style-name="ce3" office:value-type="string">
            <text:p>Specifies the size of the gap between row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rid-row-start.php">grid-row-start</text:a></text:p>
          </table:table-cell>
          <table:table-cell table:style-name="ce4" office:value-type="string">
            <text:p>Specifies where to start the grid item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rid-template.php">grid-template</text:a></text:p>
          </table:table-cell>
          <table:table-cell table:style-name="ce3" office:value-type="string">
            <text:p>A shorthand property for the grid-template-rows, grid-template-columns and grid-areas properti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rid-template-areas.php">grid-template-areas</text:a></text:p>
          </table:table-cell>
          <table:table-cell table:style-name="ce4" office:value-type="string">
            <text:p>Specifies how to display columns and rows, using named grid item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rid-template-columns.php">grid-template-columns</text:a></text:p>
          </table:table-cell>
          <table:table-cell table:style-name="ce3" office:value-type="string">
            <text:p>Specifies the size of the columns, and how many columns in a grid layou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rid-template-rows.php">grid-template-rows</text:a></text:p>
          </table:table-cell>
          <table:table-cell table:style-name="ce4" office:value-type="string">
            <text:p>Specifies the size of the rows in a grid layou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css3_pr_hanging-punctuation.php">hanging-punctuation</text:a></text:p>
          </table:table-cell>
          <table:table-cell table:style-name="ce4" office:value-type="string">
            <text:p>Specifies whether a punctuation character may be placed outside the line box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dim_height.php">height</text:a></text:p>
          </table:table-cell>
          <table:table-cell table:style-name="ce3" office:value-type="string">
            <text:p>Sets the height of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hyphens.php">hyphens</text:a></text:p>
          </table:table-cell>
          <table:table-cell table:style-name="ce4" office:value-type="string">
            <text:p>Sets how to split words to improve the layout of tex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hyphenate-character.php">hypenate-character</text:a></text:p>
          </table:table-cell>
          <table:table-cell table:style-name="ce3" office:value-type="string">
            <text:p>Sets the character used at the end of line, before a hyphenation brea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css3_pr_image-rendering.php">image-rendering</text:a></text:p>
          </table:table-cell>
          <table:table-cell table:style-name="ce4" office:value-type="string">
            <text:p>Specifies the type of algorithm to use for image scali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import_rule.php">@import</text:a></text:p>
          </table:table-cell>
          <table:table-cell table:style-name="ce3" office:value-type="string">
            <text:p>Allows you to import a style sheet into another style shee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inline-size.php">inline-size</text:a></text:p>
          </table:table-cell>
          <table:table-cell table:style-name="ce4" office:value-type="string">
            <text:p>Specifies the size of an element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inset.php">inset</text:a></text:p>
          </table:table-cell>
          <table:table-cell table:style-name="ce3" office:value-type="string">
            <text:p>Specifies the distance between an element and the parent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inset-block.php">inset-block</text:a></text:p>
          </table:table-cell>
          <table:table-cell table:style-name="ce4" office:value-type="string">
            <text:p>Specifies the distance between an element and the parent element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inset-block-end.php">inset-block-end</text:a></text:p>
          </table:table-cell>
          <table:table-cell table:style-name="ce3" office:value-type="string">
            <text:p>Specifies the distance between the end of an element and the parent element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inset-block-start.php">inset-block-start</text:a></text:p>
          </table:table-cell>
          <table:table-cell table:style-name="ce4" office:value-type="string">
            <text:p>Specifies the distance between the start of an element and the parent element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inset-inline.php">inset-inline</text:a></text:p>
          </table:table-cell>
          <table:table-cell table:style-name="ce3" office:value-type="string">
            <text:p>Specifies the distance between an element and the parent element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inset-inline-end.php">inset-inline-end</text:a></text:p>
          </table:table-cell>
          <table:table-cell table:style-name="ce4" office:value-type="string">
            <text:p>Specifies the distance between the end of an element and the parent element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inset-inline-start.php">inset-inline-start</text:a></text:p>
          </table:table-cell>
          <table:table-cell table:style-name="ce3" office:value-type="string">
            <text:p>Specifies the distance between the start of an element and the parent element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isolation.php">isolation</text:a></text:p>
          </table:table-cell>
          <table:table-cell table:style-name="ce4" office:value-type="string">
            <text:p>Defines whether an element must create a new stacking cont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J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css3_pr_justify-content.php">justify-content</text:a></text:p>
          </table:table-cell>
          <table:table-cell table:style-name="ce4" office:value-type="string">
            <text:p>Specifies the alignment between the items inside a flexible container when the items do not use all available spac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justify-items.php">justify-items</text:a></text:p>
          </table:table-cell>
          <table:table-cell table:style-name="ce3" office:value-type="string">
            <text:p>Is set on the grid container. Specifies the alignment of grid items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justify-self.php">justify-self</text:a></text:p>
          </table:table-cell>
          <table:table-cell table:style-name="ce4" office:value-type="string">
            <text:p>Is set on the grid item. Specifies the alignment of the grid item in the inline direc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css3_pr_animation-keyframes.php">@keyframes</text:a></text:p>
          </table:table-cell>
          <table:table-cell table:style-name="ce4" office:value-type="string">
            <text:p>Specifies the animation co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pr_pos_left.php">left</text:a></text:p>
          </table:table-cell>
          <table:table-cell table:style-name="ce4" office:value-type="string">
            <text:p>Specifies the left position of a positioned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text_letter-spacing.php">letter-spacing</text:a></text:p>
          </table:table-cell>
          <table:table-cell table:style-name="ce3" office:value-type="string">
            <text:p>Increases or decreases the space between characters in a tex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line-break</text:p>
          </table:table-cell>
          <table:table-cell table:style-name="ce4" office:value-type="string">
            <text:p>Specifies how/if to break lin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dim_line-height.php">line-height</text:a></text:p>
          </table:table-cell>
          <table:table-cell table:style-name="ce3" office:value-type="string">
            <text:p>Sets the line heigh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list-style.php">list-style</text:a></text:p>
          </table:table-cell>
          <table:table-cell table:style-name="ce4" office:value-type="string">
            <text:p>Sets all the properties for a list in one declara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list-style-image.php">list-style-image</text:a></text:p>
          </table:table-cell>
          <table:table-cell table:style-name="ce3" office:value-type="string">
            <text:p>Specifies an image as the list-item mark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list-style-position.php">list-style-position</text:a></text:p>
          </table:table-cell>
          <table:table-cell table:style-name="ce4" office:value-type="string">
            <text:p>Specifies the position of the list-item markers (bullet points)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list-style-type.php">list-style-type</text:a></text:p>
          </table:table-cell>
          <table:table-cell table:style-name="ce3" office:value-type="string">
            <text:p>Specifies the type of list-item mark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pr_margin.php">margin</text:a></text:p>
          </table:table-cell>
          <table:table-cell table:style-name="ce4" office:value-type="string">
            <text:p>Sets all the margin properties in one declara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margin-block.php">margin-block</text:a></text:p>
          </table:table-cell>
          <table:table-cell table:style-name="ce3" office:value-type="string">
            <text:p>Specifies the margin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margin-block-end.php">margin-block-end</text:a></text:p>
          </table:table-cell>
          <table:table-cell table:style-name="ce4" office:value-type="string">
            <text:p>Specifies the margin at the end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margin-block-start.php">margin-block-start</text:a></text:p>
          </table:table-cell>
          <table:table-cell table:style-name="ce3" office:value-type="string">
            <text:p>Specifies the margin at the start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margin-bottom.php">margin-bottom</text:a></text:p>
          </table:table-cell>
          <table:table-cell table:style-name="ce4" office:value-type="string">
            <text:p>Sets the bottom margin of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margin-inline.php">margin-inline</text:a></text:p>
          </table:table-cell>
          <table:table-cell table:style-name="ce3" office:value-type="string">
            <text:p>Specifies the margin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margin-inline-end.php">margin-inline-end</text:a></text:p>
          </table:table-cell>
          <table:table-cell table:style-name="ce4" office:value-type="string">
            <text:p>Specifies the margin at the end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margin-inline-start.php">margin-inline-start</text:a></text:p>
          </table:table-cell>
          <table:table-cell table:style-name="ce3" office:value-type="string">
            <text:p>Specifies the margin at the start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margin-left.php">margin-left</text:a></text:p>
          </table:table-cell>
          <table:table-cell table:style-name="ce4" office:value-type="string">
            <text:p>Sets the left margin of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margin-right.php">margin-right</text:a></text:p>
          </table:table-cell>
          <table:table-cell table:style-name="ce3" office:value-type="string">
            <text:p>Sets the right margin of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margin-top.php">margin-top</text:a></text:p>
          </table:table-cell>
          <table:table-cell table:style-name="ce4" office:value-type="string">
            <text:p>Sets the top margin of an element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mask</text:p>
          </table:table-cell>
          <table:table-cell table:style-name="ce3" office:value-type="string">
            <text:p>Hides parts of an element by masking or clipping an image at specific place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ask-clip</text:p>
          </table:table-cell>
          <table:table-cell table:style-name="ce4" office:value-type="string">
            <text:p>Specifies the mask area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mask-composite</text:p>
          </table:table-cell>
          <table:table-cell table:style-name="ce3" office:value-type="string">
            <text:p>Represents a compositing operation used on the current mask layer with the mask layers below 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mask-image.php">mask-image</text:a></text:p>
          </table:table-cell>
          <table:table-cell table:style-name="ce4" office:value-type="string">
            <text:p>Specifies an image to be used as a mask layer for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mask-mode.php">mask-mode</text:a></text:p>
          </table:table-cell>
          <table:table-cell table:style-name="ce3" office:value-type="string">
            <text:p>Specifies whether the mask layer image is treated as a luminance mask or as an alpha mask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mask-origin.php">mask-origin</text:a></text:p>
          </table:table-cell>
          <table:table-cell table:style-name="ce4" office:value-type="string">
            <text:p>Specifies the origin position (the mask position area) of a mask layer imag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mask-position.php">mask-position</text:a></text:p>
          </table:table-cell>
          <table:table-cell table:style-name="ce3" office:value-type="string">
            <text:p>Sets the starting position of a mask layer image (relative to the mask position area)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mask-repeat.php">mask-repeat</text:a></text:p>
          </table:table-cell>
          <table:table-cell table:style-name="ce4" office:value-type="string">
            <text:p>Specifies how the mask layer image is repeat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mask-size.php">mask-size</text:a></text:p>
          </table:table-cell>
          <table:table-cell table:style-name="ce3" office:value-type="string">
            <text:p>Specifies the size of a mask layer imag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ask-type</text:p>
          </table:table-cell>
          <table:table-cell table:style-name="ce4" office:value-type="string">
            <text:p>Specifies whether an SVG &lt;mask&gt; element is treated as a luminance mask or as an alpha mask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dim_max-height.php">max-height</text:a></text:p>
          </table:table-cell>
          <table:table-cell table:style-name="ce3" office:value-type="string">
            <text:p>Sets the maximum height of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dim_max-width.php">max-width</text:a></text:p>
          </table:table-cell>
          <table:table-cell table:style-name="ce4" office:value-type="string">
            <text:p>Sets the maximum width of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mediaquery.php">@media</text:a></text:p>
          </table:table-cell>
          <table:table-cell table:style-name="ce3" office:value-type="string">
            <text:p>Sets the style rules for different media types/devices/siz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max-block-size.php">max-block-size</text:a></text:p>
          </table:table-cell>
          <table:table-cell table:style-name="ce4" office:value-type="string">
            <text:p>Sets the maximum size of an element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max-inline-size.php">max-inline-size</text:a></text:p>
          </table:table-cell>
          <table:table-cell table:style-name="ce3" office:value-type="string">
            <text:p>Sets the maximum size of an element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min-block-size.php">min-block-size</text:a></text:p>
          </table:table-cell>
          <table:table-cell table:style-name="ce4" office:value-type="string">
            <text:p>Sets the minimum size of an element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min-inline-size.php">min-inline-size</text:a></text:p>
          </table:table-cell>
          <table:table-cell table:style-name="ce3" office:value-type="string">
            <text:p>Sets the minimum size of an element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dim_min-height.php">min-height</text:a></text:p>
          </table:table-cell>
          <table:table-cell table:style-name="ce4" office:value-type="string">
            <text:p>Sets the minimum height of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dim_min-width.php">min-width</text:a></text:p>
          </table:table-cell>
          <table:table-cell table:style-name="ce3" office:value-type="string">
            <text:p>Sets the minimum width of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mix-blend-mode.php">mix-blend-mode</text:a></text:p>
          </table:table-cell>
          <table:table-cell table:style-name="ce4" office:value-type="string">
            <text:p>Specifies how an element's content should blend with its direct parent backgroun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O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css3_pr_object-fit.php">object-fit</text:a></text:p>
          </table:table-cell>
          <table:table-cell table:style-name="ce4" office:value-type="string">
            <text:p>Specifies how the contents of a replaced element should be fitted to the box established by its used height and width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object-position.php">object-position</text:a></text:p>
          </table:table-cell>
          <table:table-cell table:style-name="ce3" office:value-type="string">
            <text:p>Specifies the alignment of the replaced element inside its box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offset.php">offset</text:a></text:p>
          </table:table-cell>
          <table:table-cell table:style-name="ce4" office:value-type="string">
            <text:p>Is a shorthand, and specifies how to animate an element along a path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offset-anchor.php">offset-anchor</text:a></text:p>
          </table:table-cell>
          <table:table-cell table:style-name="ce3" office:value-type="string">
            <text:p>Specifies a point on an element that is fixed to the path it is animated alo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offset-distance.php">offset-distance</text:a></text:p>
          </table:table-cell>
          <table:table-cell table:style-name="ce4" office:value-type="string">
            <text:p>Specifies the position along a path where an animated element is plac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offset-path.php">offset-path</text:a></text:p>
          </table:table-cell>
          <table:table-cell table:style-name="ce3" office:value-type="string">
            <text:p>Specifies the path an element is animated alo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offset-rotate.php">offset-rotate</text:a></text:p>
          </table:table-cell>
          <table:table-cell table:style-name="ce4" office:value-type="string">
            <text:p>Specifies rotation of an element as it is animated along a path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opacity.php">opacity</text:a></text:p>
          </table:table-cell>
          <table:table-cell table:style-name="ce3" office:value-type="string">
            <text:p>Sets the opacity level for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order.php">order</text:a></text:p>
          </table:table-cell>
          <table:table-cell table:style-name="ce4" office:value-type="string">
            <text:p>Sets the order of the flexible item, relative to the res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orphans.php">orphans</text:a></text:p>
          </table:table-cell>
          <table:table-cell table:style-name="ce3" office:value-type="string">
            <text:p>Sets the minimum number of lines that must be left at the bottom of a page or colum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outline.php">outline</text:a></text:p>
          </table:table-cell>
          <table:table-cell table:style-name="ce4" office:value-type="string">
            <text:p>A shorthand property for the outline-width, outline-style, and the outline-color properti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outline-color.php">outline-color</text:a></text:p>
          </table:table-cell>
          <table:table-cell table:style-name="ce3" office:value-type="string">
            <text:p>Sets the color of an outlin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outline-offset.php">outline-offset</text:a></text:p>
          </table:table-cell>
          <table:table-cell table:style-name="ce4" office:value-type="string">
            <text:p>Offsets an outline, and draws it beyond the border edg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outline-style.php">outline-style</text:a></text:p>
          </table:table-cell>
          <table:table-cell table:style-name="ce3" office:value-type="string">
            <text:p>Sets the style of an outlin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outline-width.php">outline-width</text:a></text:p>
          </table:table-cell>
          <table:table-cell table:style-name="ce4" office:value-type="string">
            <text:p>Sets the width of an outlin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pos_overflow.php">overflow</text:a></text:p>
          </table:table-cell>
          <table:table-cell table:style-name="ce3" office:value-type="string">
            <text:p>Specifies what happens if content overflows an element's box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overflow-anchor.php">overflow-anchor</text:a></text:p>
          </table:table-cell>
          <table:table-cell table:style-name="ce4" office:value-type="string">
            <text:p>Specifies whether or not content in viewable area in a scrollable contianer should be pushed down when new content is loaded abov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overflow-wrap.php">overflow-wrap</text:a></text:p>
          </table:table-cell>
          <table:table-cell table:style-name="ce3" office:value-type="string">
            <text:p>Specifies whether or not the browser can break lines with long words, if they overflow the contain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overflow-x.php">overflow-x</text:a></text:p>
          </table:table-cell>
          <table:table-cell table:style-name="ce4" office:value-type="string">
            <text:p>Specifies whether or not to clip the left/right edges of the content, if it overflows the element's content area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overflow-y.php">overflow-y</text:a></text:p>
          </table:table-cell>
          <table:table-cell table:style-name="ce3" office:value-type="string">
            <text:p>Specifies whether or not to clip the top/bottom edges of the content, if it overflows the element's content area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overscroll-behavior.php">overscroll-behavior</text:a></text:p>
          </table:table-cell>
          <table:table-cell table:style-name="ce4" office:value-type="string">
            <text:p>Specifies whether to have scroll chaining or overscroll affordance in x- and y-direction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overscroll-behavior-block.php">overscroll-behavior-block</text:a></text:p>
          </table:table-cell>
          <table:table-cell table:style-name="ce3" office:value-type="string">
            <text:p>Specifies whether to have scroll chaining or overscroll affordance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overscroll-behavior-inline.php">overscroll-behavior-inline</text:a></text:p>
          </table:table-cell>
          <table:table-cell table:style-name="ce4" office:value-type="string">
            <text:p>Specifies whether to have scroll chaining or overscroll affordance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overscroll-behavior-x.php">overscroll-behavior-x</text:a></text:p>
          </table:table-cell>
          <table:table-cell table:style-name="ce3" office:value-type="string">
            <text:p>Specifies whether to have scroll chaining or overscroll affordance in x-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overscroll-behavior-y.php">overscroll-behavior-y</text:a></text:p>
          </table:table-cell>
          <table:table-cell table:style-name="ce4" office:value-type="string">
            <text:p>Specifies whether to have scroll chaining or overscroll affordance in y-direction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pr_padding.php">padding</text:a></text:p>
          </table:table-cell>
          <table:table-cell table:style-name="ce4" office:value-type="string">
            <text:p>A shorthand property for all the padding-* properti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padding-block.php">padding-block</text:a></text:p>
          </table:table-cell>
          <table:table-cell table:style-name="ce3" office:value-type="string">
            <text:p>Specifies the padding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padding-block-end.php">padding-block-end</text:a></text:p>
          </table:table-cell>
          <table:table-cell table:style-name="ce4" office:value-type="string">
            <text:p>Specifies the padding at the end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padding-block-start.php">padding-block-start</text:a></text:p>
          </table:table-cell>
          <table:table-cell table:style-name="ce3" office:value-type="string">
            <text:p>Specifies the padding at the start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padding-bottom.php">padding-bottom</text:a></text:p>
          </table:table-cell>
          <table:table-cell table:style-name="ce4" office:value-type="string">
            <text:p>Sets the bottom padding of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padding-inline.php">padding-inline</text:a></text:p>
          </table:table-cell>
          <table:table-cell table:style-name="ce3" office:value-type="string">
            <text:p>Specifies the padding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padding-inline-end.php">padding-inline-end</text:a></text:p>
          </table:table-cell>
          <table:table-cell table:style-name="ce4" office:value-type="string">
            <text:p>Specifies the padding at the end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padding-inline-start.php">padding-inline-start</text:a></text:p>
          </table:table-cell>
          <table:table-cell table:style-name="ce3" office:value-type="string">
            <text:p>Specifies the padding at the start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padding-left.php">padding-left</text:a></text:p>
          </table:table-cell>
          <table:table-cell table:style-name="ce4" office:value-type="string">
            <text:p>Sets the left padding of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padding-right.php">padding-right</text:a></text:p>
          </table:table-cell>
          <table:table-cell table:style-name="ce3" office:value-type="string">
            <text:p>Sets the right padding of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padding-top.php">padding-top</text:a></text:p>
          </table:table-cell>
          <table:table-cell table:style-name="ce4" office:value-type="string">
            <text:p>Sets the top padding of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print_pageba.php">page-break-after</text:a></text:p>
          </table:table-cell>
          <table:table-cell table:style-name="ce3" office:value-type="string">
            <text:p>Sets the page-break behavior after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print_pagebb.php">page-break-before</text:a></text:p>
          </table:table-cell>
          <table:table-cell table:style-name="ce4" office:value-type="string">
            <text:p>Sets the page-break behavior before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print_pagebi.php">page-break-inside</text:a></text:p>
          </table:table-cell>
          <table:table-cell table:style-name="ce3" office:value-type="string">
            <text:p>Sets the page-break behavior inside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paint-order.php">paint-order</text:a></text:p>
          </table:table-cell>
          <table:table-cell table:style-name="ce4" office:value-type="string">
            <text:p>Sets the order of how an SVG element or text is painted.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perspective.php">perspective</text:a></text:p>
          </table:table-cell>
          <table:table-cell table:style-name="ce3" office:value-type="string">
            <text:p>Gives a 3D-positioned element some perspectiv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perspective-origin.php">perspective-origin</text:a></text:p>
          </table:table-cell>
          <table:table-cell table:style-name="ce4" office:value-type="string">
            <text:p>Defines at which position the user is looking at the 3D-positioned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place-content.php">place-content</text:a></text:p>
          </table:table-cell>
          <table:table-cell table:style-name="ce3" office:value-type="string">
            <text:p>Specifies align-content and justify-content property values for flexbox and grid layout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place-items.php">place-items</text:a></text:p>
          </table:table-cell>
          <table:table-cell table:style-name="ce4" office:value-type="string">
            <text:p>Specifies align-items and justify-items property values for grid layout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place-self.php">place-self</text:a></text:p>
          </table:table-cell>
          <table:table-cell table:style-name="ce3" office:value-type="string">
            <text:p>Specifies align-self and justify-self property values for grid layout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pointer-events.php">pointer-events</text:a></text:p>
          </table:table-cell>
          <table:table-cell table:style-name="ce4" office:value-type="string">
            <text:p>Defines whether or not an element reacts to pointer event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class_position.php">position</text:a></text:p>
          </table:table-cell>
          <table:table-cell table:style-name="ce3" office:value-type="string">
            <text:p>Specifies the type of positioning method used for an element (static, relative, absolute or fixed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Q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pr_gen_quotes.php">quotes</text:a></text:p>
          </table:table-cell>
          <table:table-cell table:style-name="ce4" office:value-type="string">
            <text:p>Sets the type of quotation marks for embedded quotation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css3_pr_resize.php">resize</text:a></text:p>
          </table:table-cell>
          <table:table-cell table:style-name="ce4" office:value-type="string">
            <text:p>Defines if (and how) an element is resizable by the us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pos_right.php">right</text:a></text:p>
          </table:table-cell>
          <table:table-cell table:style-name="ce3" office:value-type="string">
            <text:p>Specifies the right position of a positioned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rotate.php">rotate</text:a></text:p>
          </table:table-cell>
          <table:table-cell table:style-name="ce4" office:value-type="string">
            <text:p>Specifies the rotation of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row-gap.php">row-gap</text:a></text:p>
          </table:table-cell>
          <table:table-cell table:style-name="ce3" office:value-type="string">
            <text:p>Specifies the gap between the grid row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css_pr_scale.php">scale</text:a></text:p>
          </table:table-cell>
          <table:table-cell table:style-name="ce4" office:value-type="string">
            <text:p>Specifies the size of an element by scaling up or dow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scroll-behavior.php">scroll-behavior</text:a></text:p>
          </table:table-cell>
          <table:table-cell table:style-name="ce3" office:value-type="string">
            <text:p>Specifies whether to smoothly animate the scroll position in a scrollable box, instead of a straight jum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.php">scroll-margin</text:a></text:p>
          </table:table-cell>
          <table:table-cell table:style-name="ce4" office:value-type="string">
            <text:p>Specifies the margin between the snap position and the contain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-block.php">scroll-margin-block</text:a></text:p>
          </table:table-cell>
          <table:table-cell table:style-name="ce3" office:value-type="string">
            <text:p>Specifies the margin between the snap position and the container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-block-end.php">scroll-margin-block-end</text:a></text:p>
          </table:table-cell>
          <table:table-cell table:style-name="ce4" office:value-type="string">
            <text:p>Specifies the end margin between the snap position and the container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-block-start.php">scroll-margin-block-start</text:a></text:p>
          </table:table-cell>
          <table:table-cell table:style-name="ce3" office:value-type="string">
            <text:p>Specifies the start margin between the snap position and the container in the block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-bottom.php">scroll-margin-bottom</text:a></text:p>
          </table:table-cell>
          <table:table-cell table:style-name="ce4" office:value-type="string">
            <text:p>Specifies the margin between the snap position on the bottom side and the contain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-inline.php">scroll-margin-inline</text:a></text:p>
          </table:table-cell>
          <table:table-cell table:style-name="ce3" office:value-type="string">
            <text:p>Specifies the margin between the snap position and the container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-inline-end.php">scroll-margin-inline-end</text:a></text:p>
          </table:table-cell>
          <table:table-cell table:style-name="ce4" office:value-type="string">
            <text:p>Specifies the end margin between the snap position and the container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-inline-start.php">scroll-margin-inline-start</text:a></text:p>
          </table:table-cell>
          <table:table-cell table:style-name="ce3" office:value-type="string">
            <text:p>Specifies the start margin between the snap position and the container in the inline direc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-left.php">scroll-margin-left</text:a></text:p>
          </table:table-cell>
          <table:table-cell table:style-name="ce4" office:value-type="string">
            <text:p>Specifies the margin between the snap position on the left side and the contain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-right.php">scroll-margin-right</text:a></text:p>
          </table:table-cell>
          <table:table-cell table:style-name="ce3" office:value-type="string">
            <text:p>Specifies the margin between the snap position on the right side and the contain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-top.php">scroll-margin-top</text:a></text:p>
          </table:table-cell>
          <table:table-cell table:style-name="ce4" office:value-type="string">
            <text:p>Specifies the margin between the snap position on the top side and the contain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-top.php">scroll-padding</text:a></text:p>
          </table:table-cell>
          <table:table-cell table:style-name="ce3" office:value-type="string">
            <text:p>Specifies the distance from the container to the snap position on the child element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-top.php">scroll-padding-block</text:a></text:p>
          </table:table-cell>
          <table:table-cell table:style-name="ce4" office:value-type="string">
            <text:p>Specifies the distance in block direction from the container to the snap position on the child element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-top.php">scroll-padding-block-end</text:a></text:p>
          </table:table-cell>
          <table:table-cell table:style-name="ce3" office:value-type="string">
            <text:p>Specifies the distance in block direction from the end of the container to the snap position on the child element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-top.php">scroll-padding-block-start</text:a></text:p>
          </table:table-cell>
          <table:table-cell table:style-name="ce4" office:value-type="string">
            <text:p>Specifies the distance in block direction from the start of the container to the snap position on the child element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-top.php">scroll-padding-bottom</text:a></text:p>
          </table:table-cell>
          <table:table-cell table:style-name="ce3" office:value-type="string">
            <text:p>Specifies the distance from the bottom of the container to the snap position on the child element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-top.php">scroll-padding-inline</text:a></text:p>
          </table:table-cell>
          <table:table-cell table:style-name="ce4" office:value-type="string">
            <text:p>Specifies the distance in inline direction from the container to the snap position on the child element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-top.php">scroll-padding-inline-end</text:a></text:p>
          </table:table-cell>
          <table:table-cell table:style-name="ce3" office:value-type="string">
            <text:p>Specifies the distance in inline direction from the end of the container to the snap position on the child element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-top.php">scroll-padding-inline-start</text:a></text:p>
          </table:table-cell>
          <table:table-cell table:style-name="ce4" office:value-type="string">
            <text:p>Specifies the distance in inline direction from the start of the container to the snap position on the child element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-top.php">scroll-padding-left</text:a></text:p>
          </table:table-cell>
          <table:table-cell table:style-name="ce3" office:value-type="string">
            <text:p>Specifies the distance from the left side of the container to the snap position on the child element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-top.php">scroll-padding-right</text:a></text:p>
          </table:table-cell>
          <table:table-cell table:style-name="ce4" office:value-type="string">
            <text:p>Specifies the distance from the right side of the container to the snap position on the child element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margin-top.php">scroll-padding-top</text:a></text:p>
          </table:table-cell>
          <table:table-cell table:style-name="ce3" office:value-type="string">
            <text:p>Specifies the distance from the top of the container to the snap position on the child element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snap-align.php">scroll-snap-align</text:a></text:p>
          </table:table-cell>
          <table:table-cell table:style-name="ce4" office:value-type="string">
            <text:p>Specifies where to position elements when the user stops scrolli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snap-stop.php">scroll-snap-stop</text:a></text:p>
          </table:table-cell>
          <table:table-cell table:style-name="ce3" office:value-type="string">
            <text:p>Specifies scroll behaviour after fast swipe on trackpad or touch scree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-snap-type.php">scroll-snap-type</text:a></text:p>
          </table:table-cell>
          <table:table-cell table:style-name="ce4" office:value-type="string">
            <text:p>Specifies how snap behaviour should be when scrolli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rollbar-color.php">scrollbar-color</text:a></text:p>
          </table:table-cell>
          <table:table-cell table:style-name="ce3" office:value-type="string">
            <text:p>Specifies the color of the scrollbar of an el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css3_pr_tab-size.php">tab-size</text:a></text:p>
          </table:table-cell>
          <table:table-cell table:style-name="ce4" office:value-type="string">
            <text:p>Specifies the width of a tab charact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tab_table-layout.php">table-layout</text:a></text:p>
          </table:table-cell>
          <table:table-cell table:style-name="ce3" office:value-type="string">
            <text:p>Defines the algorithm used to lay out table cells, rows, and column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text_text-align.php">text-align</text:a></text:p>
          </table:table-cell>
          <table:table-cell table:style-name="ce4" office:value-type="string">
            <text:p>Specifies the horizontal alignment of tex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ext-align-last.php">text-align-last</text:a></text:p>
          </table:table-cell>
          <table:table-cell table:style-name="ce3" office:value-type="string">
            <text:p>Describes how the last line of a block or a line right before a forced line break is aligned when text-align is "justify"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ext-combine-upright</text:p>
          </table:table-cell>
          <table:table-cell table:style-name="ce4" office:value-type="string">
            <text:p>Specifies the combination of multiple characters into the space of a single charact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text_text-decoration.php">text-decoration</text:a></text:p>
          </table:table-cell>
          <table:table-cell table:style-name="ce3" office:value-type="string">
            <text:p>Specifies the decoration added to tex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ext-decoration-color.php">text-decoration-color</text:a></text:p>
          </table:table-cell>
          <table:table-cell table:style-name="ce4" office:value-type="string">
            <text:p>Specifies the color of the text-decora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ext-decoration-line.php">text-decoration-line</text:a></text:p>
          </table:table-cell>
          <table:table-cell table:style-name="ce3" office:value-type="string">
            <text:p>Specifies the type of line in a text-decora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ext-decoration-style.php">text-decoration-style</text:a></text:p>
          </table:table-cell>
          <table:table-cell table:style-name="ce4" office:value-type="string">
            <text:p>Specifies the style of the line in a text decora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text_text-decoration-thickness.php">text-decoration-thickness</text:a></text:p>
          </table:table-cell>
          <table:table-cell table:style-name="ce3" office:value-type="string">
            <text:p>Specifies the thickness of the decoration lin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ext-emphasis.php">text-emphasis</text:a></text:p>
          </table:table-cell>
          <table:table-cell table:style-name="ce4" office:value-type="string">
            <text:p>A shorthand property for the text-emphasis-style and text-emphasis-color properti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ext-emphasis-color.php">text-emphasis-color</text:a></text:p>
          </table:table-cell>
          <table:table-cell table:style-name="ce3" office:value-type="string">
            <text:p>Specifies the color of emphasis mark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ext-emphasis-position.php">text-emphasis-position</text:a></text:p>
          </table:table-cell>
          <table:table-cell table:style-name="ce4" office:value-type="string">
            <text:p>Specifies the position of emphasis mark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ext-emphasis-style.php">text-emphasis-style</text:a></text:p>
          </table:table-cell>
          <table:table-cell table:style-name="ce3" office:value-type="string">
            <text:p>Specifies the style of emphasis mark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text_text-indent.php">text-indent</text:a></text:p>
          </table:table-cell>
          <table:table-cell table:style-name="ce4" office:value-type="string">
            <text:p>Specifies the indentation of the first line in a text-block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ext-justify.php">text-justify</text:a></text:p>
          </table:table-cell>
          <table:table-cell table:style-name="ce3" office:value-type="string">
            <text:p>Specifies the justification method used when text-align is "justify"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text-orientation.php">text-orientation</text:a></text:p>
          </table:table-cell>
          <table:table-cell table:style-name="ce4" office:value-type="string">
            <text:p>Defines the orientation of characters in a lin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ext-overflow.php">text-overflow</text:a></text:p>
          </table:table-cell>
          <table:table-cell table:style-name="ce3" office:value-type="string">
            <text:p>Specifies what should happen when text overflows the containing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ext-shadow.php">text-shadow</text:a></text:p>
          </table:table-cell>
          <table:table-cell table:style-name="ce4" office:value-type="string">
            <text:p>Adds shadow to tex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text_text-transform.php">text-transform</text:a></text:p>
          </table:table-cell>
          <table:table-cell table:style-name="ce3" office:value-type="string">
            <text:p>Controls the capitalization of tex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ext-underline-offset.php">text-underline-offset</text:a></text:p>
          </table:table-cell>
          <table:table-cell table:style-name="ce4" office:value-type="string">
            <text:p>Specifies the offset distance of the underline text decora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ext-underline-position.php">text-underline-position</text:a></text:p>
          </table:table-cell>
          <table:table-cell table:style-name="ce3" office:value-type="string">
            <text:p>Specifies the position of the underline text decora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pos_top.php">top</text:a></text:p>
          </table:table-cell>
          <table:table-cell table:style-name="ce4" office:value-type="string">
            <text:p>Specifies the top position of a positioned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ransform.php">transform</text:a></text:p>
          </table:table-cell>
          <table:table-cell table:style-name="ce3" office:value-type="string">
            <text:p>Applies a 2D or 3D transformation to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ransform-origin.php">transform-origin</text:a></text:p>
          </table:table-cell>
          <table:table-cell table:style-name="ce4" office:value-type="string">
            <text:p>Allows you to change the position on transformed element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ransform-style.php">transform-style</text:a></text:p>
          </table:table-cell>
          <table:table-cell table:style-name="ce3" office:value-type="string">
            <text:p>Specifies how nested elements are rendered in 3D spac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ransition.php">transition</text:a></text:p>
          </table:table-cell>
          <table:table-cell table:style-name="ce4" office:value-type="string">
            <text:p>A shorthand property for all the transition-* properti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ransition-delay.php">transition-delay</text:a></text:p>
          </table:table-cell>
          <table:table-cell table:style-name="ce3" office:value-type="string">
            <text:p>Specifies when the transition effect will star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ransition-duration.php">transition-duration</text:a></text:p>
          </table:table-cell>
          <table:table-cell table:style-name="ce4" office:value-type="string">
            <text:p>Specifies how many seconds or milliseconds a transition effect takes to comple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ransition-property.php">transition-property</text:a></text:p>
          </table:table-cell>
          <table:table-cell table:style-name="ce3" office:value-type="string">
            <text:p>Specifies the name of the CSS property the transition effect is f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ransition-timing-function.php">transition-timing-function</text:a></text:p>
          </table:table-cell>
          <table:table-cell table:style-name="ce4" office:value-type="string">
            <text:p>Specifies the speed curve of the transition effec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translate.php">translate</text:a></text:p>
          </table:table-cell>
          <table:table-cell table:style-name="ce3" office:value-type="string">
            <text:p>Specifies the position of an el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U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pr_text_unicode-bidi.php">unicode-bidi</text:a></text:p>
          </table:table-cell>
          <table:table-cell table:style-name="ce5" office:value-type="string">
            <text:p><text:a xlink:href="https://www.w3schools.com/cssref/pr_text_direction.php">Used together with the direction property to set or return whether the text should be overridden to support multiple languages in the same document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user-select.php">user-select</text:a></text:p>
          </table:table-cell>
          <table:table-cell table:style-name="ce3" office:value-type="string">
            <text:p>Specifies whether the text of an element can be select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pr_pos_vertical-align.php">vertical-align</text:a></text:p>
          </table:table-cell>
          <table:table-cell table:style-name="ce4" office:value-type="string">
            <text:p>Sets the vertical alignment of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class_visibility.php">visibility</text:a></text:p>
          </table:table-cell>
          <table:table-cell table:style-name="ce3" office:value-type="string">
            <text:p>Specifies whether or not an element is visib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pr_text_white-space.php">white-space</text:a></text:p>
          </table:table-cell>
          <table:table-cell table:style-name="ce4" office:value-type="string">
            <text:p>Specifies how white-space inside an element is handl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widows.php">widows</text:a></text:p>
          </table:table-cell>
          <table:table-cell table:style-name="ce3" office:value-type="string">
            <text:p>Sets the minimum number of lines that must be left at the top of a page or colum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dim_width.php">width</text:a></text:p>
          </table:table-cell>
          <table:table-cell table:style-name="ce4" office:value-type="string">
            <text:p>Sets the width of an ele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word-break.php">word-break</text:a></text:p>
          </table:table-cell>
          <table:table-cell table:style-name="ce3" office:value-type="string">
            <text:p>Specifies how words should break when reaching the end of a lin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text_word-spacing.php">word-spacing</text:a></text:p>
          </table:table-cell>
          <table:table-cell table:style-name="ce4" office:value-type="string">
            <text:p>Increases or decreases the space between words in a tex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word-wrap.php">word-wrap</text:a></text:p>
          </table:table-cell>
          <table:table-cell table:style-name="ce3" office:value-type="string">
            <text:p>Allows long, unbreakable words to be broken and wrap to the next lin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writing-mode.php">writing-mode</text:a></text:p>
          </table:table-cell>
          <table:table-cell table:style-name="ce4" office:value-type="string">
            <text:p>Specifies whether lines of text are laid out horizontally or vertical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w3schools.com/cssref/pr_pos_z-index.php">z-index</text:a></text:p>
          </table:table-cell>
          <table:table-cell table:style-name="ce4" office:value-type="string">
            <text:p>Sets the stack order of a positioned element</text:p>
          </table:table-cell>
          <table:table-cell table:number-columns-repeated="1022"/>
        </table:table-row>
        <table:table-row table:style-name="ro4" table:number-rows-repeated="10481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ss nederlands" table:style-name="ta2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 table:number-columns-repeated="2" table:style-name="ce1" office:value-type="string">
            <text:p>A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4_pr_accent-color.php">accent-color</text:a></text:p>
          </table:table-cell>
          <table:table-cell table:style-name="ce2" office:value-type="string">
            <text:p>accent kleur</text:p>
          </table:table-cell>
          <table:table-cell table:style-name="ce4" office:value-type="string">
            <text:p>Specificeert een accentkleur voor bedieningselementen van de gebruikersinterfac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align-content.php">align-content</text:a></text:p>
          </table:table-cell>
          <table:table-cell table:style-name="ce2" office:value-type="string">
            <text:p>uitlijnen-inhoud</text:p>
          </table:table-cell>
          <table:table-cell table:style-name="ce3" office:value-type="string">
            <text:p>Specificeert de uitlijning tussen de lijnen in een flexibele container wanneer de items niet alle beschikbare ruimte in beslag nem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align-items.php">align-items</text:a></text:p>
          </table:table-cell>
          <table:table-cell table:style-name="ce2" office:value-type="string">
            <text:p>uitlijnen-items</text:p>
          </table:table-cell>
          <table:table-cell table:style-name="ce4" office:value-type="string">
            <text:p>Specificeert de uitlijning voor items in een flexibele contain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align-self.php">align-self</text:a></text:p>
          </table:table-cell>
          <table:table-cell table:style-name="ce2" office:value-type="string">
            <text:p>uitlijnen-zelf</text:p>
          </table:table-cell>
          <table:table-cell table:style-name="ce3" office:value-type="string">
            <text:p>Specificeert de uitlijning voor geselecteerde items in een flexibele contain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all.php">all</text:a></text:p>
          </table:table-cell>
          <table:table-cell table:style-name="ce2" office:value-type="string">
            <text:p>alle</text:p>
          </table:table-cell>
          <table:table-cell table:style-name="ce4" office:value-type="string">
            <text:p>Reset alle eigenschappen (behalve unicode-bidi en richting)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animation.php">animation</text:a></text:p>
          </table:table-cell>
          <table:table-cell table:style-name="ce2" office:value-type="string">
            <text:p>animatie</text:p>
          </table:table-cell>
          <table:table-cell table:style-name="ce3" office:value-type="string">
            <text:p>Een verkorte eigenschap voor alle animatie-*-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animation-delay.php">animation-delay</text:a></text:p>
          </table:table-cell>
          <table:table-cell table:style-name="ce2" office:value-type="string">
            <text:p>animatie-vertraging</text:p>
          </table:table-cell>
          <table:table-cell table:style-name="ce4" office:value-type="string">
            <text:p>Specificeert een vertraging voor de start van een animati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animation-direction.php">animation-direction</text:a></text:p>
          </table:table-cell>
          <table:table-cell table:style-name="ce2" office:value-type="string">
            <text:p>animatie-richting</text:p>
          </table:table-cell>
          <table:table-cell table:style-name="ce3" office:value-type="string">
            <text:p>Specificeert of een animatie vooruit, achteruit of in afwisselende cycli moet worden afgespeel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animation-duration.php">animation-duration</text:a></text:p>
          </table:table-cell>
          <table:table-cell table:style-name="ce2" office:value-type="string">
            <text:p>animatie-duur</text:p>
          </table:table-cell>
          <table:table-cell table:style-name="ce4" office:value-type="string">
            <text:p>Specificeert hoe lang het duurt voordat een animatie één cyclus voltooi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animation-fill-mode.php">animation-fill-mode</text:a></text:p>
          </table:table-cell>
          <table:table-cell table:style-name="ce2" office:value-type="string">
            <text:p>animatie-vul-modus</text:p>
          </table:table-cell>
          <table:table-cell table:style-name="ce3" office:value-type="string">
            <text:p>Specificeert een stijl voor het element wanneer de animatie niet wordt afgespeeld (voordat deze begint, nadat deze eindigt of beide)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animation-iteration-count.php">animation-iteration-count</text:a></text:p>
          </table:table-cell>
          <table:table-cell table:style-name="ce2" office:value-type="string">
            <text:p>animatie-iteratie-telling</text:p>
          </table:table-cell>
          <table:table-cell table:style-name="ce4" office:value-type="string">
            <text:p>Specificeert het aantal keren dat een animatie moet worden afgespeel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animation-name.php">animation-name</text:a></text:p>
          </table:table-cell>
          <table:table-cell table:style-name="ce2" office:value-type="string">
            <text:p>animatienaam</text:p>
          </table:table-cell>
          <table:table-cell table:style-name="ce3" office:value-type="string">
            <text:p>Specificeert een naam voor de @keyframes-animati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animation-play-state.php">animation-play-state</text:a></text:p>
          </table:table-cell>
          <table:table-cell table:style-name="ce2" office:value-type="string">
            <text:p>animatie-play-status</text:p>
          </table:table-cell>
          <table:table-cell table:style-name="ce4" office:value-type="string">
            <text:p>Geeft aan of de animatie wordt uitgevoerd of gepauzeer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animation-timing-function.php">animation-timing-function</text:a></text:p>
          </table:table-cell>
          <table:table-cell table:style-name="ce2" office:value-type="string">
            <text:p>animatie-timing-functie</text:p>
          </table:table-cell>
          <table:table-cell table:style-name="ce3" office:value-type="string">
            <text:p>Specificeert de snelheidscurve van een animati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aspect-ratio.php">aspect-ratio</text:a></text:p>
          </table:table-cell>
          <table:table-cell table:style-name="ce2" office:value-type="string">
            <text:p>aspectverhouding</text:p>
          </table:table-cell>
          <table:table-cell table:style-name="ce4" office:value-type="string">
            <text:p>Specificeert de gewenste beeldverhouding van een element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B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backdrop-filter.php">backdrop-filter</text:a></text:p>
          </table:table-cell>
          <table:table-cell table:style-name="ce2" office:value-type="string">
            <text:p>achtergrondfilter</text:p>
          </table:table-cell>
          <table:table-cell table:style-name="ce4" office:value-type="string">
            <text:p>Definieert een grafisch effect op het gebied achter e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backface-visibility.php">backface-visibility</text:a></text:p>
          </table:table-cell>
          <table:table-cell table:style-name="ce2" office:value-type="string">
            <text:p>zichtbaarheid van de achterkant</text:p>
          </table:table-cell>
          <table:table-cell table:style-name="ce3" office:value-type="string">
            <text:p>Definieert of de achterkant van een element zichtbaar moet zijn als het naar de gebruiker kijk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background.php">background</text:a></text:p>
          </table:table-cell>
          <table:table-cell table:style-name="ce2" office:value-type="string">
            <text:p>achtergrond</text:p>
          </table:table-cell>
          <table:table-cell table:style-name="ce4" office:value-type="string">
            <text:p>Een verkorte eigenschap voor alle achtergrond-*-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ackground-attachment.php">background-attachment</text:a></text:p>
          </table:table-cell>
          <table:table-cell table:style-name="ce2" office:value-type="string">
            <text:p>achtergrondbijlage</text:p>
          </table:table-cell>
          <table:table-cell table:style-name="ce3" office:value-type="string">
            <text:p>Stelt in of een achtergrondafbeelding met de rest van de pagina meeschuift of vaststaa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ackground-blend-mode.php">background-blend-mode</text:a></text:p>
          </table:table-cell>
          <table:table-cell table:style-name="ce2" office:value-type="string">
            <text:p>achtergrond-overvloeimodus</text:p>
          </table:table-cell>
          <table:table-cell table:style-name="ce4" office:value-type="string">
            <text:p>Specificeert de overvloeimodus van elke achtergrondlaag (kleur/afbeelding)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background-clip.php">background-clip</text:a></text:p>
          </table:table-cell>
          <table:table-cell table:style-name="ce2" office:value-type="string">
            <text:p>achtergrondclip</text:p>
          </table:table-cell>
          <table:table-cell table:style-name="ce3" office:value-type="string">
            <text:p>Definieert hoe ver de achtergrond (kleur of afbeelding) binnen een element moet reik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ackground-color.php">background-color</text:a></text:p>
          </table:table-cell>
          <table:table-cell table:style-name="ce2" office:value-type="string">
            <text:p>Achtergrond kleur</text:p>
          </table:table-cell>
          <table:table-cell table:style-name="ce4" office:value-type="string">
            <text:p>Specificeert de achtergrondkleur van e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ackground-image.php">background-image</text:a></text:p>
          </table:table-cell>
          <table:table-cell table:style-name="ce2" office:value-type="string">
            <text:p>achtergrond afbeelding</text:p>
          </table:table-cell>
          <table:table-cell table:style-name="ce3" office:value-type="string">
            <text:p>Specificeert een of meer achtergrondafbeeldingen voor e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background-origin.php">background-origin</text:a></text:p>
          </table:table-cell>
          <table:table-cell table:style-name="ce2" office:value-type="string">
            <text:p>achtergrond-oorsprong</text:p>
          </table:table-cell>
          <table:table-cell table:style-name="ce4" office:value-type="string">
            <text:p>Specificeert de oorsprongpositie van een achtergrondafbeeld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ackground-position.php">background-position</text:a></text:p>
          </table:table-cell>
          <table:table-cell table:style-name="ce2" office:value-type="string">
            <text:p>achtergrond-positie</text:p>
          </table:table-cell>
          <table:table-cell table:style-name="ce3" office:value-type="string">
            <text:p>Specificeert de positie van een achtergrondafbeeld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ackground-position-x.php">background-position-x</text:a></text:p>
          </table:table-cell>
          <table:table-cell table:style-name="ce2" office:value-type="string">
            <text:p>achtergrond-positie-x</text:p>
          </table:table-cell>
          <table:table-cell table:style-name="ce4" office:value-type="string">
            <text:p>Specificeert de positie van een achtergrondafbeelding op de x-a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ackground-position-y.php">background-position-y</text:a></text:p>
          </table:table-cell>
          <table:table-cell table:style-name="ce2" office:value-type="string">
            <text:p>achtergrond-positie-y</text:p>
          </table:table-cell>
          <table:table-cell table:style-name="ce3" office:value-type="string">
            <text:p>Specificeert de positie van een achtergrondafbeelding op de y-a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ackground-repeat.php">background-repeat</text:a></text:p>
          </table:table-cell>
          <table:table-cell table:style-name="ce2" office:value-type="string">
            <text:p>achtergrond herhaling</text:p>
          </table:table-cell>
          <table:table-cell table:style-name="ce4" office:value-type="string">
            <text:p>Stelt in of/hoe een achtergrondafbeelding wordt herhaal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background-size.php">background-size</text:a></text:p>
          </table:table-cell>
          <table:table-cell table:style-name="ce2" office:value-type="string">
            <text:p>achtergrondgrootte</text:p>
          </table:table-cell>
          <table:table-cell table:style-name="ce3" office:value-type="string">
            <text:p>Specificeert de grootte van de achtergrondafbeelding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lock-size.php">block-size</text:a></text:p>
          </table:table-cell>
          <table:table-cell table:style-name="ce2" office:value-type="string">
            <text:p>blokgrootte</text:p>
          </table:table-cell>
          <table:table-cell table:style-name="ce4" office:value-type="string">
            <text:p>Specificeert de grootte van een element in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.php">border</text:a></text:p>
          </table:table-cell>
          <table:table-cell table:style-name="ce2" office:value-type="string">
            <text:p>grens</text:p>
          </table:table-cell>
          <table:table-cell table:style-name="ce3" office:value-type="string">
            <text:p>Een verkorte eigenschap voor border-width, border-style en border-col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block.php">border-block</text:a></text:p>
          </table:table-cell>
          <table:table-cell table:style-name="ce2" office:value-type="string">
            <text:p>grensblok</text:p>
          </table:table-cell>
          <table:table-cell table:style-name="ce4" office:value-type="string">
            <text:p>Een verkorte eigenschap voor border-block-width, border-block-style en border-block-col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block-color.php">border-block-color</text:a></text:p>
          </table:table-cell>
          <table:table-cell table:style-name="ce2" office:value-type="string">
            <text:p>randblokkleur</text:p>
          </table:table-cell>
          <table:table-cell table:style-name="ce3" office:value-type="string">
            <text:p>Stelt de kleur in van de randen aan het begin en einde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block-end.php">border-block-end</text:a></text:p>
          </table:table-cell>
          <table:table-cell table:style-name="ce2" office:value-type="string">
            <text:p>grensblok-einde</text:p>
          </table:table-cell>
          <table:table-cell table:style-name="ce4" office:value-type="string">
            <text:p>Een verkorte eigenschap voor border-block-end-width, border-block-end-style en border-block-end-col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block-end-color.php">border-block-end-color</text:a></text:p>
          </table:table-cell>
          <table:table-cell table:style-name="ce2" office:value-type="string">
            <text:p>grensblok-eindkleur</text:p>
          </table:table-cell>
          <table:table-cell table:style-name="ce3" office:value-type="string">
            <text:p>Stelt de kleur in van de rand aan het einde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block-end-style.php">border-block-end-style</text:a></text:p>
          </table:table-cell>
          <table:table-cell table:style-name="ce2" office:value-type="string">
            <text:p>border-block-end-stijl</text:p>
          </table:table-cell>
          <table:table-cell table:style-name="ce4" office:value-type="string">
            <text:p>Stelt de stijl van de rand aan het einde in de blokrichting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block-end-width.php">border-block-end-width</text:a></text:p>
          </table:table-cell>
          <table:table-cell table:style-name="ce2" office:value-type="string">
            <text:p>grensblok-eindbreedte</text:p>
          </table:table-cell>
          <table:table-cell table:style-name="ce3" office:value-type="string">
            <text:p>Stelt de breedte in van de rand aan het einde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block-start.php">border-block-start</text:a></text:p>
          </table:table-cell>
          <table:table-cell table:style-name="ce2" office:value-type="string">
            <text:p>grensblok-start</text:p>
          </table:table-cell>
          <table:table-cell table:style-name="ce4" office:value-type="string">
            <text:p>Een verkorte eigenschap voor border-block-start-width, border-block-start-style en border-block-start-col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block-start-color.php">border-block-start-color</text:a></text:p>
          </table:table-cell>
          <table:table-cell table:style-name="ce2" office:value-type="string">
            <text:p>grensblok-startkleur</text:p>
          </table:table-cell>
          <table:table-cell table:style-name="ce3" office:value-type="string">
            <text:p>Stelt de kleur in van de rand aan het begin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block-start-style.php">border-block-start-style</text:a></text:p>
          </table:table-cell>
          <table:table-cell table:style-name="ce2" office:value-type="string">
            <text:p>border-block-start-stijl</text:p>
          </table:table-cell>
          <table:table-cell table:style-name="ce4" office:value-type="string">
            <text:p>Stelt de stijl van de rand aan het begin in de blokrichting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block-start-width.php">border-block-start-width</text:a></text:p>
          </table:table-cell>
          <table:table-cell table:style-name="ce2" office:value-type="string">
            <text:p>grensblok-beginbreedte</text:p>
          </table:table-cell>
          <table:table-cell table:style-name="ce3" office:value-type="string">
            <text:p>Stelt de breedte in van de rand aan het begin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block-style.php">border-block-style</text:a></text:p>
          </table:table-cell>
          <table:table-cell table:style-name="ce2" office:value-type="string">
            <text:p>border-block-stijl</text:p>
          </table:table-cell>
          <table:table-cell table:style-name="ce4" office:value-type="string">
            <text:p>Stelt de stijl in van de randen aan het begin en einde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block-width.php">border-block-width</text:a></text:p>
          </table:table-cell>
          <table:table-cell table:style-name="ce2" office:value-type="string">
            <text:p>grensblokbreedte</text:p>
          </table:table-cell>
          <table:table-cell table:style-name="ce3" office:value-type="string">
            <text:p>Stelt de breedte in van de randen aan het begin en einde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-bottom.php">border-bottom</text:a></text:p>
          </table:table-cell>
          <table:table-cell table:style-name="ce2" office:value-type="string">
            <text:p>grens-bodem</text:p>
          </table:table-cell>
          <table:table-cell table:style-name="ce4" office:value-type="string">
            <text:p>Een verkorte eigenschap voor border-bottom-width, border-bottom-style en border-bottom-col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-bottom_color.php">border-bottom-color</text:a></text:p>
          </table:table-cell>
          <table:table-cell table:style-name="ce2" office:value-type="string">
            <text:p>rand-onder-kleur</text:p>
          </table:table-cell>
          <table:table-cell table:style-name="ce3" office:value-type="string">
            <text:p>Stelt de kleur van de onder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border-bottom-left-radius.php">border-bottom-left-radius</text:a></text:p>
          </table:table-cell>
          <table:table-cell table:style-name="ce2" office:value-type="string">
            <text:p>rand-linksonder-radius</text:p>
          </table:table-cell>
          <table:table-cell table:style-name="ce4" office:value-type="string">
            <text:p>Definieert de straal van de rand van de linkerbenedenhoek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border-bottom-right-radius.php">border-bottom-right-radius</text:a></text:p>
          </table:table-cell>
          <table:table-cell table:style-name="ce2" office:value-type="string">
            <text:p>grens-onder-rechts-radius</text:p>
          </table:table-cell>
          <table:table-cell table:style-name="ce3" office:value-type="string">
            <text:p>Definieert de straal van de rand van de rechterbenedenhoek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-bottom_style.php">border-bottom-style</text:a></text:p>
          </table:table-cell>
          <table:table-cell table:style-name="ce2" office:value-type="string">
            <text:p>rand-onder-stijl</text:p>
          </table:table-cell>
          <table:table-cell table:style-name="ce4" office:value-type="string">
            <text:p>Stelt de stijl van de onder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-bottom_width.php">border-bottom-width</text:a></text:p>
          </table:table-cell>
          <table:table-cell table:style-name="ce2" office:value-type="string">
            <text:p>rand-onder-breedte</text:p>
          </table:table-cell>
          <table:table-cell table:style-name="ce3" office:value-type="string">
            <text:p>Stelt de breedte van de onder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-collapse.php">border-collapse</text:a></text:p>
          </table:table-cell>
          <table:table-cell table:style-name="ce2" office:value-type="string">
            <text:p>grens-instorting</text:p>
          </table:table-cell>
          <table:table-cell table:style-name="ce4" office:value-type="string">
            <text:p>Stelt in of tabelranden moeten samenvallen in één enkele rand of moeten worden gescheid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-color.php">border-color</text:a></text:p>
          </table:table-cell>
          <table:table-cell table:style-name="ce2" office:value-type="string">
            <text:p>rand kleur</text:p>
          </table:table-cell>
          <table:table-cell table:style-name="ce3" office:value-type="string">
            <text:p>Stelt de kleur van de vier randen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end-end-radius.php">border-end-end-radius</text:a></text:p>
          </table:table-cell>
          <table:table-cell table:style-name="ce2" office:value-type="string">
            <text:p>grens-eind-eind-radius</text:p>
          </table:table-cell>
          <table:table-cell table:style-name="ce4" office:value-type="string">
            <text:p>Stelt de straal in van de hoek tussen het blokuiteinde en de inline-eindzijden van het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end-start-radius.php">border-end-start-radius</text:a></text:p>
          </table:table-cell>
          <table:table-cell table:style-name="ce2" office:value-type="string">
            <text:p>grens-eind-begin-radius</text:p>
          </table:table-cell>
          <table:table-cell table:style-name="ce3" office:value-type="string">
            <text:p>Stelt de straal in van de hoek tussen het blokeinde en de inline-beginzijde van het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border-image.php">border-image</text:a></text:p>
          </table:table-cell>
          <table:table-cell table:style-name="ce2" office:value-type="string">
            <text:p>rand-afbeelding</text:p>
          </table:table-cell>
          <table:table-cell table:style-name="ce4" office:value-type="string">
            <text:p>Een verkorte eigenschap voor alle border-image-* 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border-image-outset.php">border-image-outset</text:a></text:p>
          </table:table-cell>
          <table:table-cell table:style-name="ce2" office:value-type="string">
            <text:p>grens-beeld-begin</text:p>
          </table:table-cell>
          <table:table-cell table:style-name="ce3" office:value-type="string">
            <text:p>Specificeert de mate waarin het randafbeeldingsgebied buiten het kader uitsteek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border-image-repeat.php">border-image-repeat</text:a></text:p>
          </table:table-cell>
          <table:table-cell table:style-name="ce2" office:value-type="string">
            <text:p>rand-afbeelding-herhaling</text:p>
          </table:table-cell>
          <table:table-cell table:style-name="ce4" office:value-type="string">
            <text:p>Specificeert of de randafbeelding herhaald, afgerond of uitgerekt moet word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border-image-slice.php">border-image-slice</text:a></text:p>
          </table:table-cell>
          <table:table-cell table:style-name="ce2" office:value-type="string">
            <text:p>rand-afbeelding-segment</text:p>
          </table:table-cell>
          <table:table-cell table:style-name="ce3" office:value-type="string">
            <text:p>Specificeert hoe de randafbeelding moet worden gesned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border-image-source.php">border-image-source</text:a></text:p>
          </table:table-cell>
          <table:table-cell table:style-name="ce2" office:value-type="string">
            <text:p>border-afbeelding-bron</text:p>
          </table:table-cell>
          <table:table-cell table:style-name="ce4" office:value-type="string">
            <text:p>Specificeert het pad naar de afbeelding die als rand moet worden gebruik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border-image-width.php">border-image-width</text:a></text:p>
          </table:table-cell>
          <table:table-cell table:style-name="ce2" office:value-type="string">
            <text:p>rand-afbeelding-breedte</text:p>
          </table:table-cell>
          <table:table-cell table:style-name="ce3" office:value-type="string">
            <text:p>Specificeert de breedte van de randafbeeld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inline.php">border-inline</text:a></text:p>
          </table:table-cell>
          <table:table-cell table:style-name="ce2" office:value-type="string">
            <text:p>grens-inline</text:p>
          </table:table-cell>
          <table:table-cell table:style-name="ce4" office:value-type="string">
            <text:p>Een verkorte eigenschap voor border-inline-width, border-inline-style en border-inline-col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inline-color.php">border-inline-color</text:a></text:p>
          </table:table-cell>
          <table:table-cell table:style-name="ce2" office:value-type="string">
            <text:p>rand-inline-kleur</text:p>
          </table:table-cell>
          <table:table-cell table:style-name="ce3" office:value-type="string">
            <text:p>Stelt de kleur in van de randen aan het begin en einde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inline-end.php">border-inline-end</text:a></text:p>
          </table:table-cell>
          <table:table-cell table:style-name="ce2" office:value-type="string">
            <text:p>grens-inline-einde</text:p>
          </table:table-cell>
          <table:table-cell table:style-name="ce4" office:value-type="string">
            <text:p>Een verkorte eigenschap voor border-inline-end-width, border-inline-end-style en border-inline-end-col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inline-end-color.php">border-inline-end-color</text:a></text:p>
          </table:table-cell>
          <table:table-cell table:style-name="ce2" office:value-type="string">
            <text:p>rand-inline-eindkleur</text:p>
          </table:table-cell>
          <table:table-cell table:style-name="ce3" office:value-type="string">
            <text:p>Stelt de kleur van de rand aan het einde in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inline-end-style.php">border-inline-end-style</text:a></text:p>
          </table:table-cell>
          <table:table-cell table:style-name="ce2" office:value-type="string">
            <text:p>border-inline-end-stijl</text:p>
          </table:table-cell>
          <table:table-cell table:style-name="ce4" office:value-type="string">
            <text:p>Stelt de stijl van de rand aan het einde in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inline-end-width.php">border-inline-end-width</text:a></text:p>
          </table:table-cell>
          <table:table-cell table:style-name="ce2" office:value-type="string">
            <text:p>rand-inline-eindbreedte</text:p>
          </table:table-cell>
          <table:table-cell table:style-name="ce3" office:value-type="string">
            <text:p>Stelt de breedte in van de rand aan het uiteinde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inline-start.php">border-inline-start</text:a></text:p>
          </table:table-cell>
          <table:table-cell table:style-name="ce2" office:value-type="string">
            <text:p>border-inline-start</text:p>
          </table:table-cell>
          <table:table-cell table:style-name="ce4" office:value-type="string">
            <text:p>Een verkorte eigenschap voor border-inline-start-width, border-inline-start-style en border-inline-start-col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inline-start-color.php">border-inline-start-color</text:a></text:p>
          </table:table-cell>
          <table:table-cell table:style-name="ce2" office:value-type="string">
            <text:p>rand-inline-startkleur</text:p>
          </table:table-cell>
          <table:table-cell table:style-name="ce3" office:value-type="string">
            <text:p>Stelt de kleur van de rand aan het begin in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inline-start-style.php">border-inline-start-style</text:a></text:p>
          </table:table-cell>
          <table:table-cell table:style-name="ce2" office:value-type="string">
            <text:p>border-inline-start-stijl</text:p>
          </table:table-cell>
          <table:table-cell table:style-name="ce4" office:value-type="string">
            <text:p>Stelt de stijl van de rand aan het begin in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inline-start-width.php">border-inline-start-width</text:a></text:p>
          </table:table-cell>
          <table:table-cell table:style-name="ce2" office:value-type="string">
            <text:p>grens-inline-beginbreedte</text:p>
          </table:table-cell>
          <table:table-cell table:style-name="ce3" office:value-type="string">
            <text:p>Stelt de breedte in van de rand aan het begin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inline-style.php">border-inline-style</text:a></text:p>
          </table:table-cell>
          <table:table-cell table:style-name="ce2" office:value-type="string">
            <text:p>border-inline-stijl</text:p>
          </table:table-cell>
          <table:table-cell table:style-name="ce4" office:value-type="string">
            <text:p>Stelt de stijl in van de randen aan het begin en einde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inline-width.php">border-inline-width</text:a></text:p>
          </table:table-cell>
          <table:table-cell table:style-name="ce2" office:value-type="string">
            <text:p>rand-inline-breedte</text:p>
          </table:table-cell>
          <table:table-cell table:style-name="ce3" office:value-type="string">
            <text:p>Stelt de breedte in van de randen aan het begin en einde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-left.php">border-left</text:a></text:p>
          </table:table-cell>
          <table:table-cell table:style-name="ce2" office:value-type="string">
            <text:p>grens-links</text:p>
          </table:table-cell>
          <table:table-cell table:style-name="ce4" office:value-type="string">
            <text:p>Een verkorte eigenschap voor alle border-left-*-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-left_color.php">border-left-color</text:a></text:p>
          </table:table-cell>
          <table:table-cell table:style-name="ce2" office:value-type="string">
            <text:p>grens-links-kleur</text:p>
          </table:table-cell>
          <table:table-cell table:style-name="ce3" office:value-type="string">
            <text:p>Stelt de kleur van de linker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-left_style.php">border-left-style</text:a></text:p>
          </table:table-cell>
          <table:table-cell table:style-name="ce2" office:value-type="string">
            <text:p>border-links-stijl</text:p>
          </table:table-cell>
          <table:table-cell table:style-name="ce4" office:value-type="string">
            <text:p>Stelt de stijl van de linker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-left_width.php">border-left-width</text:a></text:p>
          </table:table-cell>
          <table:table-cell table:style-name="ce2" office:value-type="string">
            <text:p>rand-links-breedte</text:p>
          </table:table-cell>
          <table:table-cell table:style-name="ce3" office:value-type="string">
            <text:p>Stelt de breedte van de linker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border-radius.php">border-radius</text:a></text:p>
          </table:table-cell>
          <table:table-cell table:style-name="ce2" office:value-type="string">
            <text:p>grensradius</text:p>
          </table:table-cell>
          <table:table-cell table:style-name="ce4" office:value-type="string">
            <text:p>Een verkorte eigenschap voor de vier border-*-radius-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-right.php">border-right</text:a></text:p>
          </table:table-cell>
          <table:table-cell table:style-name="ce2" office:value-type="string">
            <text:p>grens-rechts</text:p>
          </table:table-cell>
          <table:table-cell table:style-name="ce3" office:value-type="string">
            <text:p>Een verkorte eigenschap voor alle border-right-* 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-right_color.php">border-right-color</text:a></text:p>
          </table:table-cell>
          <table:table-cell table:style-name="ce2" office:value-type="string">
            <text:p>rand-rechts-kleur</text:p>
          </table:table-cell>
          <table:table-cell table:style-name="ce4" office:value-type="string">
            <text:p>Stelt de kleur van de rechter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-right_style.php">border-right-style</text:a></text:p>
          </table:table-cell>
          <table:table-cell table:style-name="ce2" office:value-type="string">
            <text:p>border-right-stijl</text:p>
          </table:table-cell>
          <table:table-cell table:style-name="ce3" office:value-type="string">
            <text:p>Stelt de stijl van de rechter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-right_width.php">border-right-width</text:a></text:p>
          </table:table-cell>
          <table:table-cell table:style-name="ce2" office:value-type="string">
            <text:p>rand-rechts-breedte</text:p>
          </table:table-cell>
          <table:table-cell table:style-name="ce4" office:value-type="string">
            <text:p>Stelt de breedte van de rechter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-spacing.php">border-spacing</text:a></text:p>
          </table:table-cell>
          <table:table-cell table:style-name="ce2" office:value-type="string">
            <text:p>grensafstand</text:p>
          </table:table-cell>
          <table:table-cell table:style-name="ce3" office:value-type="string">
            <text:p>Stelt de afstand in tussen de randen van aangrenzende cell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start-end-radius.php">border-start-end-radius</text:a></text:p>
          </table:table-cell>
          <table:table-cell table:style-name="ce2" office:value-type="string">
            <text:p>grens-begin-eind-radius</text:p>
          </table:table-cell>
          <table:table-cell table:style-name="ce4" office:value-type="string">
            <text:p>Stelt de straal in van de hoek tussen de blokbegin- en de inline-eindzijden van het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rder-start-start-radius.php">border-start-start-radius</text:a></text:p>
          </table:table-cell>
          <table:table-cell table:style-name="ce2" office:value-type="string">
            <text:p>grens-start-start-radius</text:p>
          </table:table-cell>
          <table:table-cell table:style-name="ce3" office:value-type="string">
            <text:p>Stelt de straal in van de hoek tussen de blokstart- en de inline-startzijde van het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-style.php">border-style</text:a></text:p>
          </table:table-cell>
          <table:table-cell table:style-name="ce2" office:value-type="string">
            <text:p>rand-stijl</text:p>
          </table:table-cell>
          <table:table-cell table:style-name="ce4" office:value-type="string">
            <text:p>Stelt de stijl van de vier randen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-top.php">border-top</text:a></text:p>
          </table:table-cell>
          <table:table-cell table:style-name="ce2" office:value-type="string">
            <text:p>grens-top</text:p>
          </table:table-cell>
          <table:table-cell table:style-name="ce3" office:value-type="string">
            <text:p>Een verkorte eigenschap voor border-top-width, border-top-style en border-top-col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-top_color.php">border-top-color</text:a></text:p>
          </table:table-cell>
          <table:table-cell table:style-name="ce2" office:value-type="string">
            <text:p>rand-top-kleur</text:p>
          </table:table-cell>
          <table:table-cell table:style-name="ce4" office:value-type="string">
            <text:p>Stelt de kleur van de boven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border-top-left-radius.php">border-top-left-radius</text:a></text:p>
          </table:table-cell>
          <table:table-cell table:style-name="ce2" office:value-type="string">
            <text:p>rand-linksboven-radius</text:p>
          </table:table-cell>
          <table:table-cell table:style-name="ce3" office:value-type="string">
            <text:p>Definieert de straal van de rand van de linkerbovenhoek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border-top-right-radius.php">border-top-right-radius</text:a></text:p>
          </table:table-cell>
          <table:table-cell table:style-name="ce2" office:value-type="string">
            <text:p>rand-boven-rechts-radius</text:p>
          </table:table-cell>
          <table:table-cell table:style-name="ce4" office:value-type="string">
            <text:p>Definieert de straal van de rand van de rechterbovenhoek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-top_style.php">border-top-style</text:a></text:p>
          </table:table-cell>
          <table:table-cell table:style-name="ce2" office:value-type="string">
            <text:p>rand-top-stijl</text:p>
          </table:table-cell>
          <table:table-cell table:style-name="ce3" office:value-type="string">
            <text:p>Stelt de stijl van de boven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-top_width.php">border-top-width</text:a></text:p>
          </table:table-cell>
          <table:table-cell table:style-name="ce2" office:value-type="string">
            <text:p>rand-top-breedte</text:p>
          </table:table-cell>
          <table:table-cell table:style-name="ce4" office:value-type="string">
            <text:p>Stelt de breedte van de boven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order-width.php">border-width</text:a></text:p>
          </table:table-cell>
          <table:table-cell table:style-name="ce2" office:value-type="string">
            <text:p>grensbreedte</text:p>
          </table:table-cell>
          <table:table-cell table:style-name="ce3" office:value-type="string">
            <text:p>Stelt de breedte van de vier randen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pos_bottom.php">bottom</text:a></text:p>
          </table:table-cell>
          <table:table-cell table:style-name="ce2" office:value-type="string">
            <text:p>onderkant</text:p>
          </table:table-cell>
          <table:table-cell table:style-name="ce4" office:value-type="string">
            <text:p>Stelt de positie van het element in, vanaf de onderkant van het bovenliggende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box-decoration-break.php">box-decoration-break</text:a></text:p>
          </table:table-cell>
          <table:table-cell table:style-name="ce2" office:value-type="string">
            <text:p>doos-decoratie-pauze</text:p>
          </table:table-cell>
          <table:table-cell table:style-name="ce3" office:value-type="string">
            <text:p>Stelt het gedrag in van de achtergrond en rand van een element bij pagina-einde, of, voor inline-elementen, bij regeleind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box-reflect.php">box-reflect</text:a></text:p>
          </table:table-cell>
          <table:table-cell table:style-name="ce2" office:value-type="string">
            <text:p>doos-reflecteren</text:p>
          </table:table-cell>
          <table:table-cell table:style-name="ce4" office:value-type="string">
            <text:p>De box-reflect eigenschap wordt gebruikt om een reflectie van een element te creëre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box-shadow.php">box-shadow</text:a></text:p>
          </table:table-cell>
          <table:table-cell table:style-name="ce2" office:value-type="string">
            <text:p>doos-schaduw</text:p>
          </table:table-cell>
          <table:table-cell table:style-name="ce3" office:value-type="string">
            <text:p>Bevestigt een of meer schaduwen aan e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box-sizing.php">box-sizing</text:a></text:p>
          </table:table-cell>
          <table:table-cell table:style-name="ce2" office:value-type="string">
            <text:p>doosgrootte</text:p>
          </table:table-cell>
          <table:table-cell table:style-name="ce4" office:value-type="string">
            <text:p>Definieert hoe de breedte en hoogte van een element worden berekend: moeten ze opvulling en randen bevatten, of nie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reak-after.php">break-after</text:a></text:p>
          </table:table-cell>
          <table:table-cell table:style-name="ce2" office:value-type="string">
            <text:p>pauze na</text:p>
          </table:table-cell>
          <table:table-cell table:style-name="ce3" office:value-type="string">
            <text:p>Specificeert of er al dan niet een pagina-, kolom- of regio-einde moet plaatsvinden na het opgegev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reak-before.php">break-before</text:a></text:p>
          </table:table-cell>
          <table:table-cell table:style-name="ce2" office:value-type="string">
            <text:p>break-voor</text:p>
          </table:table-cell>
          <table:table-cell table:style-name="ce4" office:value-type="string">
            <text:p>Specificeert of er al dan niet een pagina-, kolom- of regio-einde moet plaatsvinden vóór het opgegev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break-inside.php">break-inside</text:a></text:p>
          </table:table-cell>
          <table:table-cell table:style-name="ce2" office:value-type="string">
            <text:p>inbraak</text:p>
          </table:table-cell>
          <table:table-cell table:style-name="ce3" office:value-type="string">
            <text:p>Specificeert of er al dan niet een pagina-, kolom- of regio-einde moet voorkomen binnen het opgegeven element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C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tab_caption-side.php">caption-side</text:a></text:p>
          </table:table-cell>
          <table:table-cell table:style-name="ce2" office:value-type="string">
            <text:p>ondertitel-kant</text:p>
          </table:table-cell>
          <table:table-cell table:style-name="ce4" office:value-type="string">
            <text:p>Specificeert de plaatsing van een tabelbijschrif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caret-color.php">caret-color</text:a></text:p>
          </table:table-cell>
          <table:table-cell table:style-name="ce2" office:value-type="string">
            <text:p>caret-kleur</text:p>
          </table:table-cell>
          <table:table-cell table:style-name="ce3" office:value-type="string">
            <text:p>Specificeert de kleur van de cursor (caret) in invoer, tekstgebieden of elk ander element dat bewerkbaar i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charset_rule.php">@charset</text:a></text:p>
          </table:table-cell>
          <table:table-cell table:style-name="ce2" office:value-type="string">
            <text:p>@tekenset</text:p>
          </table:table-cell>
          <table:table-cell table:style-name="ce4" office:value-type="string">
            <text:p>Specificeert de tekencodering die in het stijlblad wordt gebruik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class_clear.php">clear</text:a></text:p>
          </table:table-cell>
          <table:table-cell table:style-name="ce2" office:value-type="string">
            <text:p>duidelijk</text:p>
          </table:table-cell>
          <table:table-cell table:style-name="ce3" office:value-type="string">
            <text:p>Specificeert wat er moet gebeuren met het element dat zich naast een zwevend element bevind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pos_clip.php">clip</text:a></text:p>
          </table:table-cell>
          <table:table-cell table:style-name="ce2" office:value-type="string">
            <text:p>klem</text:p>
          </table:table-cell>
          <table:table-cell table:style-name="ce4" office:value-type="string">
            <text:p>Clipt een absoluut gepositioneerd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clip-path.php">clip-path</text:a></text:p>
          </table:table-cell>
          <table:table-cell table:style-name="ce2" office:value-type="string">
            <text:p>clip-pad</text:p>
          </table:table-cell>
          <table:table-cell table:style-name="ce3" office:value-type="string">
            <text:p>Clipt een element naar een basisvorm of naar een SVG-bro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text_color.php">color</text:a></text:p>
          </table:table-cell>
          <table:table-cell table:style-name="ce2" office:value-type="string">
            <text:p>kleur</text:p>
          </table:table-cell>
          <table:table-cell table:style-name="ce4" office:value-type="string">
            <text:p>Stelt de kleur van de teks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column-count.php">column-count</text:a></text:p>
          </table:table-cell>
          <table:table-cell table:style-name="ce2" office:value-type="string">
            <text:p>kolomtelling</text:p>
          </table:table-cell>
          <table:table-cell table:style-name="ce3" office:value-type="string">
            <text:p>Specificeert het aantal kolommen waarin een element moet worden verdeel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column-fill.php">column-fill</text:a></text:p>
          </table:table-cell>
          <table:table-cell table:style-name="ce2" office:value-type="string">
            <text:p>kolomvulling</text:p>
          </table:table-cell>
          <table:table-cell table:style-name="ce4" office:value-type="string">
            <text:p>Specificeert hoe kolommen moeten worden gevuld, gebalanceerd of nie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column-gap.php">column-gap</text:a></text:p>
          </table:table-cell>
          <table:table-cell table:style-name="ce2" office:value-type="string">
            <text:p>kolom-opening</text:p>
          </table:table-cell>
          <table:table-cell table:style-name="ce3" office:value-type="string">
            <text:p>Specificeert de opening tussen de kolomm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column-rule.php">column-rule</text:a></text:p>
          </table:table-cell>
          <table:table-cell table:style-name="ce2" office:value-type="string">
            <text:p>kolomregel</text:p>
          </table:table-cell>
          <table:table-cell table:style-name="ce4" office:value-type="string">
            <text:p>Een verkorte eigenschap voor alle column-rule-*-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column-rule-color.php">column-rule-color</text:a></text:p>
          </table:table-cell>
          <table:table-cell table:style-name="ce2" office:value-type="string">
            <text:p>kolom-regel-kleur</text:p>
          </table:table-cell>
          <table:table-cell table:style-name="ce3" office:value-type="string">
            <text:p>Specificeert de kleur van de regel tussen kolomm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column-rule-style.php">column-rule-style</text:a></text:p>
          </table:table-cell>
          <table:table-cell table:style-name="ce2" office:value-type="string">
            <text:p>kolom-regel-stijl</text:p>
          </table:table-cell>
          <table:table-cell table:style-name="ce4" office:value-type="string">
            <text:p>Specificeert de stijl van de regel tussen kolomm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column-rule-width.php">column-rule-width</text:a></text:p>
          </table:table-cell>
          <table:table-cell table:style-name="ce2" office:value-type="string">
            <text:p>kolomregelbreedte</text:p>
          </table:table-cell>
          <table:table-cell table:style-name="ce3" office:value-type="string">
            <text:p>Specificeert de breedte van de regel tussen kolomm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column-span.php">column-span</text:a></text:p>
          </table:table-cell>
          <table:table-cell table:style-name="ce2" office:value-type="string">
            <text:p>kolom-overspanning</text:p>
          </table:table-cell>
          <table:table-cell table:style-name="ce4" office:value-type="string">
            <text:p>Specificeert hoeveel kolommen een element moet beslaa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column-width.php">column-width</text:a></text:p>
          </table:table-cell>
          <table:table-cell table:style-name="ce2" office:value-type="string">
            <text:p>kolombreedte</text:p>
          </table:table-cell>
          <table:table-cell table:style-name="ce3" office:value-type="string">
            <text:p>Specificeert de kolombreedt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columns.php">columns</text:a></text:p>
          </table:table-cell>
          <table:table-cell table:style-name="ce2" office:value-type="string">
            <text:p>kolommen</text:p>
          </table:table-cell>
          <table:table-cell table:style-name="ce4" office:value-type="string">
            <text:p>Een verkorte eigenschap voor kolombreedte en kolomaantal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en_content.php">content</text:a></text:p>
          </table:table-cell>
          <table:table-cell table:style-name="ce2" office:value-type="string">
            <text:p>inhoud</text:p>
          </table:table-cell>
          <table:table-cell table:style-name="ce3" office:value-type="string">
            <text:p>Gebruikt met de :before en :after pseudo-elementen, om gegenereerde inhoud in te voeg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en_counter-increment.php">counter-increment</text:a></text:p>
          </table:table-cell>
          <table:table-cell table:style-name="ce2" office:value-type="string">
            <text:p>tegenverhoging</text:p>
          </table:table-cell>
          <table:table-cell table:style-name="ce4" office:value-type="string">
            <text:p>Verhoogt of verlaagt de waarde van een of meer CSS-teller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en_counter-reset.php">counter-reset</text:a></text:p>
          </table:table-cell>
          <table:table-cell table:style-name="ce2" office:value-type="string">
            <text:p>tegen-reset</text:p>
          </table:table-cell>
          <table:table-cell table:style-name="ce3" office:value-type="string">
            <text:p>Creëert of reset een of meer CSS-teller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en_counter-set.php">counter-set</text:a></text:p>
          </table:table-cell>
          <table:table-cell table:style-name="ce2" office:value-type="string">
            <text:p>tegengesteld</text:p>
          </table:table-cell>
          <table:table-cell table:style-name="ce4" office:value-type="string">
            <text:p>Creëert of stelt een of meer CSS-tellers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class_cursor.php">cursor</text:a></text:p>
          </table:table-cell>
          <table:table-cell table:style-name="ce2" office:value-type="string">
            <text:p>cursor</text:p>
          </table:table-cell>
          <table:table-cell table:style-name="ce3" office:value-type="string">
            <text:p>Specificeert de muiscursor die moet worden weergegeven wanneer u over een element wijst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text_direction.php">direction</text:a></text:p>
          </table:table-cell>
          <table:table-cell table:style-name="ce2" office:value-type="string">
            <text:p>richting</text:p>
          </table:table-cell>
          <table:table-cell table:style-name="ce4" office:value-type="string">
            <text:p>Specificeert de tekstrichting/schrijf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class_display.php">display</text:a></text:p>
          </table:table-cell>
          <table:table-cell table:style-name="ce2" office:value-type="string">
            <text:p>weergave</text:p>
          </table:table-cell>
          <table:table-cell table:style-name="ce3" office:value-type="string">
            <text:p>Specificeert hoe een bepaald HTML-element moet worden weergegeven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tab_empty-cells.php">empty-cells</text:a></text:p>
          </table:table-cell>
          <table:table-cell table:style-name="ce2" office:value-type="string">
            <text:p>lege cellen</text:p>
          </table:table-cell>
          <table:table-cell table:style-name="ce4" office:value-type="string">
            <text:p>Specificeert of randen en achtergrond op lege cellen in een tabel wel of niet moeten worden weergegeven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F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filter.php">filter</text:a></text:p>
          </table:table-cell>
          <table:table-cell table:style-name="ce2" office:value-type="string">
            <text:p>filter</text:p>
          </table:table-cell>
          <table:table-cell table:style-name="ce4" office:value-type="string">
            <text:p>Definieert effecten (bijvoorbeeld vervaging of kleurverschuiving) op een element voordat het element wordt weergegev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flex.php">flex</text:a></text:p>
          </table:table-cell>
          <table:table-cell table:style-name="ce2" office:value-type="string">
            <text:p>buigen</text:p>
          </table:table-cell>
          <table:table-cell table:style-name="ce3" office:value-type="string">
            <text:p>Een verkorte eigenschap voor de eigenschappen flex-grow, flex-shrink en flex-basi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flex-basis.php">flex-basis</text:a></text:p>
          </table:table-cell>
          <table:table-cell table:style-name="ce2" office:value-type="string">
            <text:p>flex-basis</text:p>
          </table:table-cell>
          <table:table-cell table:style-name="ce4" office:value-type="string">
            <text:p>Specificeert de initiële lengte van een flexibel item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flex-direction.php">flex-direction</text:a></text:p>
          </table:table-cell>
          <table:table-cell table:style-name="ce2" office:value-type="string">
            <text:p>flex-richting</text:p>
          </table:table-cell>
          <table:table-cell table:style-name="ce3" office:value-type="string">
            <text:p>Specificeert de richting van de flexibele item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flex-flow.php">flex-flow</text:a></text:p>
          </table:table-cell>
          <table:table-cell table:style-name="ce2" office:value-type="string">
            <text:p>flex-stroom</text:p>
          </table:table-cell>
          <table:table-cell table:style-name="ce4" office:value-type="string">
            <text:p>Een verkorte eigenschap voor de flex-richting en de flex-wrap-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flex-grow.php">flex-grow</text:a></text:p>
          </table:table-cell>
          <table:table-cell table:style-name="ce2" office:value-type="string">
            <text:p>flex-groei</text:p>
          </table:table-cell>
          <table:table-cell table:style-name="ce3" office:value-type="string">
            <text:p>Specificeert hoeveel het item zal groeien ten opzichte van de re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flex-shrink.php">flex-shrink</text:a></text:p>
          </table:table-cell>
          <table:table-cell table:style-name="ce2" office:value-type="string">
            <text:p>flex-krimpen</text:p>
          </table:table-cell>
          <table:table-cell table:style-name="ce4" office:value-type="string">
            <text:p>Specificeert hoe het item zal krimpen ten opzichte van de re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flex-wrap.php">flex-wrap</text:a></text:p>
          </table:table-cell>
          <table:table-cell table:style-name="ce2" office:value-type="string">
            <text:p>flex-wikkel</text:p>
          </table:table-cell>
          <table:table-cell table:style-name="ce3" office:value-type="string">
            <text:p>Geeft aan of de flexibele artikelen wel of niet moeten worden verpak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class_float.php">float</text:a></text:p>
          </table:table-cell>
          <table:table-cell table:style-name="ce2" office:value-type="string">
            <text:p>vlot</text:p>
          </table:table-cell>
          <table:table-cell table:style-name="ce4" office:value-type="string">
            <text:p>Specificeert of een element naar links, rechts of helemaal niet moet zwev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font_font.php">font</text:a></text:p>
          </table:table-cell>
          <table:table-cell table:style-name="ce2" office:value-type="string">
            <text:p>lettertype</text:p>
          </table:table-cell>
          <table:table-cell table:style-name="ce3" office:value-type="string">
            <text:p>Een verkorte eigenschap voor de lettertypestijl, lettertypevariant, lettertypedikte, lettergrootte/lijnhoogte en de lettertypefamilie-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font-face_rule.php">@font-face</text:a></text:p>
          </table:table-cell>
          <table:table-cell table:style-name="ce2" office:value-type="string">
            <text:p>@font-face</text:p>
          </table:table-cell>
          <table:table-cell table:style-name="ce4" office:value-type="string">
            <text:p>Een regel die websites toestaat andere lettertypen dan de 'webveilige' lettertypen te downloaden en te gebruik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font_font-family.php">font-family</text:a></text:p>
          </table:table-cell>
          <table:table-cell table:style-name="ce2" office:value-type="string">
            <text:p>lettertype-familie</text:p>
          </table:table-cell>
          <table:table-cell table:style-name="ce3" office:value-type="string">
            <text:p>Specificeert de lettertypefamilie voor tek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font-feature-settings.php">font-feature-settings</text:a></text:p>
          </table:table-cell>
          <table:table-cell table:style-name="ce2" office:value-type="string">
            <text:p>lettertype-functie-instellingen</text:p>
          </table:table-cell>
          <table:table-cell table:style-name="ce4" office:value-type="string">
            <text:p>Geeft controle over geavanceerde typografische functies in OpenType-lettertypen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@font-feature-values</text:p>
          </table:table-cell>
          <table:table-cell table:style-name="ce3" office:value-type="string">
            <text:p>@font-feature-waarden</text:p>
          </table:table-cell>
          <table:table-cell table:style-name="ce3" office:value-type="string">
            <text:p>Hiermee kunnen auteurs een algemene naam gebruiken in lettertype-variant-alternatief voor een functie die anders is geactiveerd in OpenTyp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font-kerning.php">font-kerning</text:a></text:p>
          </table:table-cell>
          <table:table-cell table:style-name="ce2" office:value-type="string">
            <text:p>lettertype-kerning</text:p>
          </table:table-cell>
          <table:table-cell table:style-name="ce4" office:value-type="string">
            <text:p>Regelt het gebruik van de tekenspatiëringsinformatie (hoe letters worden gespatieerd)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font-language-override</text:p>
          </table:table-cell>
          <table:table-cell table:style-name="ce3" office:value-type="string">
            <text:p>lettertype-taal-overschrijven</text:p>
          </table:table-cell>
          <table:table-cell table:style-name="ce3" office:value-type="string">
            <text:p>Beheert het gebruik van taalspecifieke glyphs in een lettertyp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font_font-size.php">font-size</text:a></text:p>
          </table:table-cell>
          <table:table-cell table:style-name="ce2" office:value-type="string">
            <text:p>lettertypegrootte</text:p>
          </table:table-cell>
          <table:table-cell table:style-name="ce4" office:value-type="string">
            <text:p>Specificeert de lettergrootte van tek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font-size-adjust.php">font-size-adjust</text:a></text:p>
          </table:table-cell>
          <table:table-cell table:style-name="ce2" office:value-type="string">
            <text:p>lettergrootte aanpassen</text:p>
          </table:table-cell>
          <table:table-cell table:style-name="ce3" office:value-type="string">
            <text:p>Behoudt de leesbaarheid van tekst wanneer er een terugval in het lettertype optreed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font-stretch.php">font-stretch</text:a></text:p>
          </table:table-cell>
          <table:table-cell table:style-name="ce2" office:value-type="string">
            <text:p>lettertype-stretch</text:p>
          </table:table-cell>
          <table:table-cell table:style-name="ce4" office:value-type="string">
            <text:p>Selecteert een normaal, gecondenseerd of uitgebreid vlak uit een lettertypefamili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font_font-style.php">font-style</text:a></text:p>
          </table:table-cell>
          <table:table-cell table:style-name="ce2" office:value-type="string">
            <text:p>lettertype</text:p>
          </table:table-cell>
          <table:table-cell table:style-name="ce3" office:value-type="string">
            <text:p>Specificeert de lettertypestijl voor tekst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nt-synthesis</text:p>
          </table:table-cell>
          <table:table-cell table:style-name="ce4" office:value-type="string">
            <text:p>lettertype-synthese</text:p>
          </table:table-cell>
          <table:table-cell table:style-name="ce4" office:value-type="string">
            <text:p>Besturingselementen waarbij lettertypen ontbreken (vet of cursief) kunnen door de browser worden samengestel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font_font-variant.php">font-variant</text:a></text:p>
          </table:table-cell>
          <table:table-cell table:style-name="ce2" office:value-type="string">
            <text:p>lettertype-variant</text:p>
          </table:table-cell>
          <table:table-cell table:style-name="ce3" office:value-type="string">
            <text:p>Geeft aan of een tekst al dan niet in kleinkapitalen moet worden weergegeven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nt-variant-alternates</text:p>
          </table:table-cell>
          <table:table-cell table:style-name="ce4" office:value-type="string">
            <text:p>lettertype-variant-alternatieven</text:p>
          </table:table-cell>
          <table:table-cell table:style-name="ce4" office:value-type="string">
            <text:p>Beheert het gebruik van alternatieve glyphs die zijn gekoppeld aan alternatieve namen die zijn gedefinieerd in @font-feature-value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font-variant-caps.php">font-variant-caps</text:a></text:p>
          </table:table-cell>
          <table:table-cell table:style-name="ce2" office:value-type="string">
            <text:p>lettertype-variant-caps</text:p>
          </table:table-cell>
          <table:table-cell table:style-name="ce3" office:value-type="string">
            <text:p>Beheert het gebruik van alternatieve glyphs voor hoofdletter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nt-variant-east-asian</text:p>
          </table:table-cell>
          <table:table-cell table:style-name="ce4" office:value-type="string">
            <text:p>lettertype-variant-oost-aziatisch</text:p>
          </table:table-cell>
          <table:table-cell table:style-name="ce4" office:value-type="string">
            <text:p>Beheert het gebruik van alternatieve glyphs voor Oost-Aziatische scripts (bijvoorbeeld Japans en Chinees)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font-variant-ligatures</text:p>
          </table:table-cell>
          <table:table-cell table:style-name="ce3" office:value-type="string">
            <text:p>lettertype-variant-ligaturen</text:p>
          </table:table-cell>
          <table:table-cell table:style-name="ce3" office:value-type="string">
            <text:p>Bepaalt welke ligaturen en contextuele vormen worden gebruikt in de tekstuele inhoud van de elementen waarop deze van toepassing zijn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nt-variant-numeric</text:p>
          </table:table-cell>
          <table:table-cell table:style-name="ce4" office:value-type="string">
            <text:p>lettertype-variant-numeriek</text:p>
          </table:table-cell>
          <table:table-cell table:style-name="ce4" office:value-type="string">
            <text:p>Bepaalt het gebruik van alternatieve glyphs voor getallen, breuken en ordinale markeringen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font-variant-position</text:p>
          </table:table-cell>
          <table:table-cell table:style-name="ce3" office:value-type="string">
            <text:p>lettertype-variant-positie</text:p>
          </table:table-cell>
          <table:table-cell table:style-name="ce3" office:value-type="string">
            <text:p>Beheert het gebruik van alternatieve glyphs van kleiner formaat, gepositioneerd als superscript of subscript ten opzichte van de basislijn van het lettertyp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font_weight.php">font-weight</text:a></text:p>
          </table:table-cell>
          <table:table-cell table:style-name="ce2" office:value-type="string">
            <text:p>lettertype dikte</text:p>
          </table:table-cell>
          <table:table-cell table:style-name="ce4" office:value-type="string">
            <text:p>Specificeert de dikte van een lettertype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gap.php">gap</text:a></text:p>
          </table:table-cell>
          <table:table-cell table:style-name="ce2" office:value-type="string">
            <text:p>gat</text:p>
          </table:table-cell>
          <table:table-cell table:style-name="ce4" office:value-type="string">
            <text:p>Een verkorte eigenschap voor de rij-afstand en de kolom-afstand-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rid.php">grid</text:a></text:p>
          </table:table-cell>
          <table:table-cell table:style-name="ce2" office:value-type="string">
            <text:p>rooster</text:p>
          </table:table-cell>
          <table:table-cell table:style-name="ce3" office:value-type="string">
            <text:p>Een verkorte eigenschap voor de grid-template-rows, grid-template-columns, grid-template-gebieden, grid-auto-rows, grid-auto-columns en de grid-auto-flow-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rid-area.php">grid-area</text:a></text:p>
          </table:table-cell>
          <table:table-cell table:style-name="ce2" office:value-type="string">
            <text:p>rastergebied</text:p>
          </table:table-cell>
          <table:table-cell table:style-name="ce4" office:value-type="string">
            <text:p>Specificeert een naam voor het rasteritem, of deze eigenschap is een verkorte eigenschap voor de eigenschappen rasterrijbegin, rasterkolombegin, rasterrijeinde en rasterkolomeind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rid-auto-columns.php">grid-auto-columns</text:a></text:p>
          </table:table-cell>
          <table:table-cell table:style-name="ce2" office:value-type="string">
            <text:p>grid-auto-kolommen</text:p>
          </table:table-cell>
          <table:table-cell table:style-name="ce3" office:value-type="string">
            <text:p>Specificeert een standaardkolomgroott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rid-auto-flow.php">grid-auto-flow</text:a></text:p>
          </table:table-cell>
          <table:table-cell table:style-name="ce2" office:value-type="string">
            <text:p>grid-auto-flow</text:p>
          </table:table-cell>
          <table:table-cell table:style-name="ce4" office:value-type="string">
            <text:p>Specificeert hoe automatisch geplaatste items in het raster worden ingevoeg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rid-auto-rows.php">grid-auto-rows</text:a></text:p>
          </table:table-cell>
          <table:table-cell table:style-name="ce2" office:value-type="string">
            <text:p>grid-auto-rijen</text:p>
          </table:table-cell>
          <table:table-cell table:style-name="ce3" office:value-type="string">
            <text:p>Specificeert een standaard rijgroott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rid-column.php">grid-column</text:a></text:p>
          </table:table-cell>
          <table:table-cell table:style-name="ce2" office:value-type="string">
            <text:p>raster-kolom</text:p>
          </table:table-cell>
          <table:table-cell table:style-name="ce4" office:value-type="string">
            <text:p>Een verkorte eigenschap voor de eigenschappen grid-column-start en grid-column-en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rid-column-end.php">grid-column-end</text:a></text:p>
          </table:table-cell>
          <table:table-cell table:style-name="ce2" office:value-type="string">
            <text:p>raster-kolom-einde</text:p>
          </table:table-cell>
          <table:table-cell table:style-name="ce3" office:value-type="string">
            <text:p>Specificeert waar het rasteritem moet eindig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rid-column-gap.php">grid-column-gap</text:a></text:p>
          </table:table-cell>
          <table:table-cell table:style-name="ce2" office:value-type="string">
            <text:p>raster-kolom-opening</text:p>
          </table:table-cell>
          <table:table-cell table:style-name="ce4" office:value-type="string">
            <text:p>Specificeert de grootte van de opening tussen kolomm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rid-column-start.php">grid-column-start</text:a></text:p>
          </table:table-cell>
          <table:table-cell table:style-name="ce2" office:value-type="string">
            <text:p>raster-kolom-start</text:p>
          </table:table-cell>
          <table:table-cell table:style-name="ce3" office:value-type="string">
            <text:p>Geeft aan waar het rasteritem moet beginn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rid-gap.php">grid-gap</text:a></text:p>
          </table:table-cell>
          <table:table-cell table:style-name="ce2" office:value-type="string">
            <text:p>raster-opening</text:p>
          </table:table-cell>
          <table:table-cell table:style-name="ce4" office:value-type="string">
            <text:p>Een verkorte eigenschap voor de eigenschappen grid-row-gap en grid-column-gap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rid-row.php">grid-row</text:a></text:p>
          </table:table-cell>
          <table:table-cell table:style-name="ce2" office:value-type="string">
            <text:p>raster-rij</text:p>
          </table:table-cell>
          <table:table-cell table:style-name="ce3" office:value-type="string">
            <text:p>Een verkorte eigenschap voor de eigenschappen rasterrijbegin en rasterrijeind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rid-row-end.php">grid-row-end</text:a></text:p>
          </table:table-cell>
          <table:table-cell table:style-name="ce2" office:value-type="string">
            <text:p>raster-rij-einde</text:p>
          </table:table-cell>
          <table:table-cell table:style-name="ce4" office:value-type="string">
            <text:p>Specificeert waar het rasteritem moet eindig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rid-row-gap.php">grid-row-gap</text:a></text:p>
          </table:table-cell>
          <table:table-cell table:style-name="ce2" office:value-type="string">
            <text:p>raster-rij-opening</text:p>
          </table:table-cell>
          <table:table-cell table:style-name="ce3" office:value-type="string">
            <text:p>Specificeert de grootte van de opening tussen rij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rid-row-start.php">grid-row-start</text:a></text:p>
          </table:table-cell>
          <table:table-cell table:style-name="ce2" office:value-type="string">
            <text:p>raster-rij-begin</text:p>
          </table:table-cell>
          <table:table-cell table:style-name="ce4" office:value-type="string">
            <text:p>Geeft aan waar het rasteritem moet beginn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rid-template.php">grid-template</text:a></text:p>
          </table:table-cell>
          <table:table-cell table:style-name="ce2" office:value-type="string">
            <text:p>raster-sjabloon</text:p>
          </table:table-cell>
          <table:table-cell table:style-name="ce3" office:value-type="string">
            <text:p>Een verkorte eigenschap voor de eigenschappen rastersjabloonrijen, rastersjabloonkolommen en rastergebied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rid-template-areas.php">grid-template-areas</text:a></text:p>
          </table:table-cell>
          <table:table-cell table:style-name="ce2" office:value-type="string">
            <text:p>grid-sjabloon-gebieden</text:p>
          </table:table-cell>
          <table:table-cell table:style-name="ce4" office:value-type="string">
            <text:p>Specificeert hoe kolommen en rijen moeten worden weergegeven, met behulp van benoemde rasteritem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rid-template-columns.php">grid-template-columns</text:a></text:p>
          </table:table-cell>
          <table:table-cell table:style-name="ce2" office:value-type="string">
            <text:p>raster-sjabloon-kolommen</text:p>
          </table:table-cell>
          <table:table-cell table:style-name="ce3" office:value-type="string">
            <text:p>Specificeert de grootte van de kolommen en het aantal kolommen in een rasterindel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grid-template-rows.php">grid-template-rows</text:a></text:p>
          </table:table-cell>
          <table:table-cell table:style-name="ce2" office:value-type="string">
            <text:p>raster-sjabloon-rijen</text:p>
          </table:table-cell>
          <table:table-cell table:style-name="ce4" office:value-type="string">
            <text:p>Specificeert de grootte van de rijen in een rasterindeling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H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hanging-punctuation.php">hanging-punctuation</text:a></text:p>
          </table:table-cell>
          <table:table-cell table:style-name="ce2" office:value-type="string">
            <text:p>hangende leestekens</text:p>
          </table:table-cell>
          <table:table-cell table:style-name="ce4" office:value-type="string">
            <text:p>Specificeert of een leesteken buiten het regelvak mag worden geplaat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dim_height.php">height</text:a></text:p>
          </table:table-cell>
          <table:table-cell table:style-name="ce2" office:value-type="string">
            <text:p>hoogte</text:p>
          </table:table-cell>
          <table:table-cell table:style-name="ce3" office:value-type="string">
            <text:p>Stelt de hoogte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hyphens.php">hyphens</text:a></text:p>
          </table:table-cell>
          <table:table-cell table:style-name="ce2" office:value-type="string">
            <text:p>koppeltekens</text:p>
          </table:table-cell>
          <table:table-cell table:style-name="ce4" office:value-type="string">
            <text:p>Stelt in hoe woorden moeten worden gesplitst om de lay-out van tekst te verbeter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hyphenate-character.php">hypenate-character</text:a></text:p>
          </table:table-cell>
          <table:table-cell table:style-name="ce2" office:value-type="string">
            <text:p>hypenate-karakter</text:p>
          </table:table-cell>
          <table:table-cell table:style-name="ce3" office:value-type="string">
            <text:p>Stelt het teken in dat aan het einde van de regel wordt gebruikt, vóór een woordafbreking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I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image-rendering.php">image-rendering</text:a></text:p>
          </table:table-cell>
          <table:table-cell table:style-name="ce2" office:value-type="string">
            <text:p>beeldweergave</text:p>
          </table:table-cell>
          <table:table-cell table:style-name="ce4" office:value-type="string">
            <text:p>Specificeert het type algoritme dat moet worden gebruikt voor het schalen van afbeelding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import_rule.php">@import</text:a></text:p>
          </table:table-cell>
          <table:table-cell table:style-name="ce2" office:value-type="string">
            <text:p>@importeren</text:p>
          </table:table-cell>
          <table:table-cell table:style-name="ce3" office:value-type="string">
            <text:p>Hiermee kunt u een stijlblad in een ander stijlblad importer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inline-size.php">inline-size</text:a></text:p>
          </table:table-cell>
          <table:table-cell table:style-name="ce2" office:value-type="string">
            <text:p>inline-formaat</text:p>
          </table:table-cell>
          <table:table-cell table:style-name="ce4" office:value-type="string">
            <text:p>Specificeert de grootte van een element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inset.php">inset</text:a></text:p>
          </table:table-cell>
          <table:table-cell table:style-name="ce2" office:value-type="string">
            <text:p>inzet</text:p>
          </table:table-cell>
          <table:table-cell table:style-name="ce3" office:value-type="string">
            <text:p>Specificeert de afstand tussen een element en het bovenliggende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inset-block.php">inset-block</text:a></text:p>
          </table:table-cell>
          <table:table-cell table:style-name="ce2" office:value-type="string">
            <text:p>inzetblok</text:p>
          </table:table-cell>
          <table:table-cell table:style-name="ce4" office:value-type="string">
            <text:p>Specificeert de afstand tussen een element en het bovenliggende element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inset-block-end.php">inset-block-end</text:a></text:p>
          </table:table-cell>
          <table:table-cell table:style-name="ce2" office:value-type="string">
            <text:p>inzet-blok-einde</text:p>
          </table:table-cell>
          <table:table-cell table:style-name="ce3" office:value-type="string">
            <text:p>Specificeert de afstand tussen het uiteinde van een element en het bovenliggende element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inset-block-start.php">inset-block-start</text:a></text:p>
          </table:table-cell>
          <table:table-cell table:style-name="ce2" office:value-type="string">
            <text:p>inzet-blok-start</text:p>
          </table:table-cell>
          <table:table-cell table:style-name="ce4" office:value-type="string">
            <text:p>Specificeert de afstand tussen het begin van een element en het bovenliggende element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inset-inline.php">inset-inline</text:a></text:p>
          </table:table-cell>
          <table:table-cell table:style-name="ce2" office:value-type="string">
            <text:p>inzet-inline</text:p>
          </table:table-cell>
          <table:table-cell table:style-name="ce3" office:value-type="string">
            <text:p>Specificeert de afstand tussen een element en het bovenliggende element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inset-inline-end.php">inset-inline-end</text:a></text:p>
          </table:table-cell>
          <table:table-cell table:style-name="ce2" office:value-type="string">
            <text:p>inzet-inline-einde</text:p>
          </table:table-cell>
          <table:table-cell table:style-name="ce4" office:value-type="string">
            <text:p>Specificeert de afstand tussen het uiteinde van een element en het bovenliggende element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inset-inline-start.php">inset-inline-start</text:a></text:p>
          </table:table-cell>
          <table:table-cell table:style-name="ce2" office:value-type="string">
            <text:p>inzet-inline-start</text:p>
          </table:table-cell>
          <table:table-cell table:style-name="ce3" office:value-type="string">
            <text:p>Specificeert de afstand tussen het begin van een element en het bovenliggende element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isolation.php">isolation</text:a></text:p>
          </table:table-cell>
          <table:table-cell table:style-name="ce2" office:value-type="string">
            <text:p>isolatie</text:p>
          </table:table-cell>
          <table:table-cell table:style-name="ce4" office:value-type="string">
            <text:p>Definieert of een element een nieuwe stapelinhoud moet creëren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J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justify-content.php">justify-content</text:a></text:p>
          </table:table-cell>
          <table:table-cell table:style-name="ce2" office:value-type="string">
            <text:p>rechtvaardigen-inhoud</text:p>
          </table:table-cell>
          <table:table-cell table:style-name="ce4" office:value-type="string">
            <text:p>Specificeert de uitlijning tussen de items in een flexibele container wanneer de items niet alle beschikbare ruimte in beslag nem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justify-items.php">justify-items</text:a></text:p>
          </table:table-cell>
          <table:table-cell table:style-name="ce2" office:value-type="string">
            <text:p>rechtvaardigen-items</text:p>
          </table:table-cell>
          <table:table-cell table:style-name="ce3" office:value-type="string">
            <text:p>Wordt ingesteld op de roostercontainer. Specificeert de uitlijning van rasteritems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justify-self.php">justify-self</text:a></text:p>
          </table:table-cell>
          <table:table-cell table:style-name="ce2" office:value-type="string">
            <text:p>rechtvaardig-zelf</text:p>
          </table:table-cell>
          <table:table-cell table:style-name="ce4" office:value-type="string">
            <text:p>Wordt ingesteld op het rasteritem. Specificeert de uitlijning van het rasteritem in de inline-richting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K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animation-keyframes.php">@keyframes</text:a></text:p>
          </table:table-cell>
          <table:table-cell table:style-name="ce2" office:value-type="string">
            <text:p>@sleutelframes</text:p>
          </table:table-cell>
          <table:table-cell table:style-name="ce4" office:value-type="string">
            <text:p>Specificeert de animatiecode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L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pos_left.php">left</text:a>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Specificeert de linkerpositie van een gepositioneerd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text_letter-spacing.php">letter-spacing</text:a></text:p>
          </table:table-cell>
          <table:table-cell table:style-name="ce2" office:value-type="string">
            <text:p>letterafstand</text:p>
          </table:table-cell>
          <table:table-cell table:style-name="ce3" office:value-type="string">
            <text:p>Vergroot of verkleint de ruimte tussen tekens in een tekst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ine-break</text:p>
          </table:table-cell>
          <table:table-cell table:style-name="ce4" office:value-type="string">
            <text:p>regeleinde</text:p>
          </table:table-cell>
          <table:table-cell table:style-name="ce4" office:value-type="string">
            <text:p>Specificeert hoe/of lijnen moeten worden afgebrok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dim_line-height.php">line-height</text:a></text:p>
          </table:table-cell>
          <table:table-cell table:style-name="ce2" office:value-type="string">
            <text:p>lijnhoogte</text:p>
          </table:table-cell>
          <table:table-cell table:style-name="ce3" office:value-type="string">
            <text:p>Stelt de lijnhoogte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list-style.php">list-style</text:a></text:p>
          </table:table-cell>
          <table:table-cell table:style-name="ce2" office:value-type="string">
            <text:p>lijststijl</text:p>
          </table:table-cell>
          <table:table-cell table:style-name="ce4" office:value-type="string">
            <text:p>Stelt alle eigenschappen voor een lijst in één declaratie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list-style-image.php">list-style-image</text:a></text:p>
          </table:table-cell>
          <table:table-cell table:style-name="ce2" office:value-type="string">
            <text:p>lijst-stijl-afbeelding</text:p>
          </table:table-cell>
          <table:table-cell table:style-name="ce3" office:value-type="string">
            <text:p>Specificeert een afbeelding als markering voor lijstitem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list-style-position.php">list-style-position</text:a></text:p>
          </table:table-cell>
          <table:table-cell table:style-name="ce2" office:value-type="string">
            <text:p>lijststijl-positie</text:p>
          </table:table-cell>
          <table:table-cell table:style-name="ce4" office:value-type="string">
            <text:p>Specificeert de positie van de markeringen van lijstitems (opsommingstekens)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list-style-type.php">list-style-type</text:a></text:p>
          </table:table-cell>
          <table:table-cell table:style-name="ce2" office:value-type="string">
            <text:p>lijst-stijl-type</text:p>
          </table:table-cell>
          <table:table-cell table:style-name="ce3" office:value-type="string">
            <text:p>Specificeert het type lijstitemmarkering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M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margin.php">margin</text:a></text:p>
          </table:table-cell>
          <table:table-cell table:style-name="ce2" office:value-type="string">
            <text:p>marge</text:p>
          </table:table-cell>
          <table:table-cell table:style-name="ce4" office:value-type="string">
            <text:p>Stelt alle marge-eigenschappen in één declaratie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margin-block.php">margin-block</text:a></text:p>
          </table:table-cell>
          <table:table-cell table:style-name="ce2" office:value-type="string">
            <text:p>margeblok</text:p>
          </table:table-cell>
          <table:table-cell table:style-name="ce3" office:value-type="string">
            <text:p>Specificeert de marge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margin-block-end.php">margin-block-end</text:a></text:p>
          </table:table-cell>
          <table:table-cell table:style-name="ce2" office:value-type="string">
            <text:p>marge-blok-einde</text:p>
          </table:table-cell>
          <table:table-cell table:style-name="ce4" office:value-type="string">
            <text:p>Specificeert de marge aan het einde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margin-block-start.php">margin-block-start</text:a></text:p>
          </table:table-cell>
          <table:table-cell table:style-name="ce2" office:value-type="string">
            <text:p>marge-blok-start</text:p>
          </table:table-cell>
          <table:table-cell table:style-name="ce3" office:value-type="string">
            <text:p>Specificeert de marge aan het begin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margin-bottom.php">margin-bottom</text:a></text:p>
          </table:table-cell>
          <table:table-cell table:style-name="ce2" office:value-type="string">
            <text:p>marge-bodem</text:p>
          </table:table-cell>
          <table:table-cell table:style-name="ce4" office:value-type="string">
            <text:p>Stelt de ondermarge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margin-inline.php">margin-inline</text:a></text:p>
          </table:table-cell>
          <table:table-cell table:style-name="ce2" office:value-type="string">
            <text:p>marge-inline</text:p>
          </table:table-cell>
          <table:table-cell table:style-name="ce3" office:value-type="string">
            <text:p>Specificeert de marge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margin-inline-end.php">margin-inline-end</text:a></text:p>
          </table:table-cell>
          <table:table-cell table:style-name="ce2" office:value-type="string">
            <text:p>marge-inline-einde</text:p>
          </table:table-cell>
          <table:table-cell table:style-name="ce4" office:value-type="string">
            <text:p>Specificeert de marge aan het einde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margin-inline-start.php">margin-inline-start</text:a></text:p>
          </table:table-cell>
          <table:table-cell table:style-name="ce2" office:value-type="string">
            <text:p>marge-inline-start</text:p>
          </table:table-cell>
          <table:table-cell table:style-name="ce3" office:value-type="string">
            <text:p>Specificeert de marge aan het begin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margin-left.php">margin-left</text:a></text:p>
          </table:table-cell>
          <table:table-cell table:style-name="ce2" office:value-type="string">
            <text:p>marge-links</text:p>
          </table:table-cell>
          <table:table-cell table:style-name="ce4" office:value-type="string">
            <text:p>Stelt de linkermarge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margin-right.php">margin-right</text:a></text:p>
          </table:table-cell>
          <table:table-cell table:style-name="ce2" office:value-type="string">
            <text:p>marge-rechts</text:p>
          </table:table-cell>
          <table:table-cell table:style-name="ce3" office:value-type="string">
            <text:p>Stelt de rechtermarge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margin-top.php">margin-top</text:a></text:p>
          </table:table-cell>
          <table:table-cell table:style-name="ce2" office:value-type="string">
            <text:p>marge-top</text:p>
          </table:table-cell>
          <table:table-cell table:style-name="ce4" office:value-type="string">
            <text:p>Stelt de bovenmarge van een element in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mask</text:p>
          </table:table-cell>
          <table:table-cell table:style-name="ce3" office:value-type="string">
            <text:p>masker</text:p>
          </table:table-cell>
          <table:table-cell table:style-name="ce3" office:value-type="string">
            <text:p>Verbergt delen van een element door een afbeelding op specifieke plaatsen te maskeren of af te knippen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sk-clip</text:p>
          </table:table-cell>
          <table:table-cell table:style-name="ce4" office:value-type="string">
            <text:p>masker-clip</text:p>
          </table:table-cell>
          <table:table-cell table:style-name="ce4" office:value-type="string">
            <text:p>Specificeert het maskergebied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mask-composite</text:p>
          </table:table-cell>
          <table:table-cell table:style-name="ce3" office:value-type="string">
            <text:p>masker-composiet</text:p>
          </table:table-cell>
          <table:table-cell table:style-name="ce3" office:value-type="string">
            <text:p>Vertegenwoordigt een compositiebewerking die wordt gebruikt op de huidige maskerlaag met de maskerlagen erond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mask-image.php">mask-image</text:a></text:p>
          </table:table-cell>
          <table:table-cell table:style-name="ce2" office:value-type="string">
            <text:p>masker-afbeelding</text:p>
          </table:table-cell>
          <table:table-cell table:style-name="ce4" office:value-type="string">
            <text:p>Specificeert een afbeelding die moet worden gebruikt als maskerlaag voor e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mask-mode.php">mask-mode</text:a></text:p>
          </table:table-cell>
          <table:table-cell table:style-name="ce2" office:value-type="string">
            <text:p>masker-modus</text:p>
          </table:table-cell>
          <table:table-cell table:style-name="ce3" office:value-type="string">
            <text:p>Specificeert of de maskerlaagafbeelding wordt behandeld als een luminantiemasker of als een alfamask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mask-origin.php">mask-origin</text:a></text:p>
          </table:table-cell>
          <table:table-cell table:style-name="ce2" office:value-type="string">
            <text:p>masker-oorsprong</text:p>
          </table:table-cell>
          <table:table-cell table:style-name="ce4" office:value-type="string">
            <text:p>Specificeert de oorsprongpositie (het maskerpositiegebied) van een maskerlaagafbeeld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mask-position.php">mask-position</text:a></text:p>
          </table:table-cell>
          <table:table-cell table:style-name="ce2" office:value-type="string">
            <text:p>masker-positie</text:p>
          </table:table-cell>
          <table:table-cell table:style-name="ce3" office:value-type="string">
            <text:p>Stelt de startpositie in van een maskerlaagafbeelding (ten opzichte van het maskerpositiegebied)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mask-repeat.php">mask-repeat</text:a></text:p>
          </table:table-cell>
          <table:table-cell table:style-name="ce2" office:value-type="string">
            <text:p>masker-herhaal</text:p>
          </table:table-cell>
          <table:table-cell table:style-name="ce4" office:value-type="string">
            <text:p>Specificeert hoe de maskerlaagafbeelding wordt herhaal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mask-size.php">mask-size</text:a></text:p>
          </table:table-cell>
          <table:table-cell table:style-name="ce2" office:value-type="string">
            <text:p>maskergrootte</text:p>
          </table:table-cell>
          <table:table-cell table:style-name="ce3" office:value-type="string">
            <text:p>Specificeert de grootte van een maskerlaagafbeelding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sk-type</text:p>
          </table:table-cell>
          <table:table-cell table:style-name="ce4" office:value-type="string">
            <text:p>masker-type</text:p>
          </table:table-cell>
          <table:table-cell table:style-name="ce4" office:value-type="string">
            <text:p>Specificeert of een SVG &lt;mask&gt;-element wordt behandeld als een luminantiemasker of als een alfamask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dim_max-height.php">max-height</text:a></text:p>
          </table:table-cell>
          <table:table-cell table:style-name="ce2" office:value-type="string">
            <text:p>maximale hoogte</text:p>
          </table:table-cell>
          <table:table-cell table:style-name="ce3" office:value-type="string">
            <text:p>Stelt de maximale hoogte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dim_max-width.php">max-width</text:a></text:p>
          </table:table-cell>
          <table:table-cell table:style-name="ce2" office:value-type="string">
            <text:p>Maximale wijdte</text:p>
          </table:table-cell>
          <table:table-cell table:style-name="ce4" office:value-type="string">
            <text:p>Stelt de maximale breedte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mediaquery.php">@media</text:a></text:p>
          </table:table-cell>
          <table:table-cell table:style-name="ce2" office:value-type="string">
            <text:p>@media</text:p>
          </table:table-cell>
          <table:table-cell table:style-name="ce3" office:value-type="string">
            <text:p>Stelt de stijlregels in voor verschillende mediatypen/apparaten/forma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max-block-size.php">max-block-size</text:a></text:p>
          </table:table-cell>
          <table:table-cell table:style-name="ce2" office:value-type="string">
            <text:p>max-blokgrootte</text:p>
          </table:table-cell>
          <table:table-cell table:style-name="ce4" office:value-type="string">
            <text:p>Stelt de maximale grootte in van een element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max-inline-size.php">max-inline-size</text:a></text:p>
          </table:table-cell>
          <table:table-cell table:style-name="ce2" office:value-type="string">
            <text:p>max-inline-grootte</text:p>
          </table:table-cell>
          <table:table-cell table:style-name="ce3" office:value-type="string">
            <text:p>Stelt de maximale grootte in van een element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min-block-size.php">min-block-size</text:a></text:p>
          </table:table-cell>
          <table:table-cell table:style-name="ce2" office:value-type="string">
            <text:p>min-blokgrootte</text:p>
          </table:table-cell>
          <table:table-cell table:style-name="ce4" office:value-type="string">
            <text:p>Stelt de minimale grootte in van een element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min-inline-size.php">min-inline-size</text:a></text:p>
          </table:table-cell>
          <table:table-cell table:style-name="ce2" office:value-type="string">
            <text:p>min-inline-formaat</text:p>
          </table:table-cell>
          <table:table-cell table:style-name="ce3" office:value-type="string">
            <text:p>Stelt de minimale grootte in van een element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dim_min-height.php">min-height</text:a></text:p>
          </table:table-cell>
          <table:table-cell table:style-name="ce2" office:value-type="string">
            <text:p>min-hoogte</text:p>
          </table:table-cell>
          <table:table-cell table:style-name="ce4" office:value-type="string">
            <text:p>Stelt de minimale hoogte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dim_min-width.php">min-width</text:a></text:p>
          </table:table-cell>
          <table:table-cell table:style-name="ce2" office:value-type="string">
            <text:p>min-breedte</text:p>
          </table:table-cell>
          <table:table-cell table:style-name="ce3" office:value-type="string">
            <text:p>Stelt de minimale breedte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mix-blend-mode.php">mix-blend-mode</text:a></text:p>
          </table:table-cell>
          <table:table-cell table:style-name="ce2" office:value-type="string">
            <text:p>mix-blend-modus</text:p>
          </table:table-cell>
          <table:table-cell table:style-name="ce4" office:value-type="string">
            <text:p>Specificeert hoe de inhoud van een element moet overvloeien met de directe bovenliggende achtergrond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O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object-fit.php">object-fit</text:a></text:p>
          </table:table-cell>
          <table:table-cell table:style-name="ce2" office:value-type="string">
            <text:p>object-fit</text:p>
          </table:table-cell>
          <table:table-cell table:style-name="ce4" office:value-type="string">
            <text:p>Specificeert hoe de inhoud van een vervangen element moet worden aangepast aan de doos, gebaseerd op de gebruikte hoogte en breedt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object-position.php">object-position</text:a></text:p>
          </table:table-cell>
          <table:table-cell table:style-name="ce2" office:value-type="string">
            <text:p>object-positie</text:p>
          </table:table-cell>
          <table:table-cell table:style-name="ce3" office:value-type="string">
            <text:p>Specificeert de uitlijning van het vervangen element binnen zijn doo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offset.php">offset</text:a></text:p>
          </table:table-cell>
          <table:table-cell table:style-name="ce2" office:value-type="string">
            <text:p>gecompenseerd</text:p>
          </table:table-cell>
          <table:table-cell table:style-name="ce4" office:value-type="string">
            <text:p>Is een afkorting en specificeert hoe een element langs een pad moet worden geanimeer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offset-anchor.php">offset-anchor</text:a></text:p>
          </table:table-cell>
          <table:table-cell table:style-name="ce2" office:value-type="string">
            <text:p>offset-anker</text:p>
          </table:table-cell>
          <table:table-cell table:style-name="ce3" office:value-type="string">
            <text:p>Specificeert een punt op een element dat is vastgelegd op het pad waarlangs het wordt geanimeer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offset-distance.php">offset-distance</text:a></text:p>
          </table:table-cell>
          <table:table-cell table:style-name="ce2" office:value-type="string">
            <text:p>offset-afstand</text:p>
          </table:table-cell>
          <table:table-cell table:style-name="ce4" office:value-type="string">
            <text:p>Specificeert de positie langs een pad waar een geanimeerd element wordt geplaat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offset-path.php">offset-path</text:a></text:p>
          </table:table-cell>
          <table:table-cell table:style-name="ce2" office:value-type="string">
            <text:p>offset-pad</text:p>
          </table:table-cell>
          <table:table-cell table:style-name="ce3" office:value-type="string">
            <text:p>Specificeert het pad waarlangs een element wordt geanimeer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offset-rotate.php">offset-rotate</text:a></text:p>
          </table:table-cell>
          <table:table-cell table:style-name="ce2" office:value-type="string">
            <text:p>offset-roteren</text:p>
          </table:table-cell>
          <table:table-cell table:style-name="ce4" office:value-type="string">
            <text:p>Specificeert de rotatie van een element terwijl het langs een pad wordt geanimeer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opacity.php">opacity</text:a></text:p>
          </table:table-cell>
          <table:table-cell table:style-name="ce2" office:value-type="string">
            <text:p>dekking</text:p>
          </table:table-cell>
          <table:table-cell table:style-name="ce3" office:value-type="string">
            <text:p>Stelt het dekkingsniveau voor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order.php">order</text:a></text:p>
          </table:table-cell>
          <table:table-cell table:style-name="ce2" office:value-type="string">
            <text:p>volgorde</text:p>
          </table:table-cell>
          <table:table-cell table:style-name="ce4" office:value-type="string">
            <text:p>Stelt de volgorde van het flexibele item in ten opzichte van de re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orphans.php">orphans</text:a></text:p>
          </table:table-cell>
          <table:table-cell table:style-name="ce2" office:value-type="string">
            <text:p>weeskinderen</text:p>
          </table:table-cell>
          <table:table-cell table:style-name="ce3" office:value-type="string">
            <text:p>Stelt het minimumaantal regels in dat onderaan een pagina of kolom moet staa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outline.php">outline</text:a></text:p>
          </table:table-cell>
          <table:table-cell table:style-name="ce2" office:value-type="string">
            <text:p>overzicht</text:p>
          </table:table-cell>
          <table:table-cell table:style-name="ce4" office:value-type="string">
            <text:p>Een verkorte eigenschap voor de eigenschappen omtrekbreedte, omtrekstijl en omtrekkleu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outline-color.php">outline-color</text:a></text:p>
          </table:table-cell>
          <table:table-cell table:style-name="ce2" office:value-type="string">
            <text:p>omtrekkleur</text:p>
          </table:table-cell>
          <table:table-cell table:style-name="ce3" office:value-type="string">
            <text:p>Stelt de kleur van een omtrek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outline-offset.php">outline-offset</text:a></text:p>
          </table:table-cell>
          <table:table-cell table:style-name="ce2" office:value-type="string">
            <text:p>omtrek-offset</text:p>
          </table:table-cell>
          <table:table-cell table:style-name="ce4" office:value-type="string">
            <text:p>Verschuift een omtrek en tekent deze voorbij de randran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outline-style.php">outline-style</text:a></text:p>
          </table:table-cell>
          <table:table-cell table:style-name="ce2" office:value-type="string">
            <text:p>overzicht-stijl</text:p>
          </table:table-cell>
          <table:table-cell table:style-name="ce3" office:value-type="string">
            <text:p>Stelt de stijl van een omtrek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outline-width.php">outline-width</text:a></text:p>
          </table:table-cell>
          <table:table-cell table:style-name="ce2" office:value-type="string">
            <text:p>omtrekbreedte</text:p>
          </table:table-cell>
          <table:table-cell table:style-name="ce4" office:value-type="string">
            <text:p>Stelt de breedte van een omtrek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pos_overflow.php">overflow</text:a></text:p>
          </table:table-cell>
          <table:table-cell table:style-name="ce2" office:value-type="string">
            <text:p>overloop</text:p>
          </table:table-cell>
          <table:table-cell table:style-name="ce3" office:value-type="string">
            <text:p>Specificeert wat er gebeurt als de inhoud het vak van een element overschrijd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overflow-anchor.php">overflow-anchor</text:a></text:p>
          </table:table-cell>
          <table:table-cell table:style-name="ce2" office:value-type="string">
            <text:p>overloop-anker</text:p>
          </table:table-cell>
          <table:table-cell table:style-name="ce4" office:value-type="string">
            <text:p>Specificeert of inhoud in het zichtbare gebied in een schuifbare container al dan niet naar beneden moet worden geduwd wanneer nieuwe inhoud erboven wordt gelad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overflow-wrap.php">overflow-wrap</text:a></text:p>
          </table:table-cell>
          <table:table-cell table:style-name="ce2" office:value-type="string">
            <text:p>overloop-wikkel</text:p>
          </table:table-cell>
          <table:table-cell table:style-name="ce3" office:value-type="string">
            <text:p>Specificeert of de browser regels met lange woorden wel of niet kan afbreken als deze de container overlo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overflow-x.php">overflow-x</text:a></text:p>
          </table:table-cell>
          <table:table-cell table:style-name="ce2" office:value-type="string">
            <text:p>overloop-x</text:p>
          </table:table-cell>
          <table:table-cell table:style-name="ce4" office:value-type="string">
            <text:p>Specificeert of de linker-/rechterrand van de inhoud wel of niet moet worden afgesneden als deze het inhoudsgebied van het element overschrijd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overflow-y.php">overflow-y</text:a></text:p>
          </table:table-cell>
          <table:table-cell table:style-name="ce2" office:value-type="string">
            <text:p>overloop-y</text:p>
          </table:table-cell>
          <table:table-cell table:style-name="ce3" office:value-type="string">
            <text:p>Specificeert of de boven-/onderranden van de inhoud al dan niet moeten worden afgesneden als deze het inhoudsgebied van het element overschrijd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overscroll-behavior.php">overscroll-behavior</text:a></text:p>
          </table:table-cell>
          <table:table-cell table:style-name="ce2" office:value-type="string">
            <text:p>overscroll-gedrag</text:p>
          </table:table-cell>
          <table:table-cell table:style-name="ce4" office:value-type="string">
            <text:p>Specificeert of er scroll-chaining of overscroll-affordance in x- en y-richtingen moet zij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overscroll-behavior-block.php">overscroll-behavior-block</text:a></text:p>
          </table:table-cell>
          <table:table-cell table:style-name="ce2" office:value-type="string">
            <text:p>overscroll-gedragsblok</text:p>
          </table:table-cell>
          <table:table-cell table:style-name="ce3" office:value-type="string">
            <text:p>Specificeert of er scroll-chaining of overscroll-affordance in de blokrichting moet zij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overscroll-behavior-inline.php">overscroll-behavior-inline</text:a></text:p>
          </table:table-cell>
          <table:table-cell table:style-name="ce2" office:value-type="string">
            <text:p>overscroll-gedrag-inline</text:p>
          </table:table-cell>
          <table:table-cell table:style-name="ce4" office:value-type="string">
            <text:p>Specificeert of er scroll-chaining of overscroll-affordance in de inline-richting moet zij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overscroll-behavior-x.php">overscroll-behavior-x</text:a></text:p>
          </table:table-cell>
          <table:table-cell table:style-name="ce2" office:value-type="string">
            <text:p>overscroll-gedrag-x</text:p>
          </table:table-cell>
          <table:table-cell table:style-name="ce3" office:value-type="string">
            <text:p>Specificeert of er scroll-chaining of overscroll-affordance in de x-richting moet zij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overscroll-behavior-y.php">overscroll-behavior-y</text:a></text:p>
          </table:table-cell>
          <table:table-cell table:style-name="ce2" office:value-type="string">
            <text:p>overscroll-gedrag-y</text:p>
          </table:table-cell>
          <table:table-cell table:style-name="ce4" office:value-type="string">
            <text:p>Specificeert of er scroll-chaining of overscroll-affordance in y-richtingen moet zijn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padding.php">padding</text:a></text:p>
          </table:table-cell>
          <table:table-cell table:style-name="ce2" office:value-type="string">
            <text:p>opvulling</text:p>
          </table:table-cell>
          <table:table-cell table:style-name="ce4" office:value-type="string">
            <text:p>Een verkorte eigenschap voor alle opvulling-* 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padding-block.php">padding-block</text:a></text:p>
          </table:table-cell>
          <table:table-cell table:style-name="ce2" office:value-type="string">
            <text:p>opvulblok</text:p>
          </table:table-cell>
          <table:table-cell table:style-name="ce3" office:value-type="string">
            <text:p>Specificeert de opvulling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padding-block-end.php">padding-block-end</text:a></text:p>
          </table:table-cell>
          <table:table-cell table:style-name="ce2" office:value-type="string">
            <text:p>opvulling-blok-einde</text:p>
          </table:table-cell>
          <table:table-cell table:style-name="ce4" office:value-type="string">
            <text:p>Specificeert de opvulling aan het einde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padding-block-start.php">padding-block-start</text:a></text:p>
          </table:table-cell>
          <table:table-cell table:style-name="ce2" office:value-type="string">
            <text:p>opvulling-blok-start</text:p>
          </table:table-cell>
          <table:table-cell table:style-name="ce3" office:value-type="string">
            <text:p>Specificeert de opvulling aan het begin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padding-bottom.php">padding-bottom</text:a></text:p>
          </table:table-cell>
          <table:table-cell table:style-name="ce2" office:value-type="string">
            <text:p>opvulling-bodem</text:p>
          </table:table-cell>
          <table:table-cell table:style-name="ce4" office:value-type="string">
            <text:p>Stelt de onderste opvulling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padding-inline.php">padding-inline</text:a></text:p>
          </table:table-cell>
          <table:table-cell table:style-name="ce2" office:value-type="string">
            <text:p>opvulling-inline</text:p>
          </table:table-cell>
          <table:table-cell table:style-name="ce3" office:value-type="string">
            <text:p>Specificeert de opvulling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padding-inline-end.php">padding-inline-end</text:a></text:p>
          </table:table-cell>
          <table:table-cell table:style-name="ce2" office:value-type="string">
            <text:p>opvulling-inline-einde</text:p>
          </table:table-cell>
          <table:table-cell table:style-name="ce4" office:value-type="string">
            <text:p>Specificeert de opvulling aan het einde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padding-inline-start.php">padding-inline-start</text:a></text:p>
          </table:table-cell>
          <table:table-cell table:style-name="ce2" office:value-type="string">
            <text:p>opvulling-inline-start</text:p>
          </table:table-cell>
          <table:table-cell table:style-name="ce3" office:value-type="string">
            <text:p>Specificeert de opvulling aan het begin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padding-left.php">padding-left</text:a></text:p>
          </table:table-cell>
          <table:table-cell table:style-name="ce2" office:value-type="string">
            <text:p>opvulling-links</text:p>
          </table:table-cell>
          <table:table-cell table:style-name="ce4" office:value-type="string">
            <text:p>Stelt de linkeropvulling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padding-right.php">padding-right</text:a></text:p>
          </table:table-cell>
          <table:table-cell table:style-name="ce2" office:value-type="string">
            <text:p>opvulling-rechts</text:p>
          </table:table-cell>
          <table:table-cell table:style-name="ce3" office:value-type="string">
            <text:p>Stelt de juiste opvulling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padding-top.php">padding-top</text:a></text:p>
          </table:table-cell>
          <table:table-cell table:style-name="ce2" office:value-type="string">
            <text:p>opvulling-top</text:p>
          </table:table-cell>
          <table:table-cell table:style-name="ce4" office:value-type="string">
            <text:p>Stelt de bovenste opvulling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print_pageba.php">page-break-after</text:a></text:p>
          </table:table-cell>
          <table:table-cell table:style-name="ce2" office:value-type="string">
            <text:p>pagina-einde-na</text:p>
          </table:table-cell>
          <table:table-cell table:style-name="ce3" office:value-type="string">
            <text:p>Stelt het pagina-eindegedrag in na e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print_pagebb.php">page-break-before</text:a></text:p>
          </table:table-cell>
          <table:table-cell table:style-name="ce2" office:value-type="string">
            <text:p>pagina-einde-voor</text:p>
          </table:table-cell>
          <table:table-cell table:style-name="ce4" office:value-type="string">
            <text:p>Stelt het pagina-eindegedrag vóór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print_pagebi.php">page-break-inside</text:a></text:p>
          </table:table-cell>
          <table:table-cell table:style-name="ce2" office:value-type="string">
            <text:p>pagina-einde-binnen</text:p>
          </table:table-cell>
          <table:table-cell table:style-name="ce3" office:value-type="string">
            <text:p>Stelt het pagina-eindegedrag binne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paint-order.php">paint-order</text:a></text:p>
          </table:table-cell>
          <table:table-cell table:style-name="ce2" office:value-type="string">
            <text:p>verf-bestelling</text:p>
          </table:table-cell>
          <table:table-cell table:style-name="ce4" office:value-type="string">
            <text:p>Stelt de volgorde in van hoe een SVG-element of tekst wordt geschilderd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perspective.php">perspective</text:a></text:p>
          </table:table-cell>
          <table:table-cell table:style-name="ce2" office:value-type="string">
            <text:p>perspectief</text:p>
          </table:table-cell>
          <table:table-cell table:style-name="ce3" office:value-type="string">
            <text:p>Geeft een 3D-gepositioneerd element perspectief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perspective-origin.php">perspective-origin</text:a></text:p>
          </table:table-cell>
          <table:table-cell table:style-name="ce2" office:value-type="string">
            <text:p>perspectief-oorsprong</text:p>
          </table:table-cell>
          <table:table-cell table:style-name="ce4" office:value-type="string">
            <text:p>Definieert op welke positie de gebruiker naar het 3D-gepositioneerde element kijk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place-content.php">place-content</text:a></text:p>
          </table:table-cell>
          <table:table-cell table:style-name="ce2" office:value-type="string">
            <text:p>plaats-inhoud</text:p>
          </table:table-cell>
          <table:table-cell table:style-name="ce3" office:value-type="string">
            <text:p>Specificeert align-content en justify-content eigenschapswaarden voor flexbox- en rasterlay-out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place-items.php">place-items</text:a></text:p>
          </table:table-cell>
          <table:table-cell table:style-name="ce2" office:value-type="string">
            <text:p>plaats-items</text:p>
          </table:table-cell>
          <table:table-cell table:style-name="ce4" office:value-type="string">
            <text:p>Specificeert de eigenschapswaarden align-items en justify-items voor rasterlay-out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place-self.php">place-self</text:a></text:p>
          </table:table-cell>
          <table:table-cell table:style-name="ce2" office:value-type="string">
            <text:p>plaats-zelf</text:p>
          </table:table-cell>
          <table:table-cell table:style-name="ce3" office:value-type="string">
            <text:p>Specificeert align-self en justify-self eigenschapswaarden voor rasterlay-out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pointer-events.php">pointer-events</text:a></text:p>
          </table:table-cell>
          <table:table-cell table:style-name="ce2" office:value-type="string">
            <text:p>pointer-gebeurtenissen</text:p>
          </table:table-cell>
          <table:table-cell table:style-name="ce4" office:value-type="string">
            <text:p>Definieert of een element al dan niet reageert op pointergebeurteniss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class_position.php">position</text:a></text:p>
          </table:table-cell>
          <table:table-cell table:style-name="ce2" office:value-type="string">
            <text:p>positie</text:p>
          </table:table-cell>
          <table:table-cell table:style-name="ce3" office:value-type="string">
            <text:p>Specificeert het type positioneringsmethode dat voor een element wordt gebruikt (statisch, relatief, absoluut of vast)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Q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gen_quotes.php">quotes</text:a></text:p>
          </table:table-cell>
          <table:table-cell table:style-name="ce2" office:value-type="string">
            <text:p>citaten</text:p>
          </table:table-cell>
          <table:table-cell table:style-name="ce4" office:value-type="string">
            <text:p>Stelt het type aanhalingstekens in voor ingesloten citaten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resize.php">resize</text:a></text:p>
          </table:table-cell>
          <table:table-cell table:style-name="ce2" office:value-type="string">
            <text:p>formaat wijzigen</text:p>
          </table:table-cell>
          <table:table-cell table:style-name="ce4" office:value-type="string">
            <text:p>Definieert of (en hoe) de grootte van een element door de gebruiker kan worden aangepa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pos_right.php">right</text:a></text:p>
          </table:table-cell>
          <table:table-cell table:style-name="ce2" office:value-type="string">
            <text:p>rechts</text:p>
          </table:table-cell>
          <table:table-cell table:style-name="ce3" office:value-type="string">
            <text:p>Specificeert de juiste positie van een gepositioneerd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rotate.php">rotate</text:a></text:p>
          </table:table-cell>
          <table:table-cell table:style-name="ce2" office:value-type="string">
            <text:p>draaien</text:p>
          </table:table-cell>
          <table:table-cell table:style-name="ce4" office:value-type="string">
            <text:p>Specificeert de rotatie van e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row-gap.php">row-gap</text:a></text:p>
          </table:table-cell>
          <table:table-cell table:style-name="ce2" office:value-type="string">
            <text:p>rij-opening</text:p>
          </table:table-cell>
          <table:table-cell table:style-name="ce3" office:value-type="string">
            <text:p>Specificeert de opening tussen de rasterrijen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_pr_scale.php">scale</text:a></text:p>
          </table:table-cell>
          <table:table-cell table:style-name="ce2" office:value-type="string">
            <text:p>schaal</text:p>
          </table:table-cell>
          <table:table-cell table:style-name="ce4" office:value-type="string">
            <text:p>Specificeert de grootte van een element door omhoog of omlaag te schal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scroll-behavior.php">scroll-behavior</text:a></text:p>
          </table:table-cell>
          <table:table-cell table:style-name="ce2" office:value-type="string">
            <text:p>scroll-gedrag</text:p>
          </table:table-cell>
          <table:table-cell table:style-name="ce3" office:value-type="string">
            <text:p>Specificeert of de schuifpositie in een schuifbaar vak vloeiend moet worden geanimeerd, in plaats van een rechte spro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.php">scroll-margin</text:a></text:p>
          </table:table-cell>
          <table:table-cell table:style-name="ce2" office:value-type="string">
            <text:p>scroll-marge</text:p>
          </table:table-cell>
          <table:table-cell table:style-name="ce4" office:value-type="string">
            <text:p>Specificeert de marge tussen de snappositie en de contain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-block.php">scroll-margin-block</text:a></text:p>
          </table:table-cell>
          <table:table-cell table:style-name="ce2" office:value-type="string">
            <text:p>scroll-marge-blok</text:p>
          </table:table-cell>
          <table:table-cell table:style-name="ce3" office:value-type="string">
            <text:p>Specificeert de marge tussen de snappositie en de container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-block-end.php">scroll-margin-block-end</text:a></text:p>
          </table:table-cell>
          <table:table-cell table:style-name="ce2" office:value-type="string">
            <text:p>scroll-marge-blok-einde</text:p>
          </table:table-cell>
          <table:table-cell table:style-name="ce4" office:value-type="string">
            <text:p>Specificeert de eindmarge tussen de snappositie en de container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-block-start.php">scroll-margin-block-start</text:a></text:p>
          </table:table-cell>
          <table:table-cell table:style-name="ce2" office:value-type="string">
            <text:p>scroll-marge-blok-start</text:p>
          </table:table-cell>
          <table:table-cell table:style-name="ce3" office:value-type="string">
            <text:p>Specificeert de startmarge tussen de snappositie en de container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-bottom.php">scroll-margin-bottom</text:a></text:p>
          </table:table-cell>
          <table:table-cell table:style-name="ce2" office:value-type="string">
            <text:p>scroll-marge-onder</text:p>
          </table:table-cell>
          <table:table-cell table:style-name="ce4" office:value-type="string">
            <text:p>Specificeert de marge tussen de snappositie aan de onderkant en de contain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-inline.php">scroll-margin-inline</text:a></text:p>
          </table:table-cell>
          <table:table-cell table:style-name="ce2" office:value-type="string">
            <text:p>scroll-marge-inline</text:p>
          </table:table-cell>
          <table:table-cell table:style-name="ce3" office:value-type="string">
            <text:p>Specificeert de marge tussen de snappositie en de container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-inline-end.php">scroll-margin-inline-end</text:a></text:p>
          </table:table-cell>
          <table:table-cell table:style-name="ce2" office:value-type="string">
            <text:p>scroll-marge-inline-einde</text:p>
          </table:table-cell>
          <table:table-cell table:style-name="ce4" office:value-type="string">
            <text:p>Specificeert de eindmarge tussen de snappositie en de container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-inline-start.php">scroll-margin-inline-start</text:a></text:p>
          </table:table-cell>
          <table:table-cell table:style-name="ce2" office:value-type="string">
            <text:p>scroll-marge-inline-start</text:p>
          </table:table-cell>
          <table:table-cell table:style-name="ce3" office:value-type="string">
            <text:p>Specificeert de startmarge tussen de snappositie en de container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-left.php">scroll-margin-left</text:a></text:p>
          </table:table-cell>
          <table:table-cell table:style-name="ce2" office:value-type="string">
            <text:p>scroll-marge-links</text:p>
          </table:table-cell>
          <table:table-cell table:style-name="ce4" office:value-type="string">
            <text:p>Specificeert de marge tussen de snappositie aan de linkerkant en de contain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-right.php">scroll-margin-right</text:a></text:p>
          </table:table-cell>
          <table:table-cell table:style-name="ce2" office:value-type="string">
            <text:p>scroll-marge-rechts</text:p>
          </table:table-cell>
          <table:table-cell table:style-name="ce3" office:value-type="string">
            <text:p>Specificeert de marge tussen de snappositie aan de rechterkant en de contain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-top.php">scroll-margin-top</text:a></text:p>
          </table:table-cell>
          <table:table-cell table:style-name="ce2" office:value-type="string">
            <text:p>scroll-marge-top</text:p>
          </table:table-cell>
          <table:table-cell table:style-name="ce4" office:value-type="string">
            <text:p>Specificeert de marge tussen de snappositie aan de bovenzijde en de contain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-top.php">scroll-padding</text:a></text:p>
          </table:table-cell>
          <table:table-cell table:style-name="ce2" office:value-type="string">
            <text:p>scroll-padding</text:p>
          </table:table-cell>
          <table:table-cell table:style-name="ce3" office:value-type="string">
            <text:p>Specificeert de afstand van de container tot de snap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-top.php">scroll-padding-block</text:a></text:p>
          </table:table-cell>
          <table:table-cell table:style-name="ce2" office:value-type="string">
            <text:p>scroll-padding-blok</text:p>
          </table:table-cell>
          <table:table-cell table:style-name="ce4" office:value-type="string">
            <text:p>Specificeert de afstand in blokrichting van de container tot de snap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-top.php">scroll-padding-block-end</text:a></text:p>
          </table:table-cell>
          <table:table-cell table:style-name="ce2" office:value-type="string">
            <text:p>scroll-padding-blok-einde</text:p>
          </table:table-cell>
          <table:table-cell table:style-name="ce3" office:value-type="string">
            <text:p>Specificeert de afstand in blokrichting vanaf het einde van de container tot de klik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-top.php">scroll-padding-block-start</text:a></text:p>
          </table:table-cell>
          <table:table-cell table:style-name="ce2" office:value-type="string">
            <text:p>scroll-padding-blok-start</text:p>
          </table:table-cell>
          <table:table-cell table:style-name="ce4" office:value-type="string">
            <text:p>Specificeert de afstand in blokrichting vanaf het begin van de container tot de snap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-top.php">scroll-padding-bottom</text:a></text:p>
          </table:table-cell>
          <table:table-cell table:style-name="ce2" office:value-type="string">
            <text:p>scroll-padding-onderkant</text:p>
          </table:table-cell>
          <table:table-cell table:style-name="ce3" office:value-type="string">
            <text:p>Specificeert de afstand vanaf de onderkant van de container tot de klik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-top.php">scroll-padding-inline</text:a></text:p>
          </table:table-cell>
          <table:table-cell table:style-name="ce2" office:value-type="string">
            <text:p>scroll-padding-inline</text:p>
          </table:table-cell>
          <table:table-cell table:style-name="ce4" office:value-type="string">
            <text:p>Specificeert de afstand in inline-richting van de container tot de snap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-top.php">scroll-padding-inline-end</text:a></text:p>
          </table:table-cell>
          <table:table-cell table:style-name="ce2" office:value-type="string">
            <text:p>scroll-padding-inline-end</text:p>
          </table:table-cell>
          <table:table-cell table:style-name="ce3" office:value-type="string">
            <text:p>Specificeert de afstand in inline-richting vanaf het einde van de container tot de klik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-top.php">scroll-padding-inline-start</text:a></text:p>
          </table:table-cell>
          <table:table-cell table:style-name="ce2" office:value-type="string">
            <text:p>scroll-padding-inline-start</text:p>
          </table:table-cell>
          <table:table-cell table:style-name="ce4" office:value-type="string">
            <text:p>Specificeert de afstand in inline-richting vanaf het begin van de container tot de snap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-top.php">scroll-padding-left</text:a></text:p>
          </table:table-cell>
          <table:table-cell table:style-name="ce2" office:value-type="string">
            <text:p>scroll-padding-links</text:p>
          </table:table-cell>
          <table:table-cell table:style-name="ce3" office:value-type="string">
            <text:p>Specificeert de afstand vanaf de linkerkant van de container tot de snap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-top.php">scroll-padding-right</text:a></text:p>
          </table:table-cell>
          <table:table-cell table:style-name="ce2" office:value-type="string">
            <text:p>scroll-padding-rechts</text:p>
          </table:table-cell>
          <table:table-cell table:style-name="ce4" office:value-type="string">
            <text:p>Specificeert de afstand vanaf de rechterkant van de container tot de snap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margin-top.php">scroll-padding-top</text:a></text:p>
          </table:table-cell>
          <table:table-cell table:style-name="ce2" office:value-type="string">
            <text:p>scroll-padding-top</text:p>
          </table:table-cell>
          <table:table-cell table:style-name="ce3" office:value-type="string">
            <text:p>Specificeert de afstand vanaf de bovenkant van de container tot de klik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snap-align.php">scroll-snap-align</text:a></text:p>
          </table:table-cell>
          <table:table-cell table:style-name="ce2" office:value-type="string">
            <text:p>scroll-snap-uitlijnen</text:p>
          </table:table-cell>
          <table:table-cell table:style-name="ce4" office:value-type="string">
            <text:p>Specificeert waar elementen moeten worden geplaatst wanneer de gebruiker stopt met scroll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snap-stop.php">scroll-snap-stop</text:a></text:p>
          </table:table-cell>
          <table:table-cell table:style-name="ce2" office:value-type="string">
            <text:p>scrollen-snap-stop</text:p>
          </table:table-cell>
          <table:table-cell table:style-name="ce3" office:value-type="string">
            <text:p>Specificeert het scrollgedrag na een snelle veegbeweging op het trackpad of aanraakscherm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-snap-type.php">scroll-snap-type</text:a></text:p>
          </table:table-cell>
          <table:table-cell table:style-name="ce2" office:value-type="string">
            <text:p>scroll-snap-type</text:p>
          </table:table-cell>
          <table:table-cell table:style-name="ce4" office:value-type="string">
            <text:p>Specificeert hoe het snapgedrag moet zijn tijdens het scroll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scrollbar-color.php">scrollbar-color</text:a></text:p>
          </table:table-cell>
          <table:table-cell table:style-name="ce2" office:value-type="string">
            <text:p>schuifbalk-kleur</text:p>
          </table:table-cell>
          <table:table-cell table:style-name="ce3" office:value-type="string">
            <text:p>Specificeert de kleur van de schuifbalk van een element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css3_pr_tab-size.php">tab-size</text:a></text:p>
          </table:table-cell>
          <table:table-cell table:style-name="ce2" office:value-type="string">
            <text:p>tabbladgrootte</text:p>
          </table:table-cell>
          <table:table-cell table:style-name="ce4" office:value-type="string">
            <text:p>Specificeert de breedte van een tabtek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tab_table-layout.php">table-layout</text:a></text:p>
          </table:table-cell>
          <table:table-cell table:style-name="ce2" office:value-type="string">
            <text:p>tafel-indeling</text:p>
          </table:table-cell>
          <table:table-cell table:style-name="ce3" office:value-type="string">
            <text:p>Definieert het algoritme dat wordt gebruikt om tabelcellen, rijen en kolommen op te mak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text_text-align.php">text-align</text:a></text:p>
          </table:table-cell>
          <table:table-cell table:style-name="ce2" office:value-type="string">
            <text:p>tekst uitlijnen</text:p>
          </table:table-cell>
          <table:table-cell table:style-name="ce4" office:value-type="string">
            <text:p>Specificeert de horizontale uitlijning van tek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text-align-last.php">text-align-last</text:a></text:p>
          </table:table-cell>
          <table:table-cell table:style-name="ce2" office:value-type="string">
            <text:p>tekst-uitlijn-laatste</text:p>
          </table:table-cell>
          <table:table-cell table:style-name="ce3" office:value-type="string">
            <text:p>Beschrijft hoe de laatste regel van een blok of een regel vlak voor een geforceerd regeleinde wordt uitgelijnd wanneer tekstuitlijning "uitvullen" i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text-combine-upright</text:p>
          </table:table-cell>
          <table:table-cell table:style-name="ce4" office:value-type="string">
            <text:p>tekst-combineer-rechtop</text:p>
          </table:table-cell>
          <table:table-cell table:style-name="ce4" office:value-type="string">
            <text:p>Specificeert de combinatie van meerdere tekens in de ruimte van één tek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text_text-decoration.php">text-decoration</text:a></text:p>
          </table:table-cell>
          <table:table-cell table:style-name="ce2" office:value-type="string">
            <text:p>tekstdecoratie</text:p>
          </table:table-cell>
          <table:table-cell table:style-name="ce3" office:value-type="string">
            <text:p>Specificeert de decoratie die aan de tekst wordt toegevoeg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text-decoration-color.php">text-decoration-color</text:a></text:p>
          </table:table-cell>
          <table:table-cell table:style-name="ce2" office:value-type="string">
            <text:p>tekst-decoratie-kleur</text:p>
          </table:table-cell>
          <table:table-cell table:style-name="ce4" office:value-type="string">
            <text:p>Specificeert de kleur van de tekstversier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text-decoration-line.php">text-decoration-line</text:a></text:p>
          </table:table-cell>
          <table:table-cell table:style-name="ce2" office:value-type="string">
            <text:p>tekst-decoratie-lijn</text:p>
          </table:table-cell>
          <table:table-cell table:style-name="ce3" office:value-type="string">
            <text:p>Specificeert het type lijn in een tekstversier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text-decoration-style.php">text-decoration-style</text:a></text:p>
          </table:table-cell>
          <table:table-cell table:style-name="ce2" office:value-type="string">
            <text:p>tekst-decoratie-stijl</text:p>
          </table:table-cell>
          <table:table-cell table:style-name="ce4" office:value-type="string">
            <text:p>Specificeert de stijl van de lijn in een tekstdecorati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text_text-decoration-thickness.php">text-decoration-thickness</text:a></text:p>
          </table:table-cell>
          <table:table-cell table:style-name="ce2" office:value-type="string">
            <text:p>tekstdecoratie</text:p>
          </table:table-cell>
          <table:table-cell table:style-name="ce3" office:value-type="string">
            <text:p>Specificeert de dikte van de decoratielij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text-emphasis.php">text-emphasis</text:a></text:p>
          </table:table-cell>
          <table:table-cell table:style-name="ce2" office:value-type="string">
            <text:p>tekst-nadruk</text:p>
          </table:table-cell>
          <table:table-cell table:style-name="ce4" office:value-type="string">
            <text:p>Een verkorte eigenschap voor de eigenschappen text-emphasis-style en text-emphasis-col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text-emphasis-color.php">text-emphasis-color</text:a></text:p>
          </table:table-cell>
          <table:table-cell table:style-name="ce2" office:value-type="string">
            <text:p>tekst-nadruk-kleur</text:p>
          </table:table-cell>
          <table:table-cell table:style-name="ce3" office:value-type="string">
            <text:p>Specificeert de kleur van nadrukteken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text-emphasis-position.php">text-emphasis-position</text:a></text:p>
          </table:table-cell>
          <table:table-cell table:style-name="ce2" office:value-type="string">
            <text:p>tekst-nadruk-positie</text:p>
          </table:table-cell>
          <table:table-cell table:style-name="ce4" office:value-type="string">
            <text:p>Specificeert de positie van nadrukteken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text-emphasis-style.php">text-emphasis-style</text:a></text:p>
          </table:table-cell>
          <table:table-cell table:style-name="ce2" office:value-type="string">
            <text:p>tekst-nadruk-stijl</text:p>
          </table:table-cell>
          <table:table-cell table:style-name="ce3" office:value-type="string">
            <text:p>Specificeert de stijl van nadrukteken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text_text-indent.php">text-indent</text:a></text:p>
          </table:table-cell>
          <table:table-cell table:style-name="ce2" office:value-type="string">
            <text:p>tekst streepje</text:p>
          </table:table-cell>
          <table:table-cell table:style-name="ce4" office:value-type="string">
            <text:p>Specificeert de inspringing van de eerste regel in een tekstblok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text-justify.php">text-justify</text:a></text:p>
          </table:table-cell>
          <table:table-cell table:style-name="ce2" office:value-type="string">
            <text:p>tekst uitvullen</text:p>
          </table:table-cell>
          <table:table-cell table:style-name="ce3" office:value-type="string">
            <text:p>Specificeert de uitvullingsmethode die wordt gebruikt wanneer tekstuitlijning "uitvullen" i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text-orientation.php">text-orientation</text:a></text:p>
          </table:table-cell>
          <table:table-cell table:style-name="ce2" office:value-type="string">
            <text:p>tekstoriëntatie</text:p>
          </table:table-cell>
          <table:table-cell table:style-name="ce4" office:value-type="string">
            <text:p>Definieert de richting van tekens op een regel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text-overflow.php">text-overflow</text:a></text:p>
          </table:table-cell>
          <table:table-cell table:style-name="ce2" office:value-type="string">
            <text:p>tekst-overloop</text:p>
          </table:table-cell>
          <table:table-cell table:style-name="ce3" office:value-type="string">
            <text:p>Specificeert wat er moet gebeuren als tekst het bevattende element overloop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text-shadow.php">text-shadow</text:a></text:p>
          </table:table-cell>
          <table:table-cell table:style-name="ce2" office:value-type="string">
            <text:p>schaduw tekst</text:p>
          </table:table-cell>
          <table:table-cell table:style-name="ce4" office:value-type="string">
            <text:p>Voegt schaduw toe aan tek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text_text-transform.php">text-transform</text:a></text:p>
          </table:table-cell>
          <table:table-cell table:style-name="ce2" office:value-type="string">
            <text:p>tekst-transformatie</text:p>
          </table:table-cell>
          <table:table-cell table:style-name="ce3" office:value-type="string">
            <text:p>Regelt het hoofdlettergebruik van tek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text-underline-offset.php">text-underline-offset</text:a></text:p>
          </table:table-cell>
          <table:table-cell table:style-name="ce2" office:value-type="string">
            <text:p>tekst-onderstrepen-offset</text:p>
          </table:table-cell>
          <table:table-cell table:style-name="ce4" office:value-type="string">
            <text:p>Specificeert de verschuivingsafstand van de onderstreepte tekstdecorati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text-underline-position.php">text-underline-position</text:a></text:p>
          </table:table-cell>
          <table:table-cell table:style-name="ce2" office:value-type="string">
            <text:p>tekst-onderstrepen-positie</text:p>
          </table:table-cell>
          <table:table-cell table:style-name="ce3" office:value-type="string">
            <text:p>Specificeert de positie van de onderstreepte tekstdecorati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pos_top.php">top</text:a></text:p>
          </table:table-cell>
          <table:table-cell table:style-name="ce2" office:value-type="string">
            <text:p>bovenkant</text:p>
          </table:table-cell>
          <table:table-cell table:style-name="ce4" office:value-type="string">
            <text:p>Specificeert de bovenste positie van een gepositioneerd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transform.php">transform</text:a></text:p>
          </table:table-cell>
          <table:table-cell table:style-name="ce2" office:value-type="string">
            <text:p>transformeren</text:p>
          </table:table-cell>
          <table:table-cell table:style-name="ce3" office:value-type="string">
            <text:p>Past een 2D- of 3D-transformatie toe op e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transform-origin.php">transform-origin</text:a></text:p>
          </table:table-cell>
          <table:table-cell table:style-name="ce2" office:value-type="string">
            <text:p>transformatie-oorsprong</text:p>
          </table:table-cell>
          <table:table-cell table:style-name="ce4" office:value-type="string">
            <text:p>Hiermee kunt u de positie op getransformeerde elementen wijzig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transform-style.php">transform-style</text:a></text:p>
          </table:table-cell>
          <table:table-cell table:style-name="ce2" office:value-type="string">
            <text:p>transformatie-stijl</text:p>
          </table:table-cell>
          <table:table-cell table:style-name="ce3" office:value-type="string">
            <text:p>Specificeert hoe geneste elementen worden weergegeven in de 3D-ruimt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transition.php">transition</text:a></text:p>
          </table:table-cell>
          <table:table-cell table:style-name="ce2" office:value-type="string">
            <text:p>overgang</text:p>
          </table:table-cell>
          <table:table-cell table:style-name="ce4" office:value-type="string">
            <text:p>Een verkorte eigenschap voor alle transition-*-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transition-delay.php">transition-delay</text:a></text:p>
          </table:table-cell>
          <table:table-cell table:style-name="ce2" office:value-type="string">
            <text:p>transitie-vertraging</text:p>
          </table:table-cell>
          <table:table-cell table:style-name="ce3" office:value-type="string">
            <text:p>Specificeert wanneer het overgangseffect begi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transition-duration.php">transition-duration</text:a></text:p>
          </table:table-cell>
          <table:table-cell table:style-name="ce2" office:value-type="string">
            <text:p>transitie-duur</text:p>
          </table:table-cell>
          <table:table-cell table:style-name="ce4" office:value-type="string">
            <text:p>Specificeert hoeveel seconden of milliseconden een overgangseffect nodig heeft om te voltooi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transition-property.php">transition-property</text:a></text:p>
          </table:table-cell>
          <table:table-cell table:style-name="ce2" office:value-type="string">
            <text:p>overgangseigendom</text:p>
          </table:table-cell>
          <table:table-cell table:style-name="ce3" office:value-type="string">
            <text:p>Specificeert de naam van de CSS-eigenschap waarvoor het overgangseffect is bedoel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transition-timing-function.php">transition-timing-function</text:a></text:p>
          </table:table-cell>
          <table:table-cell table:style-name="ce2" office:value-type="string">
            <text:p>transitie-timing-functie</text:p>
          </table:table-cell>
          <table:table-cell table:style-name="ce4" office:value-type="string">
            <text:p>Specificeert de snelheidscurve van het overgangseffec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_pr_translate.php">translate</text:a></text:p>
          </table:table-cell>
          <table:table-cell table:style-name="ce2" office:value-type="string">
            <text:p>vertalen</text:p>
          </table:table-cell>
          <table:table-cell table:style-name="ce3" office:value-type="string">
            <text:p>Specificeert de positie van een element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U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text_unicode-bidi.php">unicode-bidi</text:a></text:p>
          </table:table-cell>
          <table:table-cell table:style-name="ce2" office:value-type="string">
            <text:p>unicode-bidi</text:p>
          </table:table-cell>
          <table:table-cell table:style-name="ce4" office:value-type="string">
            <text:p>Wordt samen met de direction-eigenschap gebruikt om in te stellen of terug te geven of de tekst moet worden overschreven om meerdere talen in hetzelfde document te ondersteun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user-select.php">user-select</text:a></text:p>
          </table:table-cell>
          <table:table-cell table:style-name="ce2" office:value-type="string">
            <text:p>gebruiker selecteren</text:p>
          </table:table-cell>
          <table:table-cell table:style-name="ce3" office:value-type="string">
            <text:p>Geeft aan of de tekst van een element geselecteerd kan worden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V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pos_vertical-align.php">vertical-align</text:a></text:p>
          </table:table-cell>
          <table:table-cell table:style-name="ce2" office:value-type="string">
            <text:p>verticaal uitlijnen</text:p>
          </table:table-cell>
          <table:table-cell table:style-name="ce4" office:value-type="string">
            <text:p>Stelt de verticale uitlijning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class_visibility.php">visibility</text:a></text:p>
          </table:table-cell>
          <table:table-cell table:style-name="ce2" office:value-type="string">
            <text:p>zichtbaarheid</text:p>
          </table:table-cell>
          <table:table-cell table:style-name="ce3" office:value-type="string">
            <text:p>Geeft aan of een element zichtbaar is of niet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W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text_white-space.php">white-space</text:a></text:p>
          </table:table-cell>
          <table:table-cell table:style-name="ce2" office:value-type="string">
            <text:p>witte ruimte</text:p>
          </table:table-cell>
          <table:table-cell table:style-name="ce4" office:value-type="string">
            <text:p>Specificeert hoe witruimte binnen een element wordt afgehandel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widows.php">widows</text:a></text:p>
          </table:table-cell>
          <table:table-cell table:style-name="ce2" office:value-type="string">
            <text:p>weduwen</text:p>
          </table:table-cell>
          <table:table-cell table:style-name="ce3" office:value-type="string">
            <text:p>Stelt het minimumaantal regels in dat bovenaan een pagina of kolom moet staa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dim_width.php">width</text:a></text:p>
          </table:table-cell>
          <table:table-cell table:style-name="ce2" office:value-type="string">
            <text:p>breedte</text:p>
          </table:table-cell>
          <table:table-cell table:style-name="ce4" office:value-type="string">
            <text:p>Stelt de breedte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word-break.php">word-break</text:a></text:p>
          </table:table-cell>
          <table:table-cell table:style-name="ce2" office:value-type="string">
            <text:p>woordbreuk</text:p>
          </table:table-cell>
          <table:table-cell table:style-name="ce3" office:value-type="string">
            <text:p>Specificeert hoe woorden moeten worden afgebroken wanneer ze het einde van een regel bereik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pr_text_word-spacing.php">word-spacing</text:a></text:p>
          </table:table-cell>
          <table:table-cell table:style-name="ce2" office:value-type="string">
            <text:p>woordafstand</text:p>
          </table:table-cell>
          <table:table-cell table:style-name="ce4" office:value-type="string">
            <text:p>Vergroot of verkleint de ruimte tussen woorden in een tek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word-wrap.php">word-wrap</text:a></text:p>
          </table:table-cell>
          <table:table-cell table:style-name="ce2" office:value-type="string">
            <text:p>woordomslag</text:p>
          </table:table-cell>
          <table:table-cell table:style-name="ce3" office:value-type="string">
            <text:p>Maakt het mogelijk lange, onbreekbare woorden te breken en naar de volgende regel te wikkel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a xlink:href="https://www.w3schools.com/cssref/css3_pr_writing-mode.php">writing-mode</text:a></text:p>
          </table:table-cell>
          <table:table-cell table:style-name="ce2" office:value-type="string">
            <text:p>schrijfmodus</text:p>
          </table:table-cell>
          <table:table-cell table:style-name="ce4" office:value-type="string">
            <text:p>Hiermee geeft u op of tekstregels horizontaal of verticaal worden opgemaakt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Z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/www.w3schools.com/cssref/pr_pos_z-index.php">z-index</text:a></text:p>
          </table:table-cell>
          <table:table-cell table:style-name="ce2" office:value-type="string">
            <text:p>z-index</text:p>
          </table:table-cell>
          <table:table-cell table:style-name="ce4" office:value-type="string">
            <text:p>Stelt de stapelvolgorde van een gepositioneerd element in</text:p>
          </table:table-cell>
          <table:table-cell table:number-columns-repeated="1021"/>
        </table:table-row>
        <table:table-row table:style-name="ro4" table:number-rows-repeated="10481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ederlands index css" table:style-name="ta2" table:print="false">
        <office:forms form:automatic-focus="false" form:apply-design-mode="false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2">
          <table:table-cell table:style-name="ce2" office:value-type="string">
            <text:p>@font-face</text:p>
          </table:table-cell>
          <table:table-cell table:style-name="ce2" office:value-type="string">
            <text:p><text:a xlink:href="https://www.w3schools.com/cssref/css3_pr_font-face_rule.php">@font-face</text:a></text:p>
          </table:table-cell>
          <table:table-cell table:style-name="ce4" office:value-type="string">
            <text:p>Een regel die websites toestaat andere lettertypen dan de 'webveilige' lettertypen te downloaden en te gebruiken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@font-feature-waarden</text:p>
          </table:table-cell>
          <table:table-cell table:style-name="ce3" office:value-type="string">
            <text:p>@font-feature-values</text:p>
          </table:table-cell>
          <table:table-cell table:style-name="ce3" office:value-type="string">
            <text:p>Hiermee kunnen auteurs een algemene naam gebruiken in lettertype-variant-alternatief voor een functie die anders is geactiveerd in OpenTyp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@importeren</text:p>
          </table:table-cell>
          <table:table-cell table:style-name="ce2" office:value-type="string">
            <text:p><text:a xlink:href="https://www.w3schools.com/cssref/pr_import_rule.php">@import</text:a></text:p>
          </table:table-cell>
          <table:table-cell table:style-name="ce3" office:value-type="string">
            <text:p>Hiermee kunt u een stijlblad in een ander stijlblad importer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@media</text:p>
          </table:table-cell>
          <table:table-cell table:style-name="ce2" office:value-type="string">
            <text:p><text:a xlink:href="https://www.w3schools.com/cssref/css3_pr_mediaquery.php">@media</text:a></text:p>
          </table:table-cell>
          <table:table-cell table:style-name="ce3" office:value-type="string">
            <text:p>Stelt de stijlregels in voor verschillende mediatypen/apparaten/forma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@sleutelframes</text:p>
          </table:table-cell>
          <table:table-cell table:style-name="ce2" office:value-type="string">
            <text:p><text:a xlink:href="https://www.w3schools.com/cssref/css3_pr_animation-keyframes.php">@keyframes</text:a></text:p>
          </table:table-cell>
          <table:table-cell table:style-name="ce4" office:value-type="string">
            <text:p>Specificeert de animatiecod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@tekenset</text:p>
          </table:table-cell>
          <table:table-cell table:style-name="ce2" office:value-type="string">
            <text:p><text:a xlink:href="https://www.w3schools.com/cssref/pr_charset_rule.php">@charset</text:a></text:p>
          </table:table-cell>
          <table:table-cell table:style-name="ce4" office:value-type="string">
            <text:p>Specificeert de tekencodering die in het stijlblad wordt gebruikt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A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ccent kleur</text:p>
          </table:table-cell>
          <table:table-cell table:style-name="ce2" office:value-type="string">
            <text:p><text:a xlink:href="https://www.w3schools.com/cssref/css4_pr_accent-color.php">accent-color</text:a></text:p>
          </table:table-cell>
          <table:table-cell table:style-name="ce4" office:value-type="string">
            <text:p>Specificeert een accentkleur voor bedieningselementen van de gebruikersinterfac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chtergrond</text:p>
          </table:table-cell>
          <table:table-cell table:style-name="ce2" office:value-type="string">
            <text:p><text:a xlink:href="https://www.w3schools.com/cssref/css3_pr_background.php">background</text:a></text:p>
          </table:table-cell>
          <table:table-cell table:style-name="ce4" office:value-type="string">
            <text:p>Een verkorte eigenschap voor alle achtergrond-*-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chtergrond afbeelding</text:p>
          </table:table-cell>
          <table:table-cell table:style-name="ce2" office:value-type="string">
            <text:p><text:a xlink:href="https://www.w3schools.com/cssref/pr_background-image.php">background-image</text:a></text:p>
          </table:table-cell>
          <table:table-cell table:style-name="ce3" office:value-type="string">
            <text:p>Specificeert een of meer achtergrondafbeeldingen voor e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chtergrond herhaling</text:p>
          </table:table-cell>
          <table:table-cell table:style-name="ce2" office:value-type="string">
            <text:p><text:a xlink:href="https://www.w3schools.com/cssref/pr_background-repeat.php">background-repeat</text:a></text:p>
          </table:table-cell>
          <table:table-cell table:style-name="ce4" office:value-type="string">
            <text:p>Stelt in of/hoe een achtergrondafbeelding wordt herhaal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chtergrond kleur</text:p>
          </table:table-cell>
          <table:table-cell table:style-name="ce2" office:value-type="string">
            <text:p><text:a xlink:href="https://www.w3schools.com/cssref/pr_background-color.php">background-color</text:a></text:p>
          </table:table-cell>
          <table:table-cell table:style-name="ce4" office:value-type="string">
            <text:p>Specificeert de achtergrondkleur van e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chtergrond-oorsprong</text:p>
          </table:table-cell>
          <table:table-cell table:style-name="ce2" office:value-type="string">
            <text:p><text:a xlink:href="https://www.w3schools.com/cssref/css3_pr_background-origin.php">background-origin</text:a></text:p>
          </table:table-cell>
          <table:table-cell table:style-name="ce4" office:value-type="string">
            <text:p>Specificeert de oorsprongpositie van een achtergrondafbeeld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chtergrond-overvloeimodus</text:p>
          </table:table-cell>
          <table:table-cell table:style-name="ce2" office:value-type="string">
            <text:p><text:a xlink:href="https://www.w3schools.com/cssref/pr_background-blend-mode.php">background-blend-mode</text:a></text:p>
          </table:table-cell>
          <table:table-cell table:style-name="ce4" office:value-type="string">
            <text:p>Specificeert de overvloeimodus van elke achtergrondlaag (kleur/afbeelding)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chtergrond-positie</text:p>
          </table:table-cell>
          <table:table-cell table:style-name="ce2" office:value-type="string">
            <text:p><text:a xlink:href="https://www.w3schools.com/cssref/pr_background-position.php">background-position</text:a></text:p>
          </table:table-cell>
          <table:table-cell table:style-name="ce3" office:value-type="string">
            <text:p>Specificeert de positie van een achtergrondafbeeld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chtergrond-positie-x</text:p>
          </table:table-cell>
          <table:table-cell table:style-name="ce2" office:value-type="string">
            <text:p><text:a xlink:href="https://www.w3schools.com/cssref/css_pr_background-position-x.php">background-position-x</text:a></text:p>
          </table:table-cell>
          <table:table-cell table:style-name="ce4" office:value-type="string">
            <text:p>Specificeert de positie van een achtergrondafbeelding op de x-a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chtergrond-positie-y</text:p>
          </table:table-cell>
          <table:table-cell table:style-name="ce2" office:value-type="string">
            <text:p><text:a xlink:href="https://www.w3schools.com/cssref/css_pr_background-position-y.php">background-position-y</text:a></text:p>
          </table:table-cell>
          <table:table-cell table:style-name="ce3" office:value-type="string">
            <text:p>Specificeert de positie van een achtergrondafbeelding op de y-a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chtergrondbijlage</text:p>
          </table:table-cell>
          <table:table-cell table:style-name="ce2" office:value-type="string">
            <text:p><text:a xlink:href="https://www.w3schools.com/cssref/pr_background-attachment.php">background-attachment</text:a></text:p>
          </table:table-cell>
          <table:table-cell table:style-name="ce3" office:value-type="string">
            <text:p>Stelt in of een achtergrondafbeelding met de rest van de pagina meeschuift of vaststaa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chtergrondclip</text:p>
          </table:table-cell>
          <table:table-cell table:style-name="ce2" office:value-type="string">
            <text:p><text:a xlink:href="https://www.w3schools.com/cssref/css3_pr_background-clip.php">background-clip</text:a></text:p>
          </table:table-cell>
          <table:table-cell table:style-name="ce3" office:value-type="string">
            <text:p>Definieert hoe ver de achtergrond (kleur of afbeelding) binnen een element moet reik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chtergrondfilter</text:p>
          </table:table-cell>
          <table:table-cell table:style-name="ce2" office:value-type="string">
            <text:p><text:a xlink:href="https://www.w3schools.com/cssref/css3_pr_backdrop-filter.php">backdrop-filter</text:a></text:p>
          </table:table-cell>
          <table:table-cell table:style-name="ce4" office:value-type="string">
            <text:p>Definieert een grafisch effect op het gebied achter e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chtergrondgrootte</text:p>
          </table:table-cell>
          <table:table-cell table:style-name="ce2" office:value-type="string">
            <text:p><text:a xlink:href="https://www.w3schools.com/cssref/css3_pr_background-size.php">background-size</text:a></text:p>
          </table:table-cell>
          <table:table-cell table:style-name="ce3" office:value-type="string">
            <text:p>Specificeert de grootte van de achtergrondafbeelding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lle</text:p>
          </table:table-cell>
          <table:table-cell table:style-name="ce2" office:value-type="string">
            <text:p><text:a xlink:href="https://www.w3schools.com/cssref/css3_pr_all.php">all</text:a></text:p>
          </table:table-cell>
          <table:table-cell table:style-name="ce4" office:value-type="string">
            <text:p>Reset alle eigenschappen (behalve unicode-bidi en richting)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imatie</text:p>
          </table:table-cell>
          <table:table-cell table:style-name="ce2" office:value-type="string">
            <text:p><text:a xlink:href="https://www.w3schools.com/cssref/css3_pr_animation.php">animation</text:a></text:p>
          </table:table-cell>
          <table:table-cell table:style-name="ce3" office:value-type="string">
            <text:p>Een verkorte eigenschap voor alle animatie-*-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imatie-duur</text:p>
          </table:table-cell>
          <table:table-cell table:style-name="ce2" office:value-type="string">
            <text:p><text:a xlink:href="https://www.w3schools.com/cssref/css3_pr_animation-duration.php">animation-duration</text:a></text:p>
          </table:table-cell>
          <table:table-cell table:style-name="ce4" office:value-type="string">
            <text:p>Specificeert hoe lang het duurt voordat een animatie één cyclus voltooi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imatie-iteratie-telling</text:p>
          </table:table-cell>
          <table:table-cell table:style-name="ce2" office:value-type="string">
            <text:p><text:a xlink:href="https://www.w3schools.com/cssref/css3_pr_animation-iteration-count.php">animation-iteration-count</text:a></text:p>
          </table:table-cell>
          <table:table-cell table:style-name="ce4" office:value-type="string">
            <text:p>Specificeert het aantal keren dat een animatie moet worden afgespeel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imatie-play-status</text:p>
          </table:table-cell>
          <table:table-cell table:style-name="ce2" office:value-type="string">
            <text:p><text:a xlink:href="https://www.w3schools.com/cssref/css3_pr_animation-play-state.php">animation-play-state</text:a></text:p>
          </table:table-cell>
          <table:table-cell table:style-name="ce4" office:value-type="string">
            <text:p>Geeft aan of de animatie wordt uitgevoerd of gepauzeer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imatie-richting</text:p>
          </table:table-cell>
          <table:table-cell table:style-name="ce2" office:value-type="string">
            <text:p><text:a xlink:href="https://www.w3schools.com/cssref/css3_pr_animation-direction.php">animation-direction</text:a></text:p>
          </table:table-cell>
          <table:table-cell table:style-name="ce3" office:value-type="string">
            <text:p>Specificeert of een animatie vooruit, achteruit of in afwisselende cycli moet worden afgespeel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imatie-timing-functie</text:p>
          </table:table-cell>
          <table:table-cell table:style-name="ce2" office:value-type="string">
            <text:p><text:a xlink:href="https://www.w3schools.com/cssref/css3_pr_animation-timing-function.php">animation-timing-function</text:a></text:p>
          </table:table-cell>
          <table:table-cell table:style-name="ce3" office:value-type="string">
            <text:p>Specificeert de snelheidscurve van een animati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imatie-vertraging</text:p>
          </table:table-cell>
          <table:table-cell table:style-name="ce2" office:value-type="string">
            <text:p><text:a xlink:href="https://www.w3schools.com/cssref/css3_pr_animation-delay.php">animation-delay</text:a></text:p>
          </table:table-cell>
          <table:table-cell table:style-name="ce4" office:value-type="string">
            <text:p>Specificeert een vertraging voor de start van een animati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imatie-vul-modus</text:p>
          </table:table-cell>
          <table:table-cell table:style-name="ce2" office:value-type="string">
            <text:p><text:a xlink:href="https://www.w3schools.com/cssref/css3_pr_animation-fill-mode.php">animation-fill-mode</text:a></text:p>
          </table:table-cell>
          <table:table-cell table:style-name="ce3" office:value-type="string">
            <text:p>Specificeert een stijl voor het element wanneer de animatie niet wordt afgespeeld (voordat deze begint, nadat deze eindigt of beide)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imatienaam</text:p>
          </table:table-cell>
          <table:table-cell table:style-name="ce2" office:value-type="string">
            <text:p><text:a xlink:href="https://www.w3schools.com/cssref/css3_pr_animation-name.php">animation-name</text:a></text:p>
          </table:table-cell>
          <table:table-cell table:style-name="ce3" office:value-type="string">
            <text:p>Specificeert een naam voor de @keyframes-animati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spectverhouding</text:p>
          </table:table-cell>
          <table:table-cell table:style-name="ce2" office:value-type="string">
            <text:p><text:a xlink:href="https://www.w3schools.com/cssref/css_pr_aspect-ratio.php">aspect-ratio</text:a></text:p>
          </table:table-cell>
          <table:table-cell table:style-name="ce4" office:value-type="string">
            <text:p>Specificeert de gewenste beeldverhouding van een element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B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eeldweergave</text:p>
          </table:table-cell>
          <table:table-cell table:style-name="ce2" office:value-type="string">
            <text:p><text:a xlink:href="https://www.w3schools.com/cssref/css3_pr_image-rendering.php">image-rendering</text:a></text:p>
          </table:table-cell>
          <table:table-cell table:style-name="ce4" office:value-type="string">
            <text:p>Specificeert het type algoritme dat moet worden gebruikt voor het schalen van afbeelding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lokgrootte</text:p>
          </table:table-cell>
          <table:table-cell table:style-name="ce2" office:value-type="string">
            <text:p><text:a xlink:href="https://www.w3schools.com/cssref/css_pr_block-size.php">block-size</text:a></text:p>
          </table:table-cell>
          <table:table-cell table:style-name="ce4" office:value-type="string">
            <text:p>Specificeert de grootte van een element in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order-afbeelding-bron</text:p>
          </table:table-cell>
          <table:table-cell table:style-name="ce2" office:value-type="string">
            <text:p><text:a xlink:href="https://www.w3schools.com/cssref/css3_pr_border-image-source.php">border-image-source</text:a></text:p>
          </table:table-cell>
          <table:table-cell table:style-name="ce4" office:value-type="string">
            <text:p>Specificeert het pad naar de afbeelding die als rand moet worden gebruik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order-block-end-stijl</text:p>
          </table:table-cell>
          <table:table-cell table:style-name="ce2" office:value-type="string">
            <text:p><text:a xlink:href="https://www.w3schools.com/cssref/css_pr_border-block-end-style.php">border-block-end-style</text:a></text:p>
          </table:table-cell>
          <table:table-cell table:style-name="ce4" office:value-type="string">
            <text:p>Stelt de stijl van de rand aan het einde in de blokrichting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order-block-start-stijl</text:p>
          </table:table-cell>
          <table:table-cell table:style-name="ce2" office:value-type="string">
            <text:p><text:a xlink:href="https://www.w3schools.com/cssref/css_pr_border-block-start-style.php">border-block-start-style</text:a></text:p>
          </table:table-cell>
          <table:table-cell table:style-name="ce4" office:value-type="string">
            <text:p>Stelt de stijl van de rand aan het begin in de blokrichting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order-block-stijl</text:p>
          </table:table-cell>
          <table:table-cell table:style-name="ce2" office:value-type="string">
            <text:p><text:a xlink:href="https://www.w3schools.com/cssref/css_pr_border-block-style.php">border-block-style</text:a></text:p>
          </table:table-cell>
          <table:table-cell table:style-name="ce4" office:value-type="string">
            <text:p>Stelt de stijl in van de randen aan het begin en einde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order-inline-end-stijl</text:p>
          </table:table-cell>
          <table:table-cell table:style-name="ce2" office:value-type="string">
            <text:p><text:a xlink:href="https://www.w3schools.com/cssref/css_pr_border-inline-end-style.php">border-inline-end-style</text:a></text:p>
          </table:table-cell>
          <table:table-cell table:style-name="ce4" office:value-type="string">
            <text:p>Stelt de stijl van de rand aan het einde in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order-inline-start</text:p>
          </table:table-cell>
          <table:table-cell table:style-name="ce2" office:value-type="string">
            <text:p><text:a xlink:href="https://www.w3schools.com/cssref/css_pr_border-inline-start.php">border-inline-start</text:a></text:p>
          </table:table-cell>
          <table:table-cell table:style-name="ce4" office:value-type="string">
            <text:p>Een verkorte eigenschap voor border-inline-start-width, border-inline-start-style en border-inline-start-col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order-inline-start-stijl</text:p>
          </table:table-cell>
          <table:table-cell table:style-name="ce2" office:value-type="string">
            <text:p><text:a xlink:href="https://www.w3schools.com/cssref/css_pr_border-inline-start-style.php">border-inline-start-style</text:a></text:p>
          </table:table-cell>
          <table:table-cell table:style-name="ce4" office:value-type="string">
            <text:p>Stelt de stijl van de rand aan het begin in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order-inline-stijl</text:p>
          </table:table-cell>
          <table:table-cell table:style-name="ce2" office:value-type="string">
            <text:p><text:a xlink:href="https://www.w3schools.com/cssref/css_pr_border-inline-style.php">border-inline-style</text:a></text:p>
          </table:table-cell>
          <table:table-cell table:style-name="ce4" office:value-type="string">
            <text:p>Stelt de stijl in van de randen aan het begin en einde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order-links-stijl</text:p>
          </table:table-cell>
          <table:table-cell table:style-name="ce2" office:value-type="string">
            <text:p><text:a xlink:href="https://www.w3schools.com/cssref/pr_border-left_style.php">border-left-style</text:a></text:p>
          </table:table-cell>
          <table:table-cell table:style-name="ce4" office:value-type="string">
            <text:p>Stelt de stijl van de linker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order-right-stijl</text:p>
          </table:table-cell>
          <table:table-cell table:style-name="ce2" office:value-type="string">
            <text:p><text:a xlink:href="https://www.w3schools.com/cssref/pr_border-right_style.php">border-right-style</text:a></text:p>
          </table:table-cell>
          <table:table-cell table:style-name="ce3" office:value-type="string">
            <text:p>Stelt de stijl van de rechter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ovenkant</text:p>
          </table:table-cell>
          <table:table-cell table:style-name="ce2" office:value-type="string">
            <text:p><text:a xlink:href="https://www.w3schools.com/cssref/pr_pos_top.php">top</text:a></text:p>
          </table:table-cell>
          <table:table-cell table:style-name="ce4" office:value-type="string">
            <text:p>Specificeert de bovenste positie van een gepositioneerd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reak-voor</text:p>
          </table:table-cell>
          <table:table-cell table:style-name="ce2" office:value-type="string">
            <text:p><text:a xlink:href="https://www.w3schools.com/cssref/pr_break-before.php">break-before</text:a></text:p>
          </table:table-cell>
          <table:table-cell table:style-name="ce4" office:value-type="string">
            <text:p>Specificeert of er al dan niet een pagina-, kolom- of regio-einde moet plaatsvinden vóór het opgegev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reedte</text:p>
          </table:table-cell>
          <table:table-cell table:style-name="ce2" office:value-type="string">
            <text:p><text:a xlink:href="https://www.w3schools.com/cssref/pr_dim_width.php">width</text:a></text:p>
          </table:table-cell>
          <table:table-cell table:style-name="ce4" office:value-type="string">
            <text:p>Stelt de breedte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uigen</text:p>
          </table:table-cell>
          <table:table-cell table:style-name="ce2" office:value-type="string">
            <text:p><text:a xlink:href="https://www.w3schools.com/cssref/css3_pr_flex.php">flex</text:a></text:p>
          </table:table-cell>
          <table:table-cell table:style-name="ce3" office:value-type="string">
            <text:p>Een verkorte eigenschap voor de eigenschappen flex-grow, flex-shrink en flex-basis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C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aret-kleur</text:p>
          </table:table-cell>
          <table:table-cell table:style-name="ce2" office:value-type="string">
            <text:p><text:a xlink:href="https://www.w3schools.com/cssref/css3_pr_caret-color.php">caret-color</text:a></text:p>
          </table:table-cell>
          <table:table-cell table:style-name="ce3" office:value-type="string">
            <text:p>Specificeert de kleur van de cursor (caret) in invoer, tekstgebieden of elk ander element dat bewerkbaar i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itaten</text:p>
          </table:table-cell>
          <table:table-cell table:style-name="ce2" office:value-type="string">
            <text:p><text:a xlink:href="https://www.w3schools.com/cssref/pr_gen_quotes.php">quotes</text:a></text:p>
          </table:table-cell>
          <table:table-cell table:style-name="ce4" office:value-type="string">
            <text:p>Stelt het type aanhalingstekens in voor ingesloten cita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lip-pad</text:p>
          </table:table-cell>
          <table:table-cell table:style-name="ce2" office:value-type="string">
            <text:p><text:a xlink:href="https://www.w3schools.com/cssref/css3_pr_clip-path.php">clip-path</text:a></text:p>
          </table:table-cell>
          <table:table-cell table:style-name="ce3" office:value-type="string">
            <text:p>Clipt een element naar een basisvorm of naar een SVG-bro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ursor</text:p>
          </table:table-cell>
          <table:table-cell table:style-name="ce2" office:value-type="string">
            <text:p><text:a xlink:href="https://www.w3schools.com/cssref/pr_class_cursor.php">cursor</text:a></text:p>
          </table:table-cell>
          <table:table-cell table:style-name="ce3" office:value-type="string">
            <text:p>Specificeert de muiscursor die moet worden weergegeven wanneer u over een element wijst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ekking</text:p>
          </table:table-cell>
          <table:table-cell table:style-name="ce2" office:value-type="string">
            <text:p><text:a xlink:href="https://www.w3schools.com/cssref/css3_pr_opacity.php">opacity</text:a></text:p>
          </table:table-cell>
          <table:table-cell table:style-name="ce3" office:value-type="string">
            <text:p>Stelt het dekkingsniveau voor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oos-decoratie-pauze</text:p>
          </table:table-cell>
          <table:table-cell table:style-name="ce2" office:value-type="string">
            <text:p><text:a xlink:href="https://www.w3schools.com/cssref/css3_pr_box-decoration-break.php">box-decoration-break</text:a></text:p>
          </table:table-cell>
          <table:table-cell table:style-name="ce3" office:value-type="string">
            <text:p>Stelt het gedrag in van de achtergrond en rand van een element bij pagina-einde, of, voor inline-elementen, bij regeleind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oos-reflecteren</text:p>
          </table:table-cell>
          <table:table-cell table:style-name="ce2" office:value-type="string">
            <text:p><text:a xlink:href="https://www.w3schools.com/cssref/css_pr_box-reflect.php">box-reflect</text:a></text:p>
          </table:table-cell>
          <table:table-cell table:style-name="ce4" office:value-type="string">
            <text:p>De box-reflect eigenschap wordt gebruikt om een reflectie van een element te creëre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oos-schaduw</text:p>
          </table:table-cell>
          <table:table-cell table:style-name="ce2" office:value-type="string">
            <text:p><text:a xlink:href="https://www.w3schools.com/cssref/css3_pr_box-shadow.php">box-shadow</text:a></text:p>
          </table:table-cell>
          <table:table-cell table:style-name="ce3" office:value-type="string">
            <text:p>Bevestigt een of meer schaduwen aan e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oosgrootte</text:p>
          </table:table-cell>
          <table:table-cell table:style-name="ce2" office:value-type="string">
            <text:p><text:a xlink:href="https://www.w3schools.com/cssref/css3_pr_box-sizing.php">box-sizing</text:a></text:p>
          </table:table-cell>
          <table:table-cell table:style-name="ce4" office:value-type="string">
            <text:p>Definieert hoe de breedte en hoogte van een element worden berekend: moeten ze opvulling en randen bevatten, of nie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raaien</text:p>
          </table:table-cell>
          <table:table-cell table:style-name="ce2" office:value-type="string">
            <text:p><text:a xlink:href="https://www.w3schools.com/cssref/css_pr_rotate.php">rotate</text:a></text:p>
          </table:table-cell>
          <table:table-cell table:style-name="ce4" office:value-type="string">
            <text:p>Specificeert de rotatie van e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uidelijk</text:p>
          </table:table-cell>
          <table:table-cell table:style-name="ce2" office:value-type="string">
            <text:p><text:a xlink:href="https://www.w3schools.com/cssref/pr_class_clear.php">clear</text:a></text:p>
          </table:table-cell>
          <table:table-cell table:style-name="ce3" office:value-type="string">
            <text:p>Specificeert wat er moet gebeuren met het element dat zich naast een zwevend element bevindt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E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F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ilter</text:p>
          </table:table-cell>
          <table:table-cell table:style-name="ce2" office:value-type="string">
            <text:p><text:a xlink:href="https://www.w3schools.com/cssref/css3_pr_filter.php">filter</text:a></text:p>
          </table:table-cell>
          <table:table-cell table:style-name="ce4" office:value-type="string">
            <text:p>Definieert effecten (bijvoorbeeld vervaging of kleurverschuiving) op een element voordat het element wordt weergegev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lex-basis</text:p>
          </table:table-cell>
          <table:table-cell table:style-name="ce2" office:value-type="string">
            <text:p><text:a xlink:href="https://www.w3schools.com/cssref/css3_pr_flex-basis.php">flex-basis</text:a></text:p>
          </table:table-cell>
          <table:table-cell table:style-name="ce4" office:value-type="string">
            <text:p>Specificeert de initiële lengte van een flexibel item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lex-groei</text:p>
          </table:table-cell>
          <table:table-cell table:style-name="ce2" office:value-type="string">
            <text:p><text:a xlink:href="https://www.w3schools.com/cssref/css3_pr_flex-grow.php">flex-grow</text:a></text:p>
          </table:table-cell>
          <table:table-cell table:style-name="ce3" office:value-type="string">
            <text:p>Specificeert hoeveel het item zal groeien ten opzichte van de re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lex-krimpen</text:p>
          </table:table-cell>
          <table:table-cell table:style-name="ce2" office:value-type="string">
            <text:p><text:a xlink:href="https://www.w3schools.com/cssref/css3_pr_flex-shrink.php">flex-shrink</text:a></text:p>
          </table:table-cell>
          <table:table-cell table:style-name="ce4" office:value-type="string">
            <text:p>Specificeert hoe het item zal krimpen ten opzichte van de re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lex-richting</text:p>
          </table:table-cell>
          <table:table-cell table:style-name="ce2" office:value-type="string">
            <text:p><text:a xlink:href="https://www.w3schools.com/cssref/css3_pr_flex-direction.php">flex-direction</text:a></text:p>
          </table:table-cell>
          <table:table-cell table:style-name="ce3" office:value-type="string">
            <text:p>Specificeert de richting van de flexibele item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lex-stroom</text:p>
          </table:table-cell>
          <table:table-cell table:style-name="ce2" office:value-type="string">
            <text:p><text:a xlink:href="https://www.w3schools.com/cssref/css3_pr_flex-flow.php">flex-flow</text:a></text:p>
          </table:table-cell>
          <table:table-cell table:style-name="ce4" office:value-type="string">
            <text:p>Een verkorte eigenschap voor de flex-richting en de flex-wrap-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lex-wikkel</text:p>
          </table:table-cell>
          <table:table-cell table:style-name="ce2" office:value-type="string">
            <text:p><text:a xlink:href="https://www.w3schools.com/cssref/css3_pr_flex-wrap.php">flex-wrap</text:a></text:p>
          </table:table-cell>
          <table:table-cell table:style-name="ce3" office:value-type="string">
            <text:p>Geeft aan of de flexibele artikelen wel of niet moeten worden verpak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ormaat wijzigen</text:p>
          </table:table-cell>
          <table:table-cell table:style-name="ce2" office:value-type="string">
            <text:p><text:a xlink:href="https://www.w3schools.com/cssref/css3_pr_resize.php">resize</text:a></text:p>
          </table:table-cell>
          <table:table-cell table:style-name="ce4" office:value-type="string">
            <text:p>Definieert of (en hoe) de grootte van een element door de gebruiker kan worden aangepast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gat</text:p>
          </table:table-cell>
          <table:table-cell table:style-name="ce2" office:value-type="string">
            <text:p><text:a xlink:href="https://www.w3schools.com/cssref/css3_pr_gap.php">gap</text:a></text:p>
          </table:table-cell>
          <table:table-cell table:style-name="ce4" office:value-type="string">
            <text:p>Een verkorte eigenschap voor de rij-afstand en de kolom-afstand-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ebruiker selecteren</text:p>
          </table:table-cell>
          <table:table-cell table:style-name="ce2" office:value-type="string">
            <text:p><text:a xlink:href="https://www.w3schools.com/cssref/css3_pr_user-select.php">user-select</text:a></text:p>
          </table:table-cell>
          <table:table-cell table:style-name="ce3" office:value-type="string">
            <text:p>Geeft aan of de tekst van een element geselecteerd kan word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ecompenseerd</text:p>
          </table:table-cell>
          <table:table-cell table:style-name="ce2" office:value-type="string">
            <text:p><text:a xlink:href="https://www.w3schools.com/cssref/css_pr_offset.php">offset</text:a></text:p>
          </table:table-cell>
          <table:table-cell table:style-name="ce4" office:value-type="string">
            <text:p>Is een afkorting en specificeert hoe een element langs een pad moet worden geanimeer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</text:p>
          </table:table-cell>
          <table:table-cell table:style-name="ce2" office:value-type="string">
            <text:p><text:a xlink:href="https://www.w3schools.com/cssref/pr_border.php">border</text:a></text:p>
          </table:table-cell>
          <table:table-cell table:style-name="ce3" office:value-type="string">
            <text:p>Een verkorte eigenschap voor border-width, border-style en border-col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-beeld-begin</text:p>
          </table:table-cell>
          <table:table-cell table:style-name="ce2" office:value-type="string">
            <text:p><text:a xlink:href="https://www.w3schools.com/cssref/css3_pr_border-image-outset.php">border-image-outset</text:a></text:p>
          </table:table-cell>
          <table:table-cell table:style-name="ce3" office:value-type="string">
            <text:p>Specificeert de mate waarin het randafbeeldingsgebied buiten het kader uitsteek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-begin-eind-radius</text:p>
          </table:table-cell>
          <table:table-cell table:style-name="ce2" office:value-type="string">
            <text:p><text:a xlink:href="https://www.w3schools.com/cssref/css_pr_border-start-end-radius.php">border-start-end-radius</text:a></text:p>
          </table:table-cell>
          <table:table-cell table:style-name="ce4" office:value-type="string">
            <text:p>Stelt de straal in van de hoek tussen de blokbegin- en de inline-eindzijden van het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-bodem</text:p>
          </table:table-cell>
          <table:table-cell table:style-name="ce2" office:value-type="string">
            <text:p><text:a xlink:href="https://www.w3schools.com/cssref/pr_border-bottom.php">border-bottom</text:a></text:p>
          </table:table-cell>
          <table:table-cell table:style-name="ce4" office:value-type="string">
            <text:p>Een verkorte eigenschap voor border-bottom-width, border-bottom-style en border-bottom-col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-eind-begin-radius</text:p>
          </table:table-cell>
          <table:table-cell table:style-name="ce2" office:value-type="string">
            <text:p><text:a xlink:href="https://www.w3schools.com/cssref/css_pr_border-end-start-radius.php">border-end-start-radius</text:a></text:p>
          </table:table-cell>
          <table:table-cell table:style-name="ce3" office:value-type="string">
            <text:p>Stelt de straal in van de hoek tussen het blokeinde en de inline-beginzijde van het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-eind-eind-radius</text:p>
          </table:table-cell>
          <table:table-cell table:style-name="ce2" office:value-type="string">
            <text:p><text:a xlink:href="https://www.w3schools.com/cssref/css_pr_border-end-end-radius.php">border-end-end-radius</text:a></text:p>
          </table:table-cell>
          <table:table-cell table:style-name="ce4" office:value-type="string">
            <text:p>Stelt de straal in van de hoek tussen het blokuiteinde en de inline-eindzijden van het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-inline</text:p>
          </table:table-cell>
          <table:table-cell table:style-name="ce2" office:value-type="string">
            <text:p><text:a xlink:href="https://www.w3schools.com/cssref/css_pr_border-inline.php">border-inline</text:a></text:p>
          </table:table-cell>
          <table:table-cell table:style-name="ce4" office:value-type="string">
            <text:p>Een verkorte eigenschap voor border-inline-width, border-inline-style en border-inline-col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-inline-beginbreedte</text:p>
          </table:table-cell>
          <table:table-cell table:style-name="ce2" office:value-type="string">
            <text:p><text:a xlink:href="https://www.w3schools.com/cssref/css_pr_border-inline-start-width.php">border-inline-start-width</text:a></text:p>
          </table:table-cell>
          <table:table-cell table:style-name="ce3" office:value-type="string">
            <text:p>Stelt de breedte in van de rand aan het begin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-inline-einde</text:p>
          </table:table-cell>
          <table:table-cell table:style-name="ce2" office:value-type="string">
            <text:p><text:a xlink:href="https://www.w3schools.com/cssref/css_pr_border-inline-end.php">border-inline-end</text:a></text:p>
          </table:table-cell>
          <table:table-cell table:style-name="ce4" office:value-type="string">
            <text:p>Een verkorte eigenschap voor border-inline-end-width, border-inline-end-style en border-inline-end-col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-instorting</text:p>
          </table:table-cell>
          <table:table-cell table:style-name="ce2" office:value-type="string">
            <text:p><text:a xlink:href="https://www.w3schools.com/cssref/pr_border-collapse.php">border-collapse</text:a></text:p>
          </table:table-cell>
          <table:table-cell table:style-name="ce4" office:value-type="string">
            <text:p>Stelt in of tabelranden moeten samenvallen in één enkele rand of moeten worden gescheid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-links</text:p>
          </table:table-cell>
          <table:table-cell table:style-name="ce2" office:value-type="string">
            <text:p><text:a xlink:href="https://www.w3schools.com/cssref/pr_border-left.php">border-left</text:a></text:p>
          </table:table-cell>
          <table:table-cell table:style-name="ce4" office:value-type="string">
            <text:p>Een verkorte eigenschap voor alle border-left-*-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-links-kleur</text:p>
          </table:table-cell>
          <table:table-cell table:style-name="ce2" office:value-type="string">
            <text:p><text:a xlink:href="https://www.w3schools.com/cssref/pr_border-left_color.php">border-left-color</text:a></text:p>
          </table:table-cell>
          <table:table-cell table:style-name="ce3" office:value-type="string">
            <text:p>Stelt de kleur van de linker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-onder-rechts-radius</text:p>
          </table:table-cell>
          <table:table-cell table:style-name="ce2" office:value-type="string">
            <text:p><text:a xlink:href="https://www.w3schools.com/cssref/css3_pr_border-bottom-right-radius.php">border-bottom-right-radius</text:a></text:p>
          </table:table-cell>
          <table:table-cell table:style-name="ce3" office:value-type="string">
            <text:p>Definieert de straal van de rand van de rechterbenedenhoek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-rechts</text:p>
          </table:table-cell>
          <table:table-cell table:style-name="ce2" office:value-type="string">
            <text:p><text:a xlink:href="https://www.w3schools.com/cssref/pr_border-right.php">border-right</text:a></text:p>
          </table:table-cell>
          <table:table-cell table:style-name="ce3" office:value-type="string">
            <text:p>Een verkorte eigenschap voor alle border-right-* 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-start-start-radius</text:p>
          </table:table-cell>
          <table:table-cell table:style-name="ce2" office:value-type="string">
            <text:p><text:a xlink:href="https://www.w3schools.com/cssref/css_pr_border-start-start-radius.php">border-start-start-radius</text:a></text:p>
          </table:table-cell>
          <table:table-cell table:style-name="ce3" office:value-type="string">
            <text:p>Stelt de straal in van de hoek tussen de blokstart- en de inline-startzijde van het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-top</text:p>
          </table:table-cell>
          <table:table-cell table:style-name="ce2" office:value-type="string">
            <text:p><text:a xlink:href="https://www.w3schools.com/cssref/pr_border-top.php">border-top</text:a></text:p>
          </table:table-cell>
          <table:table-cell table:style-name="ce3" office:value-type="string">
            <text:p>Een verkorte eigenschap voor border-top-width, border-top-style en border-top-col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afstand</text:p>
          </table:table-cell>
          <table:table-cell table:style-name="ce2" office:value-type="string">
            <text:p><text:a xlink:href="https://www.w3schools.com/cssref/pr_border-spacing.php">border-spacing</text:a></text:p>
          </table:table-cell>
          <table:table-cell table:style-name="ce3" office:value-type="string">
            <text:p>Stelt de afstand in tussen de randen van aangrenzende cell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blok</text:p>
          </table:table-cell>
          <table:table-cell table:style-name="ce2" office:value-type="string">
            <text:p><text:a xlink:href="https://www.w3schools.com/cssref/css_pr_border-block.php">border-block</text:a></text:p>
          </table:table-cell>
          <table:table-cell table:style-name="ce4" office:value-type="string">
            <text:p>Een verkorte eigenschap voor border-block-width, border-block-style en border-block-col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blok-beginbreedte</text:p>
          </table:table-cell>
          <table:table-cell table:style-name="ce2" office:value-type="string">
            <text:p><text:a xlink:href="https://www.w3schools.com/cssref/css_pr_border-block-start-width.php">border-block-start-width</text:a></text:p>
          </table:table-cell>
          <table:table-cell table:style-name="ce3" office:value-type="string">
            <text:p>Stelt de breedte in van de rand aan het begin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blok-eindbreedte</text:p>
          </table:table-cell>
          <table:table-cell table:style-name="ce2" office:value-type="string">
            <text:p><text:a xlink:href="https://www.w3schools.com/cssref/css_pr_border-block-end-width.php">border-block-end-width</text:a></text:p>
          </table:table-cell>
          <table:table-cell table:style-name="ce3" office:value-type="string">
            <text:p>Stelt de breedte in van de rand aan het einde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blok-einde</text:p>
          </table:table-cell>
          <table:table-cell table:style-name="ce2" office:value-type="string">
            <text:p><text:a xlink:href="https://www.w3schools.com/cssref/css_pr_border-block-end.php">border-block-end</text:a></text:p>
          </table:table-cell>
          <table:table-cell table:style-name="ce4" office:value-type="string">
            <text:p>Een verkorte eigenschap voor border-block-end-width, border-block-end-style en border-block-end-col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blok-eindkleur</text:p>
          </table:table-cell>
          <table:table-cell table:style-name="ce2" office:value-type="string">
            <text:p><text:a xlink:href="https://www.w3schools.com/cssref/css_pr_border-block-end-color.php">border-block-end-color</text:a></text:p>
          </table:table-cell>
          <table:table-cell table:style-name="ce3" office:value-type="string">
            <text:p>Stelt de kleur in van de rand aan het einde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blok-start</text:p>
          </table:table-cell>
          <table:table-cell table:style-name="ce2" office:value-type="string">
            <text:p><text:a xlink:href="https://www.w3schools.com/cssref/css_pr_border-block-start.php">border-block-start</text:a></text:p>
          </table:table-cell>
          <table:table-cell table:style-name="ce4" office:value-type="string">
            <text:p>Een verkorte eigenschap voor border-block-start-width, border-block-start-style en border-block-start-col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blok-startkleur</text:p>
          </table:table-cell>
          <table:table-cell table:style-name="ce2" office:value-type="string">
            <text:p><text:a xlink:href="https://www.w3schools.com/cssref/css_pr_border-block-start-color.php">border-block-start-color</text:a></text:p>
          </table:table-cell>
          <table:table-cell table:style-name="ce3" office:value-type="string">
            <text:p>Stelt de kleur in van de rand aan het begin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blokbreedte</text:p>
          </table:table-cell>
          <table:table-cell table:style-name="ce2" office:value-type="string">
            <text:p><text:a xlink:href="https://www.w3schools.com/cssref/css_pr_border-block-width.php">border-block-width</text:a></text:p>
          </table:table-cell>
          <table:table-cell table:style-name="ce3" office:value-type="string">
            <text:p>Stelt de breedte in van de randen aan het begin en einde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breedte</text:p>
          </table:table-cell>
          <table:table-cell table:style-name="ce2" office:value-type="string">
            <text:p><text:a xlink:href="https://www.w3schools.com/cssref/pr_border-width.php">border-width</text:a></text:p>
          </table:table-cell>
          <table:table-cell table:style-name="ce3" office:value-type="string">
            <text:p>Stelt de breedte van de vier randen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ensradius</text:p>
          </table:table-cell>
          <table:table-cell table:style-name="ce2" office:value-type="string">
            <text:p><text:a xlink:href="https://www.w3schools.com/cssref/css3_pr_border-radius.php">border-radius</text:a></text:p>
          </table:table-cell>
          <table:table-cell table:style-name="ce4" office:value-type="string">
            <text:p>Een verkorte eigenschap voor de vier border-*-radius-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id-auto-flow</text:p>
          </table:table-cell>
          <table:table-cell table:style-name="ce2" office:value-type="string">
            <text:p><text:a xlink:href="https://www.w3schools.com/cssref/pr_grid-auto-flow.php">grid-auto-flow</text:a></text:p>
          </table:table-cell>
          <table:table-cell table:style-name="ce4" office:value-type="string">
            <text:p>Specificeert hoe automatisch geplaatste items in het raster worden ingevoeg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id-auto-kolommen</text:p>
          </table:table-cell>
          <table:table-cell table:style-name="ce2" office:value-type="string">
            <text:p><text:a xlink:href="https://www.w3schools.com/cssref/pr_grid-auto-columns.php">grid-auto-columns</text:a></text:p>
          </table:table-cell>
          <table:table-cell table:style-name="ce3" office:value-type="string">
            <text:p>Specificeert een standaardkolomgroott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id-auto-rijen</text:p>
          </table:table-cell>
          <table:table-cell table:style-name="ce2" office:value-type="string">
            <text:p><text:a xlink:href="https://www.w3schools.com/cssref/pr_grid-auto-rows.php">grid-auto-rows</text:a></text:p>
          </table:table-cell>
          <table:table-cell table:style-name="ce3" office:value-type="string">
            <text:p>Specificeert een standaard rijgroott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id-sjabloon-gebieden</text:p>
          </table:table-cell>
          <table:table-cell table:style-name="ce2" office:value-type="string">
            <text:p><text:a xlink:href="https://www.w3schools.com/cssref/pr_grid-template-areas.php">grid-template-areas</text:a></text:p>
          </table:table-cell>
          <table:table-cell table:style-name="ce4" office:value-type="string">
            <text:p>Specificeert hoe kolommen en rijen moeten worden weergegeven, met behulp van benoemde rasteritems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H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angende leestekens</text:p>
          </table:table-cell>
          <table:table-cell table:style-name="ce2" office:value-type="string">
            <text:p><text:a xlink:href="https://www.w3schools.com/cssref/css3_pr_hanging-punctuation.php">hanging-punctuation</text:a></text:p>
          </table:table-cell>
          <table:table-cell table:style-name="ce4" office:value-type="string">
            <text:p>Specificeert of een leesteken buiten het regelvak mag worden geplaat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oogte</text:p>
          </table:table-cell>
          <table:table-cell table:style-name="ce2" office:value-type="string">
            <text:p><text:a xlink:href="https://www.w3schools.com/cssref/pr_dim_height.php">height</text:a></text:p>
          </table:table-cell>
          <table:table-cell table:style-name="ce3" office:value-type="string">
            <text:p>Stelt de hoogte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ypenate-karakter</text:p>
          </table:table-cell>
          <table:table-cell table:style-name="ce2" office:value-type="string">
            <text:p><text:a xlink:href="https://www.w3schools.com/cssref/css3_pr_hyphenate-character.php">hypenate-character</text:a></text:p>
          </table:table-cell>
          <table:table-cell table:style-name="ce3" office:value-type="string">
            <text:p>Stelt het teken in dat aan het einde van de regel wordt gebruikt, vóór een woordafbreking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I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nbraak</text:p>
          </table:table-cell>
          <table:table-cell table:style-name="ce2" office:value-type="string">
            <text:p><text:a xlink:href="https://www.w3schools.com/cssref/pr_break-inside.php">break-inside</text:a></text:p>
          </table:table-cell>
          <table:table-cell table:style-name="ce3" office:value-type="string">
            <text:p>Specificeert of er al dan niet een pagina-, kolom- of regio-einde moet voorkomen binnen het opgegev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houd</text:p>
          </table:table-cell>
          <table:table-cell table:style-name="ce2" office:value-type="string">
            <text:p><text:a xlink:href="https://www.w3schools.com/cssref/pr_gen_content.php">content</text:a></text:p>
          </table:table-cell>
          <table:table-cell table:style-name="ce3" office:value-type="string">
            <text:p>Gebruikt met de :before en :after pseudo-elementen, om gegenereerde inhoud in te voeg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line-formaat</text:p>
          </table:table-cell>
          <table:table-cell table:style-name="ce2" office:value-type="string">
            <text:p><text:a xlink:href="https://www.w3schools.com/cssref/css_pr_inline-size.php">inline-size</text:a></text:p>
          </table:table-cell>
          <table:table-cell table:style-name="ce4" office:value-type="string">
            <text:p>Specificeert de grootte van een element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zet</text:p>
          </table:table-cell>
          <table:table-cell table:style-name="ce2" office:value-type="string">
            <text:p><text:a xlink:href="https://www.w3schools.com/cssref/css_pr_inset.php">inset</text:a></text:p>
          </table:table-cell>
          <table:table-cell table:style-name="ce3" office:value-type="string">
            <text:p>Specificeert de afstand tussen een element en het bovenliggende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zet-blok-einde</text:p>
          </table:table-cell>
          <table:table-cell table:style-name="ce2" office:value-type="string">
            <text:p><text:a xlink:href="https://www.w3schools.com/cssref/css_pr_inset-block-end.php">inset-block-end</text:a></text:p>
          </table:table-cell>
          <table:table-cell table:style-name="ce3" office:value-type="string">
            <text:p>Specificeert de afstand tussen het uiteinde van een element en het bovenliggende element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zet-blok-start</text:p>
          </table:table-cell>
          <table:table-cell table:style-name="ce2" office:value-type="string">
            <text:p><text:a xlink:href="https://www.w3schools.com/cssref/css_pr_inset-block-start.php">inset-block-start</text:a></text:p>
          </table:table-cell>
          <table:table-cell table:style-name="ce4" office:value-type="string">
            <text:p>Specificeert de afstand tussen het begin van een element en het bovenliggende element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zet-inline</text:p>
          </table:table-cell>
          <table:table-cell table:style-name="ce2" office:value-type="string">
            <text:p><text:a xlink:href="https://www.w3schools.com/cssref/css_pr_inset-inline.php">inset-inline</text:a></text:p>
          </table:table-cell>
          <table:table-cell table:style-name="ce3" office:value-type="string">
            <text:p>Specificeert de afstand tussen een element en het bovenliggende element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zet-inline-einde</text:p>
          </table:table-cell>
          <table:table-cell table:style-name="ce2" office:value-type="string">
            <text:p><text:a xlink:href="https://www.w3schools.com/cssref/css_pr_inset-inline-end.php">inset-inline-end</text:a></text:p>
          </table:table-cell>
          <table:table-cell table:style-name="ce4" office:value-type="string">
            <text:p>Specificeert de afstand tussen het uiteinde van een element en het bovenliggende element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zet-inline-start</text:p>
          </table:table-cell>
          <table:table-cell table:style-name="ce2" office:value-type="string">
            <text:p><text:a xlink:href="https://www.w3schools.com/cssref/css_pr_inset-inline-start.php">inset-inline-start</text:a></text:p>
          </table:table-cell>
          <table:table-cell table:style-name="ce3" office:value-type="string">
            <text:p>Specificeert de afstand tussen het begin van een element en het bovenliggende element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zetblok</text:p>
          </table:table-cell>
          <table:table-cell table:style-name="ce2" office:value-type="string">
            <text:p><text:a xlink:href="https://www.w3schools.com/cssref/css_pr_inset-block.php">inset-block</text:a></text:p>
          </table:table-cell>
          <table:table-cell table:style-name="ce4" office:value-type="string">
            <text:p>Specificeert de afstand tussen een element en het bovenliggende element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solatie</text:p>
          </table:table-cell>
          <table:table-cell table:style-name="ce2" office:value-type="string">
            <text:p><text:a xlink:href="https://www.w3schools.com/cssref/css3_pr_isolation.php">isolation</text:a></text:p>
          </table:table-cell>
          <table:table-cell table:style-name="ce4" office:value-type="string">
            <text:p>Definieert of een element een nieuwe stapelinhoud moet creëren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J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K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klem</text:p>
          </table:table-cell>
          <table:table-cell table:style-name="ce2" office:value-type="string">
            <text:p><text:a xlink:href="https://www.w3schools.com/cssref/pr_pos_clip.php">clip</text:a></text:p>
          </table:table-cell>
          <table:table-cell table:style-name="ce4" office:value-type="string">
            <text:p>Clipt een absoluut gepositioneerd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leur</text:p>
          </table:table-cell>
          <table:table-cell table:style-name="ce2" office:value-type="string">
            <text:p><text:a xlink:href="https://www.w3schools.com/cssref/pr_text_color.php">color</text:a></text:p>
          </table:table-cell>
          <table:table-cell table:style-name="ce4" office:value-type="string">
            <text:p>Stelt de kleur van de teks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olom-opening</text:p>
          </table:table-cell>
          <table:table-cell table:style-name="ce2" office:value-type="string">
            <text:p><text:a xlink:href="https://www.w3schools.com/cssref/css3_pr_column-gap.php">column-gap</text:a></text:p>
          </table:table-cell>
          <table:table-cell table:style-name="ce3" office:value-type="string">
            <text:p>Specificeert de opening tussen de kolomm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olom-overspanning</text:p>
          </table:table-cell>
          <table:table-cell table:style-name="ce2" office:value-type="string">
            <text:p><text:a xlink:href="https://www.w3schools.com/cssref/css3_pr_column-span.php">column-span</text:a></text:p>
          </table:table-cell>
          <table:table-cell table:style-name="ce4" office:value-type="string">
            <text:p>Specificeert hoeveel kolommen een element moet beslaa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olom-regel-kleur</text:p>
          </table:table-cell>
          <table:table-cell table:style-name="ce2" office:value-type="string">
            <text:p><text:a xlink:href="https://www.w3schools.com/cssref/css3_pr_column-rule-color.php">column-rule-color</text:a></text:p>
          </table:table-cell>
          <table:table-cell table:style-name="ce3" office:value-type="string">
            <text:p>Specificeert de kleur van de regel tussen kolomm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olom-regel-stijl</text:p>
          </table:table-cell>
          <table:table-cell table:style-name="ce2" office:value-type="string">
            <text:p><text:a xlink:href="https://www.w3schools.com/cssref/css3_pr_column-rule-style.php">column-rule-style</text:a></text:p>
          </table:table-cell>
          <table:table-cell table:style-name="ce4" office:value-type="string">
            <text:p>Specificeert de stijl van de regel tussen kolomm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olombreedte</text:p>
          </table:table-cell>
          <table:table-cell table:style-name="ce2" office:value-type="string">
            <text:p><text:a xlink:href="https://www.w3schools.com/cssref/css3_pr_column-width.php">column-width</text:a></text:p>
          </table:table-cell>
          <table:table-cell table:style-name="ce3" office:value-type="string">
            <text:p>Specificeert de kolombreedt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olommen</text:p>
          </table:table-cell>
          <table:table-cell table:style-name="ce2" office:value-type="string">
            <text:p><text:a xlink:href="https://www.w3schools.com/cssref/css3_pr_columns.php">columns</text:a></text:p>
          </table:table-cell>
          <table:table-cell table:style-name="ce4" office:value-type="string">
            <text:p>Een verkorte eigenschap voor kolombreedte en kolomaantal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olomregel</text:p>
          </table:table-cell>
          <table:table-cell table:style-name="ce2" office:value-type="string">
            <text:p><text:a xlink:href="https://www.w3schools.com/cssref/css3_pr_column-rule.php">column-rule</text:a></text:p>
          </table:table-cell>
          <table:table-cell table:style-name="ce4" office:value-type="string">
            <text:p>Een verkorte eigenschap voor alle column-rule-*-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olomregelbreedte</text:p>
          </table:table-cell>
          <table:table-cell table:style-name="ce2" office:value-type="string">
            <text:p><text:a xlink:href="https://www.w3schools.com/cssref/css3_pr_column-rule-width.php">column-rule-width</text:a></text:p>
          </table:table-cell>
          <table:table-cell table:style-name="ce3" office:value-type="string">
            <text:p>Specificeert de breedte van de regel tussen kolomm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olomtelling</text:p>
          </table:table-cell>
          <table:table-cell table:style-name="ce2" office:value-type="string">
            <text:p><text:a xlink:href="https://www.w3schools.com/cssref/css3_pr_column-count.php">column-count</text:a></text:p>
          </table:table-cell>
          <table:table-cell table:style-name="ce3" office:value-type="string">
            <text:p>Specificeert het aantal kolommen waarin een element moet worden verdeel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olomvulling</text:p>
          </table:table-cell>
          <table:table-cell table:style-name="ce2" office:value-type="string">
            <text:p><text:a xlink:href="https://www.w3schools.com/cssref/css3_pr_column-fill.php">column-fill</text:a></text:p>
          </table:table-cell>
          <table:table-cell table:style-name="ce4" office:value-type="string">
            <text:p>Specificeert hoe kolommen moeten worden gevuld, gebalanceerd of nie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oppeltekens</text:p>
          </table:table-cell>
          <table:table-cell table:style-name="ce2" office:value-type="string">
            <text:p><text:a xlink:href="https://www.w3schools.com/cssref/css3_pr_hyphens.php">hyphens</text:a></text:p>
          </table:table-cell>
          <table:table-cell table:style-name="ce4" office:value-type="string">
            <text:p>Stelt in hoe woorden moeten worden gesplitst om de lay-out van tekst te verbeteren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L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ege cellen</text:p>
          </table:table-cell>
          <table:table-cell table:style-name="ce2" office:value-type="string">
            <text:p><text:a xlink:href="https://www.w3schools.com/cssref/pr_tab_empty-cells.php">empty-cells</text:a></text:p>
          </table:table-cell>
          <table:table-cell table:style-name="ce4" office:value-type="string">
            <text:p>Specificeert of randen en achtergrond op lege cellen in een tabel wel of niet moeten worden weergegev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etterafstand</text:p>
          </table:table-cell>
          <table:table-cell table:style-name="ce2" office:value-type="string">
            <text:p><text:a xlink:href="https://www.w3schools.com/cssref/pr_text_letter-spacing.php">letter-spacing</text:a></text:p>
          </table:table-cell>
          <table:table-cell table:style-name="ce3" office:value-type="string">
            <text:p>Vergroot of verkleint de ruimte tussen tekens in een tek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ettergrootte aanpassen</text:p>
          </table:table-cell>
          <table:table-cell table:style-name="ce2" office:value-type="string">
            <text:p><text:a xlink:href="https://www.w3schools.com/cssref/css3_pr_font-size-adjust.php">font-size-adjust</text:a></text:p>
          </table:table-cell>
          <table:table-cell table:style-name="ce3" office:value-type="string">
            <text:p>Behoudt de leesbaarheid van tekst wanneer er een terugval in het lettertype optreed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ettertype</text:p>
          </table:table-cell>
          <table:table-cell table:style-name="ce2" office:value-type="string">
            <text:p><text:a xlink:href="https://www.w3schools.com/cssref/pr_font_font.php">font</text:a></text:p>
          </table:table-cell>
          <table:table-cell table:style-name="ce3" office:value-type="string">
            <text:p>Een verkorte eigenschap voor de lettertypestijl, lettertypevariant, lettertypedikte, lettergrootte/lijnhoogte en de lettertypefamilie-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ettertype</text:p>
          </table:table-cell>
          <table:table-cell table:style-name="ce2" office:value-type="string">
            <text:p><text:a xlink:href="https://www.w3schools.com/cssref/pr_font_font-style.php">font-style</text:a></text:p>
          </table:table-cell>
          <table:table-cell table:style-name="ce3" office:value-type="string">
            <text:p>Specificeert de lettertypestijl voor tek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ettertype dikte</text:p>
          </table:table-cell>
          <table:table-cell table:style-name="ce2" office:value-type="string">
            <text:p><text:a xlink:href="https://www.w3schools.com/cssref/pr_font_weight.php">font-weight</text:a></text:p>
          </table:table-cell>
          <table:table-cell table:style-name="ce4" office:value-type="string">
            <text:p>Specificeert de dikte van een lettertyp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ettertype-familie</text:p>
          </table:table-cell>
          <table:table-cell table:style-name="ce2" office:value-type="string">
            <text:p><text:a xlink:href="https://www.w3schools.com/cssref/pr_font_font-family.php">font-family</text:a></text:p>
          </table:table-cell>
          <table:table-cell table:style-name="ce3" office:value-type="string">
            <text:p>Specificeert de lettertypefamilie voor tek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ettertype-functie-instellingen</text:p>
          </table:table-cell>
          <table:table-cell table:style-name="ce2" office:value-type="string">
            <text:p><text:a xlink:href="https://www.w3schools.com/cssref/css3_pr_font-feature-settings.php">font-feature-settings</text:a></text:p>
          </table:table-cell>
          <table:table-cell table:style-name="ce4" office:value-type="string">
            <text:p>Geeft controle over geavanceerde typografische functies in OpenType-letterty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ettertype-kerning</text:p>
          </table:table-cell>
          <table:table-cell table:style-name="ce2" office:value-type="string">
            <text:p><text:a xlink:href="https://www.w3schools.com/cssref/css3_pr_font-kerning.php">font-kerning</text:a></text:p>
          </table:table-cell>
          <table:table-cell table:style-name="ce4" office:value-type="string">
            <text:p>Regelt het gebruik van de tekenspatiëringsinformatie (hoe letters worden gespatieerd)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ettertype-stretch</text:p>
          </table:table-cell>
          <table:table-cell table:style-name="ce2" office:value-type="string">
            <text:p><text:a xlink:href="https://www.w3schools.com/cssref/css3_pr_font-stretch.php">font-stretch</text:a></text:p>
          </table:table-cell>
          <table:table-cell table:style-name="ce4" office:value-type="string">
            <text:p>Selecteert een normaal, gecondenseerd of uitgebreid vlak uit een lettertypefamili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ettertype-synthese</text:p>
          </table:table-cell>
          <table:table-cell table:style-name="ce4" office:value-type="string">
            <text:p>font-synthesis</text:p>
          </table:table-cell>
          <table:table-cell table:style-name="ce4" office:value-type="string">
            <text:p>Besturingselementen waarbij lettertypen ontbreken (vet of cursief) kunnen door de browser worden samengesteld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ettertype-taal-overschrijven</text:p>
          </table:table-cell>
          <table:table-cell table:style-name="ce3" office:value-type="string">
            <text:p>font-language-override</text:p>
          </table:table-cell>
          <table:table-cell table:style-name="ce3" office:value-type="string">
            <text:p>Beheert het gebruik van taalspecifieke glyphs in een lettertyp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ettertype-variant</text:p>
          </table:table-cell>
          <table:table-cell table:style-name="ce2" office:value-type="string">
            <text:p><text:a xlink:href="https://www.w3schools.com/cssref/pr_font_font-variant.php">font-variant</text:a></text:p>
          </table:table-cell>
          <table:table-cell table:style-name="ce3" office:value-type="string">
            <text:p>Geeft aan of een tekst al dan niet in kleinkapitalen moet worden weergegeven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ettertype-variant-alternatieven</text:p>
          </table:table-cell>
          <table:table-cell table:style-name="ce4" office:value-type="string">
            <text:p>font-variant-alternates</text:p>
          </table:table-cell>
          <table:table-cell table:style-name="ce4" office:value-type="string">
            <text:p>Beheert het gebruik van alternatieve glyphs die zijn gekoppeld aan alternatieve namen die zijn gedefinieerd in @font-feature-value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ettertype-variant-caps</text:p>
          </table:table-cell>
          <table:table-cell table:style-name="ce2" office:value-type="string">
            <text:p><text:a xlink:href="https://www.w3schools.com/cssref/css3_pr_font-variant-caps.php">font-variant-caps</text:a></text:p>
          </table:table-cell>
          <table:table-cell table:style-name="ce3" office:value-type="string">
            <text:p>Beheert het gebruik van alternatieve glyphs voor hoofdletter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ettertype-variant-ligaturen</text:p>
          </table:table-cell>
          <table:table-cell table:style-name="ce3" office:value-type="string">
            <text:p>font-variant-ligatures</text:p>
          </table:table-cell>
          <table:table-cell table:style-name="ce3" office:value-type="string">
            <text:p>Bepaalt welke ligaturen en contextuele vormen worden gebruikt in de tekstuele inhoud van de elementen waarop deze van toepassing zijn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ettertype-variant-numeriek</text:p>
          </table:table-cell>
          <table:table-cell table:style-name="ce4" office:value-type="string">
            <text:p>font-variant-numeric</text:p>
          </table:table-cell>
          <table:table-cell table:style-name="ce4" office:value-type="string">
            <text:p>Bepaalt het gebruik van alternatieve glyphs voor getallen, breuken en ordinale markeringen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ettertype-variant-oost-aziatisch</text:p>
          </table:table-cell>
          <table:table-cell table:style-name="ce4" office:value-type="string">
            <text:p>font-variant-east-asian</text:p>
          </table:table-cell>
          <table:table-cell table:style-name="ce4" office:value-type="string">
            <text:p>Beheert het gebruik van alternatieve glyphs voor Oost-Aziatische scripts (bijvoorbeeld Japans en Chinees)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ettertype-variant-positie</text:p>
          </table:table-cell>
          <table:table-cell table:style-name="ce3" office:value-type="string">
            <text:p>font-variant-position</text:p>
          </table:table-cell>
          <table:table-cell table:style-name="ce3" office:value-type="string">
            <text:p>Beheert het gebruik van alternatieve glyphs van kleiner formaat, gepositioneerd als superscript of subscript ten opzichte van de basislijn van het lettertyp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ettertypegrootte</text:p>
          </table:table-cell>
          <table:table-cell table:style-name="ce2" office:value-type="string">
            <text:p><text:a xlink:href="https://www.w3schools.com/cssref/pr_font_font-size.php">font-size</text:a></text:p>
          </table:table-cell>
          <table:table-cell table:style-name="ce4" office:value-type="string">
            <text:p>Specificeert de lettergrootte van tek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ijnhoogte</text:p>
          </table:table-cell>
          <table:table-cell table:style-name="ce2" office:value-type="string">
            <text:p><text:a xlink:href="https://www.w3schools.com/cssref/pr_dim_line-height.php">line-height</text:a></text:p>
          </table:table-cell>
          <table:table-cell table:style-name="ce3" office:value-type="string">
            <text:p>Stelt de lijnhoogte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ijst-stijl-afbeelding</text:p>
          </table:table-cell>
          <table:table-cell table:style-name="ce2" office:value-type="string">
            <text:p><text:a xlink:href="https://www.w3schools.com/cssref/pr_list-style-image.php">list-style-image</text:a></text:p>
          </table:table-cell>
          <table:table-cell table:style-name="ce3" office:value-type="string">
            <text:p>Specificeert een afbeelding als markering voor lijstitem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ijst-stijl-type</text:p>
          </table:table-cell>
          <table:table-cell table:style-name="ce2" office:value-type="string">
            <text:p><text:a xlink:href="https://www.w3schools.com/cssref/pr_list-style-type.php">list-style-type</text:a></text:p>
          </table:table-cell>
          <table:table-cell table:style-name="ce3" office:value-type="string">
            <text:p>Specificeert het type lijstitemmarker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ijststijl</text:p>
          </table:table-cell>
          <table:table-cell table:style-name="ce2" office:value-type="string">
            <text:p><text:a xlink:href="https://www.w3schools.com/cssref/pr_list-style.php">list-style</text:a></text:p>
          </table:table-cell>
          <table:table-cell table:style-name="ce4" office:value-type="string">
            <text:p>Stelt alle eigenschappen voor een lijst in één declaratie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ijststijl-positie</text:p>
          </table:table-cell>
          <table:table-cell table:style-name="ce2" office:value-type="string">
            <text:p><text:a xlink:href="https://www.w3schools.com/cssref/pr_list-style-position.php">list-style-position</text:a></text:p>
          </table:table-cell>
          <table:table-cell table:style-name="ce4" office:value-type="string">
            <text:p>Specificeert de positie van de markeringen van lijstitems (opsommingstekens)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inks</text:p>
          </table:table-cell>
          <table:table-cell table:style-name="ce2" office:value-type="string">
            <text:p><text:a xlink:href="https://www.w3schools.com/cssref/pr_pos_left.php">left</text:a></text:p>
          </table:table-cell>
          <table:table-cell table:style-name="ce4" office:value-type="string">
            <text:p>Specificeert de linkerpositie van een gepositioneerd element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M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rge</text:p>
          </table:table-cell>
          <table:table-cell table:style-name="ce2" office:value-type="string">
            <text:p><text:a xlink:href="https://www.w3schools.com/cssref/pr_margin.php">margin</text:a></text:p>
          </table:table-cell>
          <table:table-cell table:style-name="ce4" office:value-type="string">
            <text:p>Stelt alle marge-eigenschappen in één declaratie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rge-blok-einde</text:p>
          </table:table-cell>
          <table:table-cell table:style-name="ce2" office:value-type="string">
            <text:p><text:a xlink:href="https://www.w3schools.com/cssref/css_pr_margin-block-end.php">margin-block-end</text:a></text:p>
          </table:table-cell>
          <table:table-cell table:style-name="ce4" office:value-type="string">
            <text:p>Specificeert de marge aan het einde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rge-blok-start</text:p>
          </table:table-cell>
          <table:table-cell table:style-name="ce2" office:value-type="string">
            <text:p><text:a xlink:href="https://www.w3schools.com/cssref/css_pr_margin-block-start.php">margin-block-start</text:a></text:p>
          </table:table-cell>
          <table:table-cell table:style-name="ce3" office:value-type="string">
            <text:p>Specificeert de marge aan het begin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rge-bodem</text:p>
          </table:table-cell>
          <table:table-cell table:style-name="ce2" office:value-type="string">
            <text:p><text:a xlink:href="https://www.w3schools.com/cssref/pr_margin-bottom.php">margin-bottom</text:a></text:p>
          </table:table-cell>
          <table:table-cell table:style-name="ce4" office:value-type="string">
            <text:p>Stelt de ondermarge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rge-inline</text:p>
          </table:table-cell>
          <table:table-cell table:style-name="ce2" office:value-type="string">
            <text:p><text:a xlink:href="https://www.w3schools.com/cssref/css_pr_margin-inline.php">margin-inline</text:a></text:p>
          </table:table-cell>
          <table:table-cell table:style-name="ce3" office:value-type="string">
            <text:p>Specificeert de marge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rge-inline-einde</text:p>
          </table:table-cell>
          <table:table-cell table:style-name="ce2" office:value-type="string">
            <text:p><text:a xlink:href="https://www.w3schools.com/cssref/css_pr_margin-inline-end.php">margin-inline-end</text:a></text:p>
          </table:table-cell>
          <table:table-cell table:style-name="ce4" office:value-type="string">
            <text:p>Specificeert de marge aan het einde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rge-inline-start</text:p>
          </table:table-cell>
          <table:table-cell table:style-name="ce2" office:value-type="string">
            <text:p><text:a xlink:href="https://www.w3schools.com/cssref/css_pr_margin-inline-start.php">margin-inline-start</text:a></text:p>
          </table:table-cell>
          <table:table-cell table:style-name="ce3" office:value-type="string">
            <text:p>Specificeert de marge aan het begin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rge-links</text:p>
          </table:table-cell>
          <table:table-cell table:style-name="ce2" office:value-type="string">
            <text:p><text:a xlink:href="https://www.w3schools.com/cssref/pr_margin-left.php">margin-left</text:a></text:p>
          </table:table-cell>
          <table:table-cell table:style-name="ce4" office:value-type="string">
            <text:p>Stelt de linkermarge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rge-rechts</text:p>
          </table:table-cell>
          <table:table-cell table:style-name="ce2" office:value-type="string">
            <text:p><text:a xlink:href="https://www.w3schools.com/cssref/pr_margin-right.php">margin-right</text:a></text:p>
          </table:table-cell>
          <table:table-cell table:style-name="ce3" office:value-type="string">
            <text:p>Stelt de rechtermarge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rge-top</text:p>
          </table:table-cell>
          <table:table-cell table:style-name="ce2" office:value-type="string">
            <text:p><text:a xlink:href="https://www.w3schools.com/cssref/pr_margin-top.php">margin-top</text:a></text:p>
          </table:table-cell>
          <table:table-cell table:style-name="ce4" office:value-type="string">
            <text:p>Stelt de bovenmarge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rgeblok</text:p>
          </table:table-cell>
          <table:table-cell table:style-name="ce2" office:value-type="string">
            <text:p><text:a xlink:href="https://www.w3schools.com/cssref/css_pr_margin-block.php">margin-block</text:a></text:p>
          </table:table-cell>
          <table:table-cell table:style-name="ce3" office:value-type="string">
            <text:p>Specificeert de marge in de blokrichting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masker</text:p>
          </table:table-cell>
          <table:table-cell table:style-name="ce3" office:value-type="string">
            <text:p>mask</text:p>
          </table:table-cell>
          <table:table-cell table:style-name="ce3" office:value-type="string">
            <text:p>Verbergt delen van een element door een afbeelding op specifieke plaatsen te maskeren of af te kni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sker-afbeelding</text:p>
          </table:table-cell>
          <table:table-cell table:style-name="ce2" office:value-type="string">
            <text:p><text:a xlink:href="https://www.w3schools.com/cssref/css3_pr_mask-image.php">mask-image</text:a></text:p>
          </table:table-cell>
          <table:table-cell table:style-name="ce4" office:value-type="string">
            <text:p>Specificeert een afbeelding die moet worden gebruikt als maskerlaag voor een element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sker-clip</text:p>
          </table:table-cell>
          <table:table-cell table:style-name="ce4" office:value-type="string">
            <text:p>mask-clip</text:p>
          </table:table-cell>
          <table:table-cell table:style-name="ce4" office:value-type="string">
            <text:p>Specificeert het maskergebied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masker-composiet</text:p>
          </table:table-cell>
          <table:table-cell table:style-name="ce3" office:value-type="string">
            <text:p>mask-composite</text:p>
          </table:table-cell>
          <table:table-cell table:style-name="ce3" office:value-type="string">
            <text:p>Vertegenwoordigt een compositiebewerking die wordt gebruikt op de huidige maskerlaag met de maskerlagen erond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sker-herhaal</text:p>
          </table:table-cell>
          <table:table-cell table:style-name="ce2" office:value-type="string">
            <text:p><text:a xlink:href="https://www.w3schools.com/cssref/css3_pr_mask-repeat.php">mask-repeat</text:a></text:p>
          </table:table-cell>
          <table:table-cell table:style-name="ce4" office:value-type="string">
            <text:p>Specificeert hoe de maskerlaagafbeelding wordt herhaal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sker-modus</text:p>
          </table:table-cell>
          <table:table-cell table:style-name="ce2" office:value-type="string">
            <text:p><text:a xlink:href="https://www.w3schools.com/cssref/css3_pr_mask-mode.php">mask-mode</text:a></text:p>
          </table:table-cell>
          <table:table-cell table:style-name="ce3" office:value-type="string">
            <text:p>Specificeert of de maskerlaagafbeelding wordt behandeld als een luminantiemasker of als een alfamask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sker-oorsprong</text:p>
          </table:table-cell>
          <table:table-cell table:style-name="ce2" office:value-type="string">
            <text:p><text:a xlink:href="https://www.w3schools.com/cssref/css3_pr_mask-origin.php">mask-origin</text:a></text:p>
          </table:table-cell>
          <table:table-cell table:style-name="ce4" office:value-type="string">
            <text:p>Specificeert de oorsprongpositie (het maskerpositiegebied) van een maskerlaagafbeeld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sker-positie</text:p>
          </table:table-cell>
          <table:table-cell table:style-name="ce2" office:value-type="string">
            <text:p><text:a xlink:href="https://www.w3schools.com/cssref/css3_pr_mask-position.php">mask-position</text:a></text:p>
          </table:table-cell>
          <table:table-cell table:style-name="ce3" office:value-type="string">
            <text:p>Stelt de startpositie in van een maskerlaagafbeelding (ten opzichte van het maskerpositiegebied)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sker-type</text:p>
          </table:table-cell>
          <table:table-cell table:style-name="ce4" office:value-type="string">
            <text:p>mask-type</text:p>
          </table:table-cell>
          <table:table-cell table:style-name="ce4" office:value-type="string">
            <text:p>Specificeert of een SVG &lt;mask&gt;-element wordt behandeld als een luminantiemasker of als een alfamask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skergrootte</text:p>
          </table:table-cell>
          <table:table-cell table:style-name="ce2" office:value-type="string">
            <text:p><text:a xlink:href="https://www.w3schools.com/cssref/css3_pr_mask-size.php">mask-size</text:a></text:p>
          </table:table-cell>
          <table:table-cell table:style-name="ce3" office:value-type="string">
            <text:p>Specificeert de grootte van een maskerlaagafbeeld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x-blokgrootte</text:p>
          </table:table-cell>
          <table:table-cell table:style-name="ce2" office:value-type="string">
            <text:p><text:a xlink:href="https://www.w3schools.com/cssref/css_pr_max-block-size.php">max-block-size</text:a></text:p>
          </table:table-cell>
          <table:table-cell table:style-name="ce4" office:value-type="string">
            <text:p>Stelt de maximale grootte in van een element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x-inline-grootte</text:p>
          </table:table-cell>
          <table:table-cell table:style-name="ce2" office:value-type="string">
            <text:p><text:a xlink:href="https://www.w3schools.com/cssref/css_pr_max-inline-size.php">max-inline-size</text:a></text:p>
          </table:table-cell>
          <table:table-cell table:style-name="ce3" office:value-type="string">
            <text:p>Stelt de maximale grootte in van een element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ximale hoogte</text:p>
          </table:table-cell>
          <table:table-cell table:style-name="ce2" office:value-type="string">
            <text:p><text:a xlink:href="https://www.w3schools.com/cssref/pr_dim_max-height.php">max-height</text:a></text:p>
          </table:table-cell>
          <table:table-cell table:style-name="ce3" office:value-type="string">
            <text:p>Stelt de maximale hoogte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ximale wijdte</text:p>
          </table:table-cell>
          <table:table-cell table:style-name="ce2" office:value-type="string">
            <text:p><text:a xlink:href="https://www.w3schools.com/cssref/pr_dim_max-width.php">max-width</text:a></text:p>
          </table:table-cell>
          <table:table-cell table:style-name="ce4" office:value-type="string">
            <text:p>Stelt de maximale breedte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in-blokgrootte</text:p>
          </table:table-cell>
          <table:table-cell table:style-name="ce2" office:value-type="string">
            <text:p><text:a xlink:href="https://www.w3schools.com/cssref/css_pr_min-block-size.php">min-block-size</text:a></text:p>
          </table:table-cell>
          <table:table-cell table:style-name="ce4" office:value-type="string">
            <text:p>Stelt de minimale grootte in van een element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in-breedte</text:p>
          </table:table-cell>
          <table:table-cell table:style-name="ce2" office:value-type="string">
            <text:p><text:a xlink:href="https://www.w3schools.com/cssref/pr_dim_min-width.php">min-width</text:a></text:p>
          </table:table-cell>
          <table:table-cell table:style-name="ce3" office:value-type="string">
            <text:p>Stelt de minimale breedte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in-hoogte</text:p>
          </table:table-cell>
          <table:table-cell table:style-name="ce2" office:value-type="string">
            <text:p><text:a xlink:href="https://www.w3schools.com/cssref/pr_dim_min-height.php">min-height</text:a></text:p>
          </table:table-cell>
          <table:table-cell table:style-name="ce4" office:value-type="string">
            <text:p>Stelt de minimale hoogte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in-inline-formaat</text:p>
          </table:table-cell>
          <table:table-cell table:style-name="ce2" office:value-type="string">
            <text:p><text:a xlink:href="https://www.w3schools.com/cssref/css_pr_min-inline-size.php">min-inline-size</text:a></text:p>
          </table:table-cell>
          <table:table-cell table:style-name="ce3" office:value-type="string">
            <text:p>Stelt de minimale grootte in van een element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ix-blend-modus</text:p>
          </table:table-cell>
          <table:table-cell table:style-name="ce2" office:value-type="string">
            <text:p><text:a xlink:href="https://www.w3schools.com/cssref/pr_mix-blend-mode.php">mix-blend-mode</text:a></text:p>
          </table:table-cell>
          <table:table-cell table:style-name="ce4" office:value-type="string">
            <text:p>Specificeert hoe de inhoud van een element moet overvloeien met de directe bovenliggende achtergrond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O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bject-fit</text:p>
          </table:table-cell>
          <table:table-cell table:style-name="ce2" office:value-type="string">
            <text:p><text:a xlink:href="https://www.w3schools.com/cssref/css3_pr_object-fit.php">object-fit</text:a></text:p>
          </table:table-cell>
          <table:table-cell table:style-name="ce4" office:value-type="string">
            <text:p>Specificeert hoe de inhoud van een vervangen element moet worden aangepast aan de doos, gebaseerd op de gebruikte hoogte en breedt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bject-positie</text:p>
          </table:table-cell>
          <table:table-cell table:style-name="ce2" office:value-type="string">
            <text:p><text:a xlink:href="https://www.w3schools.com/cssref/css3_pr_object-position.php">object-position</text:a></text:p>
          </table:table-cell>
          <table:table-cell table:style-name="ce3" office:value-type="string">
            <text:p>Specificeert de uitlijning van het vervangen element binnen zijn doo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ffset-afstand</text:p>
          </table:table-cell>
          <table:table-cell table:style-name="ce2" office:value-type="string">
            <text:p><text:a xlink:href="https://www.w3schools.com/cssref/css_pr_offset-distance.php">offset-distance</text:a></text:p>
          </table:table-cell>
          <table:table-cell table:style-name="ce4" office:value-type="string">
            <text:p>Specificeert de positie langs een pad waar een geanimeerd element wordt geplaat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ffset-anker</text:p>
          </table:table-cell>
          <table:table-cell table:style-name="ce2" office:value-type="string">
            <text:p><text:a xlink:href="https://www.w3schools.com/cssref/css_pr_offset-anchor.php">offset-anchor</text:a></text:p>
          </table:table-cell>
          <table:table-cell table:style-name="ce3" office:value-type="string">
            <text:p>Specificeert een punt op een element dat is vastgelegd op het pad waarlangs het wordt geanimeer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ffset-pad</text:p>
          </table:table-cell>
          <table:table-cell table:style-name="ce2" office:value-type="string">
            <text:p><text:a xlink:href="https://www.w3schools.com/cssref/css_pr_offset-path.php">offset-path</text:a></text:p>
          </table:table-cell>
          <table:table-cell table:style-name="ce3" office:value-type="string">
            <text:p>Specificeert het pad waarlangs een element wordt geanimeer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ffset-roteren</text:p>
          </table:table-cell>
          <table:table-cell table:style-name="ce2" office:value-type="string">
            <text:p><text:a xlink:href="https://www.w3schools.com/cssref/css_pr_offset-rotate.php">offset-rotate</text:a></text:p>
          </table:table-cell>
          <table:table-cell table:style-name="ce4" office:value-type="string">
            <text:p>Specificeert de rotatie van een element terwijl het langs een pad wordt geanimeer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mtrek-offset</text:p>
          </table:table-cell>
          <table:table-cell table:style-name="ce2" office:value-type="string">
            <text:p><text:a xlink:href="https://www.w3schools.com/cssref/css3_pr_outline-offset.php">outline-offset</text:a></text:p>
          </table:table-cell>
          <table:table-cell table:style-name="ce4" office:value-type="string">
            <text:p>Verschuift een omtrek en tekent deze voorbij de randran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mtrekbreedte</text:p>
          </table:table-cell>
          <table:table-cell table:style-name="ce2" office:value-type="string">
            <text:p><text:a xlink:href="https://www.w3schools.com/cssref/pr_outline-width.php">outline-width</text:a></text:p>
          </table:table-cell>
          <table:table-cell table:style-name="ce4" office:value-type="string">
            <text:p>Stelt de breedte van een omtrek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mtrekkleur</text:p>
          </table:table-cell>
          <table:table-cell table:style-name="ce2" office:value-type="string">
            <text:p><text:a xlink:href="https://www.w3schools.com/cssref/pr_outline-color.php">outline-color</text:a></text:p>
          </table:table-cell>
          <table:table-cell table:style-name="ce3" office:value-type="string">
            <text:p>Stelt de kleur van een omtrek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nderkant</text:p>
          </table:table-cell>
          <table:table-cell table:style-name="ce2" office:value-type="string">
            <text:p><text:a xlink:href="https://www.w3schools.com/cssref/pr_pos_bottom.php">bottom</text:a></text:p>
          </table:table-cell>
          <table:table-cell table:style-name="ce4" office:value-type="string">
            <text:p>Stelt de positie van het element in, vanaf de onderkant van het bovenliggende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ndertitel-kant</text:p>
          </table:table-cell>
          <table:table-cell table:style-name="ce2" office:value-type="string">
            <text:p><text:a xlink:href="https://www.w3schools.com/cssref/pr_tab_caption-side.php">caption-side</text:a></text:p>
          </table:table-cell>
          <table:table-cell table:style-name="ce4" office:value-type="string">
            <text:p>Specificeert de plaatsing van een tabelbijschrif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pvulblok</text:p>
          </table:table-cell>
          <table:table-cell table:style-name="ce2" office:value-type="string">
            <text:p><text:a xlink:href="https://www.w3schools.com/cssref/css_pr_padding-block.php">padding-block</text:a></text:p>
          </table:table-cell>
          <table:table-cell table:style-name="ce3" office:value-type="string">
            <text:p>Specificeert de opvulling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pvulling</text:p>
          </table:table-cell>
          <table:table-cell table:style-name="ce2" office:value-type="string">
            <text:p><text:a xlink:href="https://www.w3schools.com/cssref/pr_padding.php">padding</text:a></text:p>
          </table:table-cell>
          <table:table-cell table:style-name="ce4" office:value-type="string">
            <text:p>Een verkorte eigenschap voor alle opvulling-* 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pvulling-blok-einde</text:p>
          </table:table-cell>
          <table:table-cell table:style-name="ce2" office:value-type="string">
            <text:p><text:a xlink:href="https://www.w3schools.com/cssref/css_pr_padding-block-end.php">padding-block-end</text:a></text:p>
          </table:table-cell>
          <table:table-cell table:style-name="ce4" office:value-type="string">
            <text:p>Specificeert de opvulling aan het einde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pvulling-blok-start</text:p>
          </table:table-cell>
          <table:table-cell table:style-name="ce2" office:value-type="string">
            <text:p><text:a xlink:href="https://www.w3schools.com/cssref/css_pr_padding-block-start.php">padding-block-start</text:a></text:p>
          </table:table-cell>
          <table:table-cell table:style-name="ce3" office:value-type="string">
            <text:p>Specificeert de opvulling aan het begin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pvulling-bodem</text:p>
          </table:table-cell>
          <table:table-cell table:style-name="ce2" office:value-type="string">
            <text:p><text:a xlink:href="https://www.w3schools.com/cssref/pr_padding-bottom.php">padding-bottom</text:a></text:p>
          </table:table-cell>
          <table:table-cell table:style-name="ce4" office:value-type="string">
            <text:p>Stelt de onderste opvulling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pvulling-inline</text:p>
          </table:table-cell>
          <table:table-cell table:style-name="ce2" office:value-type="string">
            <text:p><text:a xlink:href="https://www.w3schools.com/cssref/css_pr_padding-inline.php">padding-inline</text:a></text:p>
          </table:table-cell>
          <table:table-cell table:style-name="ce3" office:value-type="string">
            <text:p>Specificeert de opvulling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pvulling-inline-einde</text:p>
          </table:table-cell>
          <table:table-cell table:style-name="ce2" office:value-type="string">
            <text:p><text:a xlink:href="https://www.w3schools.com/cssref/css_pr_padding-inline-end.php">padding-inline-end</text:a></text:p>
          </table:table-cell>
          <table:table-cell table:style-name="ce4" office:value-type="string">
            <text:p>Specificeert de opvulling aan het einde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pvulling-inline-start</text:p>
          </table:table-cell>
          <table:table-cell table:style-name="ce2" office:value-type="string">
            <text:p><text:a xlink:href="https://www.w3schools.com/cssref/css_pr_padding-inline-start.php">padding-inline-start</text:a></text:p>
          </table:table-cell>
          <table:table-cell table:style-name="ce3" office:value-type="string">
            <text:p>Specificeert de opvulling aan het begin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pvulling-links</text:p>
          </table:table-cell>
          <table:table-cell table:style-name="ce2" office:value-type="string">
            <text:p><text:a xlink:href="https://www.w3schools.com/cssref/pr_padding-left.php">padding-left</text:a></text:p>
          </table:table-cell>
          <table:table-cell table:style-name="ce4" office:value-type="string">
            <text:p>Stelt de linkeropvulling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pvulling-rechts</text:p>
          </table:table-cell>
          <table:table-cell table:style-name="ce2" office:value-type="string">
            <text:p><text:a xlink:href="https://www.w3schools.com/cssref/pr_padding-right.php">padding-right</text:a></text:p>
          </table:table-cell>
          <table:table-cell table:style-name="ce3" office:value-type="string">
            <text:p>Stelt de juiste opvulling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pvulling-top</text:p>
          </table:table-cell>
          <table:table-cell table:style-name="ce2" office:value-type="string">
            <text:p><text:a xlink:href="https://www.w3schools.com/cssref/pr_padding-top.php">padding-top</text:a></text:p>
          </table:table-cell>
          <table:table-cell table:style-name="ce4" office:value-type="string">
            <text:p>Stelt de bovenste opvulling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vergang</text:p>
          </table:table-cell>
          <table:table-cell table:style-name="ce2" office:value-type="string">
            <text:p><text:a xlink:href="https://www.w3schools.com/cssref/css3_pr_transition.php">transition</text:a></text:p>
          </table:table-cell>
          <table:table-cell table:style-name="ce4" office:value-type="string">
            <text:p>Een verkorte eigenschap voor alle transition-*-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vergangseigendom</text:p>
          </table:table-cell>
          <table:table-cell table:style-name="ce2" office:value-type="string">
            <text:p><text:a xlink:href="https://www.w3schools.com/cssref/css3_pr_transition-property.php">transition-property</text:a></text:p>
          </table:table-cell>
          <table:table-cell table:style-name="ce3" office:value-type="string">
            <text:p>Specificeert de naam van de CSS-eigenschap waarvoor het overgangseffect is bedoel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verloop</text:p>
          </table:table-cell>
          <table:table-cell table:style-name="ce2" office:value-type="string">
            <text:p><text:a xlink:href="https://www.w3schools.com/cssref/pr_pos_overflow.php">overflow</text:a></text:p>
          </table:table-cell>
          <table:table-cell table:style-name="ce3" office:value-type="string">
            <text:p>Specificeert wat er gebeurt als de inhoud het vak van een element overschrijd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verloop-anker</text:p>
          </table:table-cell>
          <table:table-cell table:style-name="ce2" office:value-type="string">
            <text:p><text:a xlink:href="https://www.w3schools.com/cssref/css_pr_overflow-anchor.php">overflow-anchor</text:a></text:p>
          </table:table-cell>
          <table:table-cell table:style-name="ce4" office:value-type="string">
            <text:p>Specificeert of inhoud in het zichtbare gebied in een schuifbare container al dan niet naar beneden moet worden geduwd wanneer nieuwe inhoud erboven wordt gelad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verloop-wikkel</text:p>
          </table:table-cell>
          <table:table-cell table:style-name="ce2" office:value-type="string">
            <text:p><text:a xlink:href="https://www.w3schools.com/cssref/css3_pr_overflow-wrap.php">overflow-wrap</text:a></text:p>
          </table:table-cell>
          <table:table-cell table:style-name="ce3" office:value-type="string">
            <text:p>Specificeert of de browser regels met lange woorden wel of niet kan afbreken als deze de container overlo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verloop-x</text:p>
          </table:table-cell>
          <table:table-cell table:style-name="ce2" office:value-type="string">
            <text:p><text:a xlink:href="https://www.w3schools.com/cssref/css3_pr_overflow-x.php">overflow-x</text:a></text:p>
          </table:table-cell>
          <table:table-cell table:style-name="ce4" office:value-type="string">
            <text:p>Specificeert of de linker-/rechterrand van de inhoud wel of niet moet worden afgesneden als deze het inhoudsgebied van het element overschrijd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verloop-y</text:p>
          </table:table-cell>
          <table:table-cell table:style-name="ce2" office:value-type="string">
            <text:p><text:a xlink:href="https://www.w3schools.com/cssref/css3_pr_overflow-y.php">overflow-y</text:a></text:p>
          </table:table-cell>
          <table:table-cell table:style-name="ce3" office:value-type="string">
            <text:p>Specificeert of de boven-/onderranden van de inhoud al dan niet moeten worden afgesneden als deze het inhoudsgebied van het element overschrijd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verscroll-gedrag</text:p>
          </table:table-cell>
          <table:table-cell table:style-name="ce2" office:value-type="string">
            <text:p><text:a xlink:href="https://www.w3schools.com/cssref/css_pr_overscroll-behavior.php">overscroll-behavior</text:a></text:p>
          </table:table-cell>
          <table:table-cell table:style-name="ce4" office:value-type="string">
            <text:p>Specificeert of er scroll-chaining of overscroll-affordance in x- en y-richtingen moet zij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verscroll-gedrag-inline</text:p>
          </table:table-cell>
          <table:table-cell table:style-name="ce2" office:value-type="string">
            <text:p><text:a xlink:href="https://www.w3schools.com/cssref/css_pr_overscroll-behavior-inline.php">overscroll-behavior-inline</text:a></text:p>
          </table:table-cell>
          <table:table-cell table:style-name="ce4" office:value-type="string">
            <text:p>Specificeert of er scroll-chaining of overscroll-affordance in de inline-richting moet zij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verscroll-gedrag-x</text:p>
          </table:table-cell>
          <table:table-cell table:style-name="ce2" office:value-type="string">
            <text:p><text:a xlink:href="https://www.w3schools.com/cssref/css_pr_overscroll-behavior-x.php">overscroll-behavior-x</text:a></text:p>
          </table:table-cell>
          <table:table-cell table:style-name="ce3" office:value-type="string">
            <text:p>Specificeert of er scroll-chaining of overscroll-affordance in de x-richting moet zij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verscroll-gedrag-y</text:p>
          </table:table-cell>
          <table:table-cell table:style-name="ce2" office:value-type="string">
            <text:p><text:a xlink:href="https://www.w3schools.com/cssref/css_pr_overscroll-behavior-y.php">overscroll-behavior-y</text:a></text:p>
          </table:table-cell>
          <table:table-cell table:style-name="ce4" office:value-type="string">
            <text:p>Specificeert of er scroll-chaining of overscroll-affordance in y-richtingen moet zij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verscroll-gedragsblok</text:p>
          </table:table-cell>
          <table:table-cell table:style-name="ce2" office:value-type="string">
            <text:p><text:a xlink:href="https://www.w3schools.com/cssref/css_pr_overscroll-behavior-block.php">overscroll-behavior-block</text:a></text:p>
          </table:table-cell>
          <table:table-cell table:style-name="ce3" office:value-type="string">
            <text:p>Specificeert of er scroll-chaining of overscroll-affordance in de blokrichting moet zij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verzicht</text:p>
          </table:table-cell>
          <table:table-cell table:style-name="ce2" office:value-type="string">
            <text:p><text:a xlink:href="https://www.w3schools.com/cssref/pr_outline.php">outline</text:a></text:p>
          </table:table-cell>
          <table:table-cell table:style-name="ce4" office:value-type="string">
            <text:p>Een verkorte eigenschap voor de eigenschappen omtrekbreedte, omtrekstijl en omtrekkleu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verzicht-stijl</text:p>
          </table:table-cell>
          <table:table-cell table:style-name="ce2" office:value-type="string">
            <text:p><text:a xlink:href="https://www.w3schools.com/cssref/pr_outline-style.php">outline-style</text:a></text:p>
          </table:table-cell>
          <table:table-cell table:style-name="ce3" office:value-type="string">
            <text:p>Stelt de stijl van een omtrek in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agina-einde-binnen</text:p>
          </table:table-cell>
          <table:table-cell table:style-name="ce2" office:value-type="string">
            <text:p><text:a xlink:href="https://www.w3schools.com/cssref/pr_print_pagebi.php">page-break-inside</text:a></text:p>
          </table:table-cell>
          <table:table-cell table:style-name="ce3" office:value-type="string">
            <text:p>Stelt het pagina-eindegedrag binne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agina-einde-na</text:p>
          </table:table-cell>
          <table:table-cell table:style-name="ce2" office:value-type="string">
            <text:p><text:a xlink:href="https://www.w3schools.com/cssref/pr_print_pageba.php">page-break-after</text:a></text:p>
          </table:table-cell>
          <table:table-cell table:style-name="ce3" office:value-type="string">
            <text:p>Stelt het pagina-eindegedrag in na e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agina-einde-voor</text:p>
          </table:table-cell>
          <table:table-cell table:style-name="ce2" office:value-type="string">
            <text:p><text:a xlink:href="https://www.w3schools.com/cssref/pr_print_pagebb.php">page-break-before</text:a></text:p>
          </table:table-cell>
          <table:table-cell table:style-name="ce4" office:value-type="string">
            <text:p>Stelt het pagina-eindegedrag vóór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auze na</text:p>
          </table:table-cell>
          <table:table-cell table:style-name="ce2" office:value-type="string">
            <text:p><text:a xlink:href="https://www.w3schools.com/cssref/pr_break-after.php">break-after</text:a></text:p>
          </table:table-cell>
          <table:table-cell table:style-name="ce3" office:value-type="string">
            <text:p>Specificeert of er al dan niet een pagina-, kolom- of regio-einde moet plaatsvinden na het opgegev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erspectief</text:p>
          </table:table-cell>
          <table:table-cell table:style-name="ce2" office:value-type="string">
            <text:p><text:a xlink:href="https://www.w3schools.com/cssref/css3_pr_perspective.php">perspective</text:a></text:p>
          </table:table-cell>
          <table:table-cell table:style-name="ce3" office:value-type="string">
            <text:p>Geeft een 3D-gepositioneerd element perspectief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erspectief-oorsprong</text:p>
          </table:table-cell>
          <table:table-cell table:style-name="ce2" office:value-type="string">
            <text:p><text:a xlink:href="https://www.w3schools.com/cssref/css3_pr_perspective-origin.php">perspective-origin</text:a></text:p>
          </table:table-cell>
          <table:table-cell table:style-name="ce4" office:value-type="string">
            <text:p>Definieert op welke positie de gebruiker naar het 3D-gepositioneerde element kijk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laats-inhoud</text:p>
          </table:table-cell>
          <table:table-cell table:style-name="ce2" office:value-type="string">
            <text:p><text:a xlink:href="https://www.w3schools.com/cssref/css_pr_place-content.php">place-content</text:a></text:p>
          </table:table-cell>
          <table:table-cell table:style-name="ce3" office:value-type="string">
            <text:p>Specificeert align-content en justify-content eigenschapswaarden voor flexbox- en rasterlay-out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laats-items</text:p>
          </table:table-cell>
          <table:table-cell table:style-name="ce2" office:value-type="string">
            <text:p><text:a xlink:href="https://www.w3schools.com/cssref/css_pr_place-items.php">place-items</text:a></text:p>
          </table:table-cell>
          <table:table-cell table:style-name="ce4" office:value-type="string">
            <text:p>Specificeert de eigenschapswaarden align-items en justify-items voor rasterlay-out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laats-zelf</text:p>
          </table:table-cell>
          <table:table-cell table:style-name="ce2" office:value-type="string">
            <text:p><text:a xlink:href="https://www.w3schools.com/cssref/css_pr_place-self.php">place-self</text:a></text:p>
          </table:table-cell>
          <table:table-cell table:style-name="ce3" office:value-type="string">
            <text:p>Specificeert align-self en justify-self eigenschapswaarden voor rasterlay-out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ointer-gebeurtenissen</text:p>
          </table:table-cell>
          <table:table-cell table:style-name="ce2" office:value-type="string">
            <text:p><text:a xlink:href="https://www.w3schools.com/cssref/css3_pr_pointer-events.php">pointer-events</text:a></text:p>
          </table:table-cell>
          <table:table-cell table:style-name="ce4" office:value-type="string">
            <text:p>Definieert of een element al dan niet reageert op pointergebeurteniss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ositie</text:p>
          </table:table-cell>
          <table:table-cell table:style-name="ce2" office:value-type="string">
            <text:p><text:a xlink:href="https://www.w3schools.com/cssref/pr_class_position.php">position</text:a></text:p>
          </table:table-cell>
          <table:table-cell table:style-name="ce3" office:value-type="string">
            <text:p>Specificeert het type positioneringsmethode dat voor een element wordt gebruikt (statisch, relatief, absoluut of vast)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Q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rand kleur</text:p>
          </table:table-cell>
          <table:table-cell table:style-name="ce2" office:value-type="string">
            <text:p><text:a xlink:href="https://www.w3schools.com/cssref/pr_border-color.php">border-color</text:a></text:p>
          </table:table-cell>
          <table:table-cell table:style-name="ce3" office:value-type="string">
            <text:p>Stelt de kleur van de vier randen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afbeelding</text:p>
          </table:table-cell>
          <table:table-cell table:style-name="ce2" office:value-type="string">
            <text:p><text:a xlink:href="https://www.w3schools.com/cssref/css3_pr_border-image.php">border-image</text:a></text:p>
          </table:table-cell>
          <table:table-cell table:style-name="ce4" office:value-type="string">
            <text:p>Een verkorte eigenschap voor alle border-image-* eigenschapp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afbeelding-breedte</text:p>
          </table:table-cell>
          <table:table-cell table:style-name="ce2" office:value-type="string">
            <text:p><text:a xlink:href="https://www.w3schools.com/cssref/css3_pr_border-image-width.php">border-image-width</text:a></text:p>
          </table:table-cell>
          <table:table-cell table:style-name="ce3" office:value-type="string">
            <text:p>Specificeert de breedte van de randafbeeld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afbeelding-herhaling</text:p>
          </table:table-cell>
          <table:table-cell table:style-name="ce2" office:value-type="string">
            <text:p><text:a xlink:href="https://www.w3schools.com/cssref/css3_pr_border-image-repeat.php">border-image-repeat</text:a></text:p>
          </table:table-cell>
          <table:table-cell table:style-name="ce4" office:value-type="string">
            <text:p>Specificeert of de randafbeelding herhaald, afgerond of uitgerekt moet word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afbeelding-segment</text:p>
          </table:table-cell>
          <table:table-cell table:style-name="ce2" office:value-type="string">
            <text:p><text:a xlink:href="https://www.w3schools.com/cssref/css3_pr_border-image-slice.php">border-image-slice</text:a></text:p>
          </table:table-cell>
          <table:table-cell table:style-name="ce3" office:value-type="string">
            <text:p>Specificeert hoe de randafbeelding moet worden gesned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boven-rechts-radius</text:p>
          </table:table-cell>
          <table:table-cell table:style-name="ce2" office:value-type="string">
            <text:p><text:a xlink:href="https://www.w3schools.com/cssref/css3_pr_border-top-right-radius.php">border-top-right-radius</text:a></text:p>
          </table:table-cell>
          <table:table-cell table:style-name="ce4" office:value-type="string">
            <text:p>Definieert de straal van de rand van de rechterbovenhoek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inline-breedte</text:p>
          </table:table-cell>
          <table:table-cell table:style-name="ce2" office:value-type="string">
            <text:p><text:a xlink:href="https://www.w3schools.com/cssref/css_pr_border-inline-width.php">border-inline-width</text:a></text:p>
          </table:table-cell>
          <table:table-cell table:style-name="ce3" office:value-type="string">
            <text:p>Stelt de breedte in van de randen aan het begin en einde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inline-eindbreedte</text:p>
          </table:table-cell>
          <table:table-cell table:style-name="ce2" office:value-type="string">
            <text:p><text:a xlink:href="https://www.w3schools.com/cssref/css_pr_border-inline-end-width.php">border-inline-end-width</text:a></text:p>
          </table:table-cell>
          <table:table-cell table:style-name="ce3" office:value-type="string">
            <text:p>Stelt de breedte in van de rand aan het uiteinde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inline-eindkleur</text:p>
          </table:table-cell>
          <table:table-cell table:style-name="ce2" office:value-type="string">
            <text:p><text:a xlink:href="https://www.w3schools.com/cssref/css_pr_border-inline-end-color.php">border-inline-end-color</text:a></text:p>
          </table:table-cell>
          <table:table-cell table:style-name="ce3" office:value-type="string">
            <text:p>Stelt de kleur van de rand aan het einde in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inline-kleur</text:p>
          </table:table-cell>
          <table:table-cell table:style-name="ce2" office:value-type="string">
            <text:p><text:a xlink:href="https://www.w3schools.com/cssref/css_pr_border-inline-color.php">border-inline-color</text:a></text:p>
          </table:table-cell>
          <table:table-cell table:style-name="ce3" office:value-type="string">
            <text:p>Stelt de kleur in van de randen aan het begin en einde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inline-startkleur</text:p>
          </table:table-cell>
          <table:table-cell table:style-name="ce2" office:value-type="string">
            <text:p><text:a xlink:href="https://www.w3schools.com/cssref/css_pr_border-inline-start-color.php">border-inline-start-color</text:a></text:p>
          </table:table-cell>
          <table:table-cell table:style-name="ce3" office:value-type="string">
            <text:p>Stelt de kleur van de rand aan het begin in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links-breedte</text:p>
          </table:table-cell>
          <table:table-cell table:style-name="ce2" office:value-type="string">
            <text:p><text:a xlink:href="https://www.w3schools.com/cssref/pr_border-left_width.php">border-left-width</text:a></text:p>
          </table:table-cell>
          <table:table-cell table:style-name="ce3" office:value-type="string">
            <text:p>Stelt de breedte van de linker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linksboven-radius</text:p>
          </table:table-cell>
          <table:table-cell table:style-name="ce2" office:value-type="string">
            <text:p><text:a xlink:href="https://www.w3schools.com/cssref/css3_pr_border-top-left-radius.php">border-top-left-radius</text:a></text:p>
          </table:table-cell>
          <table:table-cell table:style-name="ce3" office:value-type="string">
            <text:p>Definieert de straal van de rand van de linkerbovenhoek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linksonder-radius</text:p>
          </table:table-cell>
          <table:table-cell table:style-name="ce2" office:value-type="string">
            <text:p><text:a xlink:href="https://www.w3schools.com/cssref/css3_pr_border-bottom-left-radius.php">border-bottom-left-radius</text:a></text:p>
          </table:table-cell>
          <table:table-cell table:style-name="ce4" office:value-type="string">
            <text:p>Definieert de straal van de rand van de linkerbenedenhoek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onder-breedte</text:p>
          </table:table-cell>
          <table:table-cell table:style-name="ce2" office:value-type="string">
            <text:p><text:a xlink:href="https://www.w3schools.com/cssref/pr_border-bottom_width.php">border-bottom-width</text:a></text:p>
          </table:table-cell>
          <table:table-cell table:style-name="ce3" office:value-type="string">
            <text:p>Stelt de breedte van de onder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onder-kleur</text:p>
          </table:table-cell>
          <table:table-cell table:style-name="ce2" office:value-type="string">
            <text:p><text:a xlink:href="https://www.w3schools.com/cssref/pr_border-bottom_color.php">border-bottom-color</text:a></text:p>
          </table:table-cell>
          <table:table-cell table:style-name="ce3" office:value-type="string">
            <text:p>Stelt de kleur van de onder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onder-stijl</text:p>
          </table:table-cell>
          <table:table-cell table:style-name="ce2" office:value-type="string">
            <text:p><text:a xlink:href="https://www.w3schools.com/cssref/pr_border-bottom_style.php">border-bottom-style</text:a></text:p>
          </table:table-cell>
          <table:table-cell table:style-name="ce4" office:value-type="string">
            <text:p>Stelt de stijl van de onder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rechts-breedte</text:p>
          </table:table-cell>
          <table:table-cell table:style-name="ce2" office:value-type="string">
            <text:p><text:a xlink:href="https://www.w3schools.com/cssref/pr_border-right_width.php">border-right-width</text:a></text:p>
          </table:table-cell>
          <table:table-cell table:style-name="ce4" office:value-type="string">
            <text:p>Stelt de breedte van de rechter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rechts-kleur</text:p>
          </table:table-cell>
          <table:table-cell table:style-name="ce2" office:value-type="string">
            <text:p><text:a xlink:href="https://www.w3schools.com/cssref/pr_border-right_color.php">border-right-color</text:a></text:p>
          </table:table-cell>
          <table:table-cell table:style-name="ce4" office:value-type="string">
            <text:p>Stelt de kleur van de rechter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stijl</text:p>
          </table:table-cell>
          <table:table-cell table:style-name="ce2" office:value-type="string">
            <text:p><text:a xlink:href="https://www.w3schools.com/cssref/pr_border-style.php">border-style</text:a></text:p>
          </table:table-cell>
          <table:table-cell table:style-name="ce4" office:value-type="string">
            <text:p>Stelt de stijl van de vier randen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top-breedte</text:p>
          </table:table-cell>
          <table:table-cell table:style-name="ce2" office:value-type="string">
            <text:p><text:a xlink:href="https://www.w3schools.com/cssref/pr_border-top_width.php">border-top-width</text:a></text:p>
          </table:table-cell>
          <table:table-cell table:style-name="ce4" office:value-type="string">
            <text:p>Stelt de breedte van de boven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top-kleur</text:p>
          </table:table-cell>
          <table:table-cell table:style-name="ce2" office:value-type="string">
            <text:p><text:a xlink:href="https://www.w3schools.com/cssref/pr_border-top_color.php">border-top-color</text:a></text:p>
          </table:table-cell>
          <table:table-cell table:style-name="ce4" office:value-type="string">
            <text:p>Stelt de kleur van de boven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-top-stijl</text:p>
          </table:table-cell>
          <table:table-cell table:style-name="ce2" office:value-type="string">
            <text:p><text:a xlink:href="https://www.w3schools.com/cssref/pr_border-top_style.php">border-top-style</text:a></text:p>
          </table:table-cell>
          <table:table-cell table:style-name="ce3" office:value-type="string">
            <text:p>Stelt de stijl van de bovenrand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ndblokkleur</text:p>
          </table:table-cell>
          <table:table-cell table:style-name="ce2" office:value-type="string">
            <text:p><text:a xlink:href="https://www.w3schools.com/cssref/css_pr_border-block-color.php">border-block-color</text:a></text:p>
          </table:table-cell>
          <table:table-cell table:style-name="ce3" office:value-type="string">
            <text:p>Stelt de kleur in van de randen aan het begin en einde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ster-kolom</text:p>
          </table:table-cell>
          <table:table-cell table:style-name="ce2" office:value-type="string">
            <text:p><text:a xlink:href="https://www.w3schools.com/cssref/pr_grid-column.php">grid-column</text:a></text:p>
          </table:table-cell>
          <table:table-cell table:style-name="ce4" office:value-type="string">
            <text:p>Een verkorte eigenschap voor de eigenschappen grid-column-start en grid-column-en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ster-kolom-einde</text:p>
          </table:table-cell>
          <table:table-cell table:style-name="ce2" office:value-type="string">
            <text:p><text:a xlink:href="https://www.w3schools.com/cssref/pr_grid-column-end.php">grid-column-end</text:a></text:p>
          </table:table-cell>
          <table:table-cell table:style-name="ce3" office:value-type="string">
            <text:p>Specificeert waar het rasteritem moet eindig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ster-kolom-opening</text:p>
          </table:table-cell>
          <table:table-cell table:style-name="ce2" office:value-type="string">
            <text:p><text:a xlink:href="https://www.w3schools.com/cssref/pr_grid-column-gap.php">grid-column-gap</text:a></text:p>
          </table:table-cell>
          <table:table-cell table:style-name="ce4" office:value-type="string">
            <text:p>Specificeert de grootte van de opening tussen kolomm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ster-kolom-start</text:p>
          </table:table-cell>
          <table:table-cell table:style-name="ce2" office:value-type="string">
            <text:p><text:a xlink:href="https://www.w3schools.com/cssref/pr_grid-column-start.php">grid-column-start</text:a></text:p>
          </table:table-cell>
          <table:table-cell table:style-name="ce3" office:value-type="string">
            <text:p>Geeft aan waar het rasteritem moet beginn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ster-opening</text:p>
          </table:table-cell>
          <table:table-cell table:style-name="ce2" office:value-type="string">
            <text:p><text:a xlink:href="https://www.w3schools.com/cssref/pr_grid-gap.php">grid-gap</text:a></text:p>
          </table:table-cell>
          <table:table-cell table:style-name="ce4" office:value-type="string">
            <text:p>Een verkorte eigenschap voor de eigenschappen grid-row-gap en grid-column-gap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ster-rij</text:p>
          </table:table-cell>
          <table:table-cell table:style-name="ce2" office:value-type="string">
            <text:p><text:a xlink:href="https://www.w3schools.com/cssref/pr_grid-row.php">grid-row</text:a></text:p>
          </table:table-cell>
          <table:table-cell table:style-name="ce3" office:value-type="string">
            <text:p>Een verkorte eigenschap voor de eigenschappen rasterrijbegin en rasterrijeind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ster-rij-begin</text:p>
          </table:table-cell>
          <table:table-cell table:style-name="ce2" office:value-type="string">
            <text:p><text:a xlink:href="https://www.w3schools.com/cssref/pr_grid-row-start.php">grid-row-start</text:a></text:p>
          </table:table-cell>
          <table:table-cell table:style-name="ce4" office:value-type="string">
            <text:p>Geeft aan waar het rasteritem moet beginn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ster-rij-einde</text:p>
          </table:table-cell>
          <table:table-cell table:style-name="ce2" office:value-type="string">
            <text:p><text:a xlink:href="https://www.w3schools.com/cssref/pr_grid-row-end.php">grid-row-end</text:a></text:p>
          </table:table-cell>
          <table:table-cell table:style-name="ce4" office:value-type="string">
            <text:p>Specificeert waar het rasteritem moet eindig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ster-rij-opening</text:p>
          </table:table-cell>
          <table:table-cell table:style-name="ce2" office:value-type="string">
            <text:p><text:a xlink:href="https://www.w3schools.com/cssref/pr_grid-row-gap.php">grid-row-gap</text:a></text:p>
          </table:table-cell>
          <table:table-cell table:style-name="ce3" office:value-type="string">
            <text:p>Specificeert de grootte van de opening tussen rij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ster-sjabloon</text:p>
          </table:table-cell>
          <table:table-cell table:style-name="ce2" office:value-type="string">
            <text:p><text:a xlink:href="https://www.w3schools.com/cssref/pr_grid-template.php">grid-template</text:a></text:p>
          </table:table-cell>
          <table:table-cell table:style-name="ce3" office:value-type="string">
            <text:p>Een verkorte eigenschap voor de eigenschappen rastersjabloonrijen, rastersjabloonkolommen en rastergebied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ster-sjabloon-kolommen</text:p>
          </table:table-cell>
          <table:table-cell table:style-name="ce2" office:value-type="string">
            <text:p><text:a xlink:href="https://www.w3schools.com/cssref/pr_grid-template-columns.php">grid-template-columns</text:a></text:p>
          </table:table-cell>
          <table:table-cell table:style-name="ce3" office:value-type="string">
            <text:p>Specificeert de grootte van de kolommen en het aantal kolommen in een rasterindel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ster-sjabloon-rijen</text:p>
          </table:table-cell>
          <table:table-cell table:style-name="ce2" office:value-type="string">
            <text:p><text:a xlink:href="https://www.w3schools.com/cssref/pr_grid-template-rows.php">grid-template-rows</text:a></text:p>
          </table:table-cell>
          <table:table-cell table:style-name="ce4" office:value-type="string">
            <text:p>Specificeert de grootte van de rijen in een rasterindel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astergebied</text:p>
          </table:table-cell>
          <table:table-cell table:style-name="ce2" office:value-type="string">
            <text:p><text:a xlink:href="https://www.w3schools.com/cssref/pr_grid-area.php">grid-area</text:a></text:p>
          </table:table-cell>
          <table:table-cell table:style-name="ce4" office:value-type="string">
            <text:p>Specificeert een naam voor het rasteritem, of deze eigenschap is een verkorte eigenschap voor de eigenschappen rasterrijbegin, rasterkolombegin, rasterrijeinde en rasterkolomeind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chts</text:p>
          </table:table-cell>
          <table:table-cell table:style-name="ce2" office:value-type="string">
            <text:p><text:a xlink:href="https://www.w3schools.com/cssref/pr_pos_right.php">right</text:a></text:p>
          </table:table-cell>
          <table:table-cell table:style-name="ce3" office:value-type="string">
            <text:p>Specificeert de juiste positie van een gepositioneerd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chtvaardig-zelf</text:p>
          </table:table-cell>
          <table:table-cell table:style-name="ce2" office:value-type="string">
            <text:p><text:a xlink:href="https://www.w3schools.com/cssref/css_pr_justify-self.php">justify-self</text:a></text:p>
          </table:table-cell>
          <table:table-cell table:style-name="ce4" office:value-type="string">
            <text:p>Wordt ingesteld op het rasteritem. Specificeert de uitlijning van het rasteritem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chtvaardigen-inhoud</text:p>
          </table:table-cell>
          <table:table-cell table:style-name="ce2" office:value-type="string">
            <text:p><text:a xlink:href="https://www.w3schools.com/cssref/css3_pr_justify-content.php">justify-content</text:a></text:p>
          </table:table-cell>
          <table:table-cell table:style-name="ce4" office:value-type="string">
            <text:p>Specificeert de uitlijning tussen de items in een flexibele container wanneer de items niet alle beschikbare ruimte in beslag nem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chtvaardigen-items</text:p>
          </table:table-cell>
          <table:table-cell table:style-name="ce2" office:value-type="string">
            <text:p><text:a xlink:href="https://www.w3schools.com/cssref/css_pr_justify-items.php">justify-items</text:a></text:p>
          </table:table-cell>
          <table:table-cell table:style-name="ce3" office:value-type="string">
            <text:p>Wordt ingesteld op de roostercontainer. Specificeert de uitlijning van rasteritems in de inline-richting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regeleinde</text:p>
          </table:table-cell>
          <table:table-cell table:style-name="ce4" office:value-type="string">
            <text:p>line-break</text:p>
          </table:table-cell>
          <table:table-cell table:style-name="ce4" office:value-type="string">
            <text:p>Specificeert hoe/of lijnen moeten worden afgebrok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ichting</text:p>
          </table:table-cell>
          <table:table-cell table:style-name="ce2" office:value-type="string">
            <text:p><text:a xlink:href="https://www.w3schools.com/cssref/pr_text_direction.php">direction</text:a></text:p>
          </table:table-cell>
          <table:table-cell table:style-name="ce4" office:value-type="string">
            <text:p>Specificeert de tekstrichting/schrijf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ij-opening</text:p>
          </table:table-cell>
          <table:table-cell table:style-name="ce2" office:value-type="string">
            <text:p><text:a xlink:href="https://www.w3schools.com/cssref/css3_pr_row-gap.php">row-gap</text:a></text:p>
          </table:table-cell>
          <table:table-cell table:style-name="ce3" office:value-type="string">
            <text:p>Specificeert de opening tussen de rasterrij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ooster</text:p>
          </table:table-cell>
          <table:table-cell table:style-name="ce2" office:value-type="string">
            <text:p><text:a xlink:href="https://www.w3schools.com/cssref/pr_grid.php">grid</text:a></text:p>
          </table:table-cell>
          <table:table-cell table:style-name="ce3" office:value-type="string">
            <text:p>Een verkorte eigenschap voor de grid-template-rows, grid-template-columns, grid-template-gebieden, grid-auto-rows, grid-auto-columns en de grid-auto-flow-eigenschappen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chaal</text:p>
          </table:table-cell>
          <table:table-cell table:style-name="ce2" office:value-type="string">
            <text:p><text:a xlink:href="https://www.w3schools.com/cssref/css_pr_scale.php">scale</text:a></text:p>
          </table:table-cell>
          <table:table-cell table:style-name="ce4" office:value-type="string">
            <text:p>Specificeert de grootte van een element door omhoog of omlaag te schal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haduw tekst</text:p>
          </table:table-cell>
          <table:table-cell table:style-name="ce2" office:value-type="string">
            <text:p><text:a xlink:href="https://www.w3schools.com/cssref/css3_pr_text-shadow.php">text-shadow</text:a></text:p>
          </table:table-cell>
          <table:table-cell table:style-name="ce4" office:value-type="string">
            <text:p>Voegt schaduw toe aan tek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hrijfmodus</text:p>
          </table:table-cell>
          <table:table-cell table:style-name="ce2" office:value-type="string">
            <text:p><text:a xlink:href="https://www.w3schools.com/cssref/css3_pr_writing-mode.php">writing-mode</text:a></text:p>
          </table:table-cell>
          <table:table-cell table:style-name="ce4" office:value-type="string">
            <text:p>Hiermee geeft u op of tekstregels horizontaal of verticaal worden opgemaak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huifbalk-kleur</text:p>
          </table:table-cell>
          <table:table-cell table:style-name="ce2" office:value-type="string">
            <text:p><text:a xlink:href="https://www.w3schools.com/cssref/css_pr_scrollbar-color.php">scrollbar-color</text:a></text:p>
          </table:table-cell>
          <table:table-cell table:style-name="ce3" office:value-type="string">
            <text:p>Specificeert de kleur van de schuifbalk van e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gedrag</text:p>
          </table:table-cell>
          <table:table-cell table:style-name="ce2" office:value-type="string">
            <text:p><text:a xlink:href="https://www.w3schools.com/cssref/pr_scroll-behavior.php">scroll-behavior</text:a></text:p>
          </table:table-cell>
          <table:table-cell table:style-name="ce3" office:value-type="string">
            <text:p>Specificeert of de schuifpositie in een schuifbaar vak vloeiend moet worden geanimeerd, in plaats van een rechte spro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marge</text:p>
          </table:table-cell>
          <table:table-cell table:style-name="ce2" office:value-type="string">
            <text:p><text:a xlink:href="https://www.w3schools.com/cssref/css_pr_scroll-margin.php">scroll-margin</text:a></text:p>
          </table:table-cell>
          <table:table-cell table:style-name="ce4" office:value-type="string">
            <text:p>Specificeert de marge tussen de snappositie en de contain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marge-blok</text:p>
          </table:table-cell>
          <table:table-cell table:style-name="ce2" office:value-type="string">
            <text:p><text:a xlink:href="https://www.w3schools.com/cssref/css_pr_scroll-margin-block.php">scroll-margin-block</text:a></text:p>
          </table:table-cell>
          <table:table-cell table:style-name="ce3" office:value-type="string">
            <text:p>Specificeert de marge tussen de snappositie en de container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marge-blok-einde</text:p>
          </table:table-cell>
          <table:table-cell table:style-name="ce2" office:value-type="string">
            <text:p><text:a xlink:href="https://www.w3schools.com/cssref/css_pr_scroll-margin-block-end.php">scroll-margin-block-end</text:a></text:p>
          </table:table-cell>
          <table:table-cell table:style-name="ce4" office:value-type="string">
            <text:p>Specificeert de eindmarge tussen de snappositie en de container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marge-blok-start</text:p>
          </table:table-cell>
          <table:table-cell table:style-name="ce2" office:value-type="string">
            <text:p><text:a xlink:href="https://www.w3schools.com/cssref/css_pr_scroll-margin-block-start.php">scroll-margin-block-start</text:a></text:p>
          </table:table-cell>
          <table:table-cell table:style-name="ce3" office:value-type="string">
            <text:p>Specificeert de startmarge tussen de snappositie en de container in de blok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marge-inline</text:p>
          </table:table-cell>
          <table:table-cell table:style-name="ce2" office:value-type="string">
            <text:p><text:a xlink:href="https://www.w3schools.com/cssref/css_pr_scroll-margin-inline.php">scroll-margin-inline</text:a></text:p>
          </table:table-cell>
          <table:table-cell table:style-name="ce3" office:value-type="string">
            <text:p>Specificeert de marge tussen de snappositie en de container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marge-inline-einde</text:p>
          </table:table-cell>
          <table:table-cell table:style-name="ce2" office:value-type="string">
            <text:p><text:a xlink:href="https://www.w3schools.com/cssref/css_pr_scroll-margin-inline-end.php">scroll-margin-inline-end</text:a></text:p>
          </table:table-cell>
          <table:table-cell table:style-name="ce4" office:value-type="string">
            <text:p>Specificeert de eindmarge tussen de snappositie en de container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marge-inline-start</text:p>
          </table:table-cell>
          <table:table-cell table:style-name="ce2" office:value-type="string">
            <text:p><text:a xlink:href="https://www.w3schools.com/cssref/css_pr_scroll-margin-inline-start.php">scroll-margin-inline-start</text:a></text:p>
          </table:table-cell>
          <table:table-cell table:style-name="ce3" office:value-type="string">
            <text:p>Specificeert de startmarge tussen de snappositie en de container in de inline-richt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marge-links</text:p>
          </table:table-cell>
          <table:table-cell table:style-name="ce2" office:value-type="string">
            <text:p><text:a xlink:href="https://www.w3schools.com/cssref/css_pr_scroll-margin-left.php">scroll-margin-left</text:a></text:p>
          </table:table-cell>
          <table:table-cell table:style-name="ce4" office:value-type="string">
            <text:p>Specificeert de marge tussen de snappositie aan de linkerkant en de contain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marge-onder</text:p>
          </table:table-cell>
          <table:table-cell table:style-name="ce2" office:value-type="string">
            <text:p><text:a xlink:href="https://www.w3schools.com/cssref/css_pr_scroll-margin-bottom.php">scroll-margin-bottom</text:a></text:p>
          </table:table-cell>
          <table:table-cell table:style-name="ce4" office:value-type="string">
            <text:p>Specificeert de marge tussen de snappositie aan de onderkant en de contain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marge-rechts</text:p>
          </table:table-cell>
          <table:table-cell table:style-name="ce2" office:value-type="string">
            <text:p><text:a xlink:href="https://www.w3schools.com/cssref/css_pr_scroll-margin-right.php">scroll-margin-right</text:a></text:p>
          </table:table-cell>
          <table:table-cell table:style-name="ce3" office:value-type="string">
            <text:p>Specificeert de marge tussen de snappositie aan de rechterkant en de contain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marge-top</text:p>
          </table:table-cell>
          <table:table-cell table:style-name="ce2" office:value-type="string">
            <text:p><text:a xlink:href="https://www.w3schools.com/cssref/css_pr_scroll-margin-top.php">scroll-margin-top</text:a></text:p>
          </table:table-cell>
          <table:table-cell table:style-name="ce4" office:value-type="string">
            <text:p>Specificeert de marge tussen de snappositie aan de bovenzijde en de contain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padding</text:p>
          </table:table-cell>
          <table:table-cell table:style-name="ce2" office:value-type="string">
            <text:p><text:a xlink:href="https://www.w3schools.com/cssref/css_pr_scroll-margin-top.php">scroll-padding</text:a></text:p>
          </table:table-cell>
          <table:table-cell table:style-name="ce3" office:value-type="string">
            <text:p>Specificeert de afstand van de container tot de snap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padding-blok</text:p>
          </table:table-cell>
          <table:table-cell table:style-name="ce2" office:value-type="string">
            <text:p><text:a xlink:href="https://www.w3schools.com/cssref/css_pr_scroll-margin-top.php">scroll-padding-block</text:a></text:p>
          </table:table-cell>
          <table:table-cell table:style-name="ce4" office:value-type="string">
            <text:p>Specificeert de afstand in blokrichting van de container tot de snap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padding-blok-einde</text:p>
          </table:table-cell>
          <table:table-cell table:style-name="ce2" office:value-type="string">
            <text:p><text:a xlink:href="https://www.w3schools.com/cssref/css_pr_scroll-margin-top.php">scroll-padding-block-end</text:a></text:p>
          </table:table-cell>
          <table:table-cell table:style-name="ce3" office:value-type="string">
            <text:p>Specificeert de afstand in blokrichting vanaf het einde van de container tot de klik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padding-blok-start</text:p>
          </table:table-cell>
          <table:table-cell table:style-name="ce2" office:value-type="string">
            <text:p><text:a xlink:href="https://www.w3schools.com/cssref/css_pr_scroll-margin-top.php">scroll-padding-block-start</text:a></text:p>
          </table:table-cell>
          <table:table-cell table:style-name="ce4" office:value-type="string">
            <text:p>Specificeert de afstand in blokrichting vanaf het begin van de container tot de snap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padding-inline</text:p>
          </table:table-cell>
          <table:table-cell table:style-name="ce2" office:value-type="string">
            <text:p><text:a xlink:href="https://www.w3schools.com/cssref/css_pr_scroll-margin-top.php">scroll-padding-inline</text:a></text:p>
          </table:table-cell>
          <table:table-cell table:style-name="ce4" office:value-type="string">
            <text:p>Specificeert de afstand in inline-richting van de container tot de snap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padding-inline-end</text:p>
          </table:table-cell>
          <table:table-cell table:style-name="ce2" office:value-type="string">
            <text:p><text:a xlink:href="https://www.w3schools.com/cssref/css_pr_scroll-margin-top.php">scroll-padding-inline-end</text:a></text:p>
          </table:table-cell>
          <table:table-cell table:style-name="ce3" office:value-type="string">
            <text:p>Specificeert de afstand in inline-richting vanaf het einde van de container tot de klik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padding-inline-start</text:p>
          </table:table-cell>
          <table:table-cell table:style-name="ce2" office:value-type="string">
            <text:p><text:a xlink:href="https://www.w3schools.com/cssref/css_pr_scroll-margin-top.php">scroll-padding-inline-start</text:a></text:p>
          </table:table-cell>
          <table:table-cell table:style-name="ce4" office:value-type="string">
            <text:p>Specificeert de afstand in inline-richting vanaf het begin van de container tot de snap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padding-links</text:p>
          </table:table-cell>
          <table:table-cell table:style-name="ce2" office:value-type="string">
            <text:p><text:a xlink:href="https://www.w3schools.com/cssref/css_pr_scroll-margin-top.php">scroll-padding-left</text:a></text:p>
          </table:table-cell>
          <table:table-cell table:style-name="ce3" office:value-type="string">
            <text:p>Specificeert de afstand vanaf de linkerkant van de container tot de snap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padding-onderkant</text:p>
          </table:table-cell>
          <table:table-cell table:style-name="ce2" office:value-type="string">
            <text:p><text:a xlink:href="https://www.w3schools.com/cssref/css_pr_scroll-margin-top.php">scroll-padding-bottom</text:a></text:p>
          </table:table-cell>
          <table:table-cell table:style-name="ce3" office:value-type="string">
            <text:p>Specificeert de afstand vanaf de onderkant van de container tot de klik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padding-rechts</text:p>
          </table:table-cell>
          <table:table-cell table:style-name="ce2" office:value-type="string">
            <text:p><text:a xlink:href="https://www.w3schools.com/cssref/css_pr_scroll-margin-top.php">scroll-padding-right</text:a></text:p>
          </table:table-cell>
          <table:table-cell table:style-name="ce4" office:value-type="string">
            <text:p>Specificeert de afstand vanaf de rechterkant van de container tot de snap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padding-top</text:p>
          </table:table-cell>
          <table:table-cell table:style-name="ce2" office:value-type="string">
            <text:p><text:a xlink:href="https://www.w3schools.com/cssref/css_pr_scroll-margin-top.php">scroll-padding-top</text:a></text:p>
          </table:table-cell>
          <table:table-cell table:style-name="ce3" office:value-type="string">
            <text:p>Specificeert de afstand vanaf de bovenkant van de container tot de klikpositie op de onderliggende element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snap-type</text:p>
          </table:table-cell>
          <table:table-cell table:style-name="ce2" office:value-type="string">
            <text:p><text:a xlink:href="https://www.w3schools.com/cssref/css_pr_scroll-snap-type.php">scroll-snap-type</text:a></text:p>
          </table:table-cell>
          <table:table-cell table:style-name="ce4" office:value-type="string">
            <text:p>Specificeert hoe het snapgedrag moet zijn tijdens het scroll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-snap-uitlijnen</text:p>
          </table:table-cell>
          <table:table-cell table:style-name="ce2" office:value-type="string">
            <text:p><text:a xlink:href="https://www.w3schools.com/cssref/css_pr_scroll-snap-align.php">scroll-snap-align</text:a></text:p>
          </table:table-cell>
          <table:table-cell table:style-name="ce4" office:value-type="string">
            <text:p>Specificeert waar elementen moeten worden geplaatst wanneer de gebruiker stopt met scroll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crollen-snap-stop</text:p>
          </table:table-cell>
          <table:table-cell table:style-name="ce2" office:value-type="string">
            <text:p><text:a xlink:href="https://www.w3schools.com/cssref/css_pr_scroll-snap-stop.php">scroll-snap-stop</text:a></text:p>
          </table:table-cell>
          <table:table-cell table:style-name="ce3" office:value-type="string">
            <text:p>Specificeert het scrollgedrag na een snelle veegbeweging op het trackpad of aanraakscherm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tabbladgrootte</text:p>
          </table:table-cell>
          <table:table-cell table:style-name="ce2" office:value-type="string">
            <text:p><text:a xlink:href="https://www.w3schools.com/cssref/css3_pr_tab-size.php">tab-size</text:a></text:p>
          </table:table-cell>
          <table:table-cell table:style-name="ce4" office:value-type="string">
            <text:p>Specificeert de breedte van een tabtek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afel-indeling</text:p>
          </table:table-cell>
          <table:table-cell table:style-name="ce2" office:value-type="string">
            <text:p><text:a xlink:href="https://www.w3schools.com/cssref/pr_tab_table-layout.php">table-layout</text:a></text:p>
          </table:table-cell>
          <table:table-cell table:style-name="ce3" office:value-type="string">
            <text:p>Definieert het algoritme dat wordt gebruikt om tabelcellen, rijen en kolommen op te mak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gen-reset</text:p>
          </table:table-cell>
          <table:table-cell table:style-name="ce2" office:value-type="string">
            <text:p><text:a xlink:href="https://www.w3schools.com/cssref/pr_gen_counter-reset.php">counter-reset</text:a></text:p>
          </table:table-cell>
          <table:table-cell table:style-name="ce3" office:value-type="string">
            <text:p>Creëert of reset een of meer CSS-teller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gengesteld</text:p>
          </table:table-cell>
          <table:table-cell table:style-name="ce2" office:value-type="string">
            <text:p><text:a xlink:href="https://www.w3schools.com/cssref/pr_gen_counter-set.php">counter-set</text:a></text:p>
          </table:table-cell>
          <table:table-cell table:style-name="ce4" office:value-type="string">
            <text:p>Creëert of stelt een of meer CSS-tellers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genverhoging</text:p>
          </table:table-cell>
          <table:table-cell table:style-name="ce2" office:value-type="string">
            <text:p><text:a xlink:href="https://www.w3schools.com/cssref/pr_gen_counter-increment.php">counter-increment</text:a></text:p>
          </table:table-cell>
          <table:table-cell table:style-name="ce4" office:value-type="string">
            <text:p>Verhoogt of verlaagt de waarde van een of meer CSS-teller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kst streepje</text:p>
          </table:table-cell>
          <table:table-cell table:style-name="ce2" office:value-type="string">
            <text:p><text:a xlink:href="https://www.w3schools.com/cssref/pr_text_text-indent.php">text-indent</text:a></text:p>
          </table:table-cell>
          <table:table-cell table:style-name="ce4" office:value-type="string">
            <text:p>Specificeert de inspringing van de eerste regel in een tekstblok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kst uitlijnen</text:p>
          </table:table-cell>
          <table:table-cell table:style-name="ce2" office:value-type="string">
            <text:p><text:a xlink:href="https://www.w3schools.com/cssref/pr_text_text-align.php">text-align</text:a></text:p>
          </table:table-cell>
          <table:table-cell table:style-name="ce4" office:value-type="string">
            <text:p>Specificeert de horizontale uitlijning van tek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kst uitvullen</text:p>
          </table:table-cell>
          <table:table-cell table:style-name="ce2" office:value-type="string">
            <text:p><text:a xlink:href="https://www.w3schools.com/cssref/css3_pr_text-justify.php">text-justify</text:a></text:p>
          </table:table-cell>
          <table:table-cell table:style-name="ce3" office:value-type="string">
            <text:p>Specificeert de uitvullingsmethode die wordt gebruikt wanneer tekstuitlijning "uitvullen" i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tekst-combineer-rechtop</text:p>
          </table:table-cell>
          <table:table-cell table:style-name="ce4" office:value-type="string">
            <text:p>text-combine-upright</text:p>
          </table:table-cell>
          <table:table-cell table:style-name="ce4" office:value-type="string">
            <text:p>Specificeert de combinatie van meerdere tekens in de ruimte van één tek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kst-decoratie-kleur</text:p>
          </table:table-cell>
          <table:table-cell table:style-name="ce2" office:value-type="string">
            <text:p><text:a xlink:href="https://www.w3schools.com/cssref/css3_pr_text-decoration-color.php">text-decoration-color</text:a></text:p>
          </table:table-cell>
          <table:table-cell table:style-name="ce4" office:value-type="string">
            <text:p>Specificeert de kleur van de tekstversier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kst-decoratie-lijn</text:p>
          </table:table-cell>
          <table:table-cell table:style-name="ce2" office:value-type="string">
            <text:p><text:a xlink:href="https://www.w3schools.com/cssref/css3_pr_text-decoration-line.php">text-decoration-line</text:a></text:p>
          </table:table-cell>
          <table:table-cell table:style-name="ce3" office:value-type="string">
            <text:p>Specificeert het type lijn in een tekstversier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kst-decoratie-stijl</text:p>
          </table:table-cell>
          <table:table-cell table:style-name="ce2" office:value-type="string">
            <text:p><text:a xlink:href="https://www.w3schools.com/cssref/css3_pr_text-decoration-style.php">text-decoration-style</text:a></text:p>
          </table:table-cell>
          <table:table-cell table:style-name="ce4" office:value-type="string">
            <text:p>Specificeert de stijl van de lijn in een tekstdecorati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kst-nadruk</text:p>
          </table:table-cell>
          <table:table-cell table:style-name="ce2" office:value-type="string">
            <text:p><text:a xlink:href="https://www.w3schools.com/cssref/css3_pr_text-emphasis.php">text-emphasis</text:a></text:p>
          </table:table-cell>
          <table:table-cell table:style-name="ce4" office:value-type="string">
            <text:p>Een verkorte eigenschap voor de eigenschappen text-emphasis-style en text-emphasis-col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kst-nadruk-kleur</text:p>
          </table:table-cell>
          <table:table-cell table:style-name="ce2" office:value-type="string">
            <text:p><text:a xlink:href="https://www.w3schools.com/cssref/css3_pr_text-emphasis-color.php">text-emphasis-color</text:a></text:p>
          </table:table-cell>
          <table:table-cell table:style-name="ce3" office:value-type="string">
            <text:p>Specificeert de kleur van nadrukteken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kst-nadruk-positie</text:p>
          </table:table-cell>
          <table:table-cell table:style-name="ce2" office:value-type="string">
            <text:p><text:a xlink:href="https://www.w3schools.com/cssref/css3_pr_text-emphasis-position.php">text-emphasis-position</text:a></text:p>
          </table:table-cell>
          <table:table-cell table:style-name="ce4" office:value-type="string">
            <text:p>Specificeert de positie van nadrukteken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kst-nadruk-stijl</text:p>
          </table:table-cell>
          <table:table-cell table:style-name="ce2" office:value-type="string">
            <text:p><text:a xlink:href="https://www.w3schools.com/cssref/css3_pr_text-emphasis-style.php">text-emphasis-style</text:a></text:p>
          </table:table-cell>
          <table:table-cell table:style-name="ce3" office:value-type="string">
            <text:p>Specificeert de stijl van nadrukteken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kst-onderstrepen-offset</text:p>
          </table:table-cell>
          <table:table-cell table:style-name="ce2" office:value-type="string">
            <text:p><text:a xlink:href="https://www.w3schools.com/cssref/css3_pr_text-underline-offset.php">text-underline-offset</text:a></text:p>
          </table:table-cell>
          <table:table-cell table:style-name="ce4" office:value-type="string">
            <text:p>Specificeert de verschuivingsafstand van de onderstreepte tekstdecorati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kst-onderstrepen-positie</text:p>
          </table:table-cell>
          <table:table-cell table:style-name="ce2" office:value-type="string">
            <text:p><text:a xlink:href="https://www.w3schools.com/cssref/css3_pr_text-underline-position.php">text-underline-position</text:a></text:p>
          </table:table-cell>
          <table:table-cell table:style-name="ce3" office:value-type="string">
            <text:p>Specificeert de positie van de onderstreepte tekstdecorati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kst-overloop</text:p>
          </table:table-cell>
          <table:table-cell table:style-name="ce2" office:value-type="string">
            <text:p><text:a xlink:href="https://www.w3schools.com/cssref/css3_pr_text-overflow.php">text-overflow</text:a></text:p>
          </table:table-cell>
          <table:table-cell table:style-name="ce3" office:value-type="string">
            <text:p>Specificeert wat er moet gebeuren als tekst het bevattende element overloop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kst-transformatie</text:p>
          </table:table-cell>
          <table:table-cell table:style-name="ce2" office:value-type="string">
            <text:p><text:a xlink:href="https://www.w3schools.com/cssref/pr_text_text-transform.php">text-transform</text:a></text:p>
          </table:table-cell>
          <table:table-cell table:style-name="ce3" office:value-type="string">
            <text:p>Regelt het hoofdlettergebruik van tek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kst-uitlijn-laatste</text:p>
          </table:table-cell>
          <table:table-cell table:style-name="ce2" office:value-type="string">
            <text:p><text:a xlink:href="https://www.w3schools.com/cssref/css3_pr_text-align-last.php">text-align-last</text:a></text:p>
          </table:table-cell>
          <table:table-cell table:style-name="ce3" office:value-type="string">
            <text:p>Beschrijft hoe de laatste regel van een blok of een regel vlak voor een geforceerd regeleinde wordt uitgelijnd wanneer tekstuitlijning "uitvullen" i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kstdecoratie</text:p>
          </table:table-cell>
          <table:table-cell table:style-name="ce2" office:value-type="string">
            <text:p><text:a xlink:href="https://www.w3schools.com/cssref/pr_text_text-decoration.php">text-decoration</text:a></text:p>
          </table:table-cell>
          <table:table-cell table:style-name="ce3" office:value-type="string">
            <text:p>Specificeert de decoratie die aan de tekst wordt toegevoeg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kstdecoratie</text:p>
          </table:table-cell>
          <table:table-cell table:style-name="ce2" office:value-type="string">
            <text:p><text:a xlink:href="https://www.w3schools.com/cssref/pr_text_text-decoration-thickness.php">text-decoration-thickness</text:a></text:p>
          </table:table-cell>
          <table:table-cell table:style-name="ce3" office:value-type="string">
            <text:p>Specificeert de dikte van de decoratielij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kstoriëntatie</text:p>
          </table:table-cell>
          <table:table-cell table:style-name="ce2" office:value-type="string">
            <text:p><text:a xlink:href="https://www.w3schools.com/cssref/css_pr_text-orientation.php">text-orientation</text:a></text:p>
          </table:table-cell>
          <table:table-cell table:style-name="ce4" office:value-type="string">
            <text:p>Definieert de richting van tekens op een regel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ransformatie-oorsprong</text:p>
          </table:table-cell>
          <table:table-cell table:style-name="ce2" office:value-type="string">
            <text:p><text:a xlink:href="https://www.w3schools.com/cssref/css3_pr_transform-origin.php">transform-origin</text:a></text:p>
          </table:table-cell>
          <table:table-cell table:style-name="ce4" office:value-type="string">
            <text:p>Hiermee kunt u de positie op getransformeerde elementen wijzig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ransformatie-stijl</text:p>
          </table:table-cell>
          <table:table-cell table:style-name="ce2" office:value-type="string">
            <text:p><text:a xlink:href="https://www.w3schools.com/cssref/css3_pr_transform-style.php">transform-style</text:a></text:p>
          </table:table-cell>
          <table:table-cell table:style-name="ce3" office:value-type="string">
            <text:p>Specificeert hoe geneste elementen worden weergegeven in de 3D-ruimt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ransformeren</text:p>
          </table:table-cell>
          <table:table-cell table:style-name="ce2" office:value-type="string">
            <text:p><text:a xlink:href="https://www.w3schools.com/cssref/css3_pr_transform.php">transform</text:a></text:p>
          </table:table-cell>
          <table:table-cell table:style-name="ce3" office:value-type="string">
            <text:p>Past een 2D- of 3D-transformatie toe op e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ransitie-duur</text:p>
          </table:table-cell>
          <table:table-cell table:style-name="ce2" office:value-type="string">
            <text:p><text:a xlink:href="https://www.w3schools.com/cssref/css3_pr_transition-duration.php">transition-duration</text:a></text:p>
          </table:table-cell>
          <table:table-cell table:style-name="ce4" office:value-type="string">
            <text:p>Specificeert hoeveel seconden of milliseconden een overgangseffect nodig heeft om te voltooi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ransitie-timing-functie</text:p>
          </table:table-cell>
          <table:table-cell table:style-name="ce2" office:value-type="string">
            <text:p><text:a xlink:href="https://www.w3schools.com/cssref/css3_pr_transition-timing-function.php">transition-timing-function</text:a></text:p>
          </table:table-cell>
          <table:table-cell table:style-name="ce4" office:value-type="string">
            <text:p>Specificeert de snelheidscurve van het overgangseffec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ransitie-vertraging</text:p>
          </table:table-cell>
          <table:table-cell table:style-name="ce2" office:value-type="string">
            <text:p><text:a xlink:href="https://www.w3schools.com/cssref/css3_pr_transition-delay.php">transition-delay</text:a></text:p>
          </table:table-cell>
          <table:table-cell table:style-name="ce3" office:value-type="string">
            <text:p>Specificeert wanneer het overgangseffect begint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U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uitlijnen-inhoud</text:p>
          </table:table-cell>
          <table:table-cell table:style-name="ce2" office:value-type="string">
            <text:p><text:a xlink:href="https://www.w3schools.com/cssref/css3_pr_align-content.php">align-content</text:a></text:p>
          </table:table-cell>
          <table:table-cell table:style-name="ce3" office:value-type="string">
            <text:p>Specificeert de uitlijning tussen de lijnen in een flexibele container wanneer de items niet alle beschikbare ruimte in beslag nem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itlijnen-items</text:p>
          </table:table-cell>
          <table:table-cell table:style-name="ce2" office:value-type="string">
            <text:p><text:a xlink:href="https://www.w3schools.com/cssref/css3_pr_align-items.php">align-items</text:a></text:p>
          </table:table-cell>
          <table:table-cell table:style-name="ce4" office:value-type="string">
            <text:p>Specificeert de uitlijning voor items in een flexibele contain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itlijnen-zelf</text:p>
          </table:table-cell>
          <table:table-cell table:style-name="ce2" office:value-type="string">
            <text:p><text:a xlink:href="https://www.w3schools.com/cssref/css3_pr_align-self.php">align-self</text:a></text:p>
          </table:table-cell>
          <table:table-cell table:style-name="ce3" office:value-type="string">
            <text:p>Specificeert de uitlijning voor geselecteerde items in een flexibele contain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code-bidi</text:p>
          </table:table-cell>
          <table:table-cell table:style-name="ce2" office:value-type="string">
            <text:p><text:a xlink:href="https://www.w3schools.com/cssref/pr_text_unicode-bidi.php">unicode-bidi</text:a></text:p>
          </table:table-cell>
          <table:table-cell table:style-name="ce4" office:value-type="string">
            <text:p>Wordt samen met de direction-eigenschap gebruikt om in te stellen of terug te geven of de tekst moet worden overschreven om meerdere talen in hetzelfde document te ondersteunen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V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erf-bestelling</text:p>
          </table:table-cell>
          <table:table-cell table:style-name="ce2" office:value-type="string">
            <text:p><text:a xlink:href="https://www.w3schools.com/cssref/css_pr_paint-order.php">paint-order</text:a></text:p>
          </table:table-cell>
          <table:table-cell table:style-name="ce4" office:value-type="string">
            <text:p>Stelt de volgorde in van hoe een SVG-element of tekst wordt geschilderd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ertalen</text:p>
          </table:table-cell>
          <table:table-cell table:style-name="ce2" office:value-type="string">
            <text:p><text:a xlink:href="https://www.w3schools.com/cssref/css_pr_translate.php">translate</text:a></text:p>
          </table:table-cell>
          <table:table-cell table:style-name="ce3" office:value-type="string">
            <text:p>Specificeert de positie van een eleme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erticaal uitlijnen</text:p>
          </table:table-cell>
          <table:table-cell table:style-name="ce2" office:value-type="string">
            <text:p><text:a xlink:href="https://www.w3schools.com/cssref/pr_pos_vertical-align.php">vertical-align</text:a></text:p>
          </table:table-cell>
          <table:table-cell table:style-name="ce4" office:value-type="string">
            <text:p>Stelt de verticale uitlijning van een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lot</text:p>
          </table:table-cell>
          <table:table-cell table:style-name="ce2" office:value-type="string">
            <text:p><text:a xlink:href="https://www.w3schools.com/cssref/pr_class_float.php">float</text:a></text:p>
          </table:table-cell>
          <table:table-cell table:style-name="ce4" office:value-type="string">
            <text:p>Specificeert of een element naar links, rechts of helemaal niet moet zwev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olgorde</text:p>
          </table:table-cell>
          <table:table-cell table:style-name="ce2" office:value-type="string">
            <text:p><text:a xlink:href="https://www.w3schools.com/cssref/css3_pr_order.php">order</text:a></text:p>
          </table:table-cell>
          <table:table-cell table:style-name="ce4" office:value-type="string">
            <text:p>Stelt de volgorde van het flexibele item in ten opzichte van de rest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W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eduwen</text:p>
          </table:table-cell>
          <table:table-cell table:style-name="ce2" office:value-type="string">
            <text:p><text:a xlink:href="https://www.w3schools.com/cssref/css3_pr_widows.php">widows</text:a></text:p>
          </table:table-cell>
          <table:table-cell table:style-name="ce3" office:value-type="string">
            <text:p>Stelt het minimumaantal regels in dat bovenaan een pagina of kolom moet staa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eergave</text:p>
          </table:table-cell>
          <table:table-cell table:style-name="ce2" office:value-type="string">
            <text:p><text:a xlink:href="https://www.w3schools.com/cssref/pr_class_display.php">display</text:a></text:p>
          </table:table-cell>
          <table:table-cell table:style-name="ce3" office:value-type="string">
            <text:p>Specificeert hoe een bepaald HTML-element moet worden weergegev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eeskinderen</text:p>
          </table:table-cell>
          <table:table-cell table:style-name="ce2" office:value-type="string">
            <text:p><text:a xlink:href="https://www.w3schools.com/cssref/css3_pr_orphans.php">orphans</text:a></text:p>
          </table:table-cell>
          <table:table-cell table:style-name="ce3" office:value-type="string">
            <text:p>Stelt het minimumaantal regels in dat onderaan een pagina of kolom moet staa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itte ruimte</text:p>
          </table:table-cell>
          <table:table-cell table:style-name="ce2" office:value-type="string">
            <text:p><text:a xlink:href="https://www.w3schools.com/cssref/pr_text_white-space.php">white-space</text:a></text:p>
          </table:table-cell>
          <table:table-cell table:style-name="ce4" office:value-type="string">
            <text:p>Specificeert hoe witruimte binnen een element wordt afgehandel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oordafstand</text:p>
          </table:table-cell>
          <table:table-cell table:style-name="ce2" office:value-type="string">
            <text:p><text:a xlink:href="https://www.w3schools.com/cssref/pr_text_word-spacing.php">word-spacing</text:a></text:p>
          </table:table-cell>
          <table:table-cell table:style-name="ce4" office:value-type="string">
            <text:p>Vergroot of verkleint de ruimte tussen woorden in een teks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oordbreuk</text:p>
          </table:table-cell>
          <table:table-cell table:style-name="ce2" office:value-type="string">
            <text:p><text:a xlink:href="https://www.w3schools.com/cssref/css3_pr_word-break.php">word-break</text:a></text:p>
          </table:table-cell>
          <table:table-cell table:style-name="ce3" office:value-type="string">
            <text:p>Specificeert hoe woorden moeten worden afgebroken wanneer ze het einde van een regel bereike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oordomslag</text:p>
          </table:table-cell>
          <table:table-cell table:style-name="ce2" office:value-type="string">
            <text:p><text:a xlink:href="https://www.w3schools.com/cssref/css3_pr_word-wrap.php">word-wrap</text:a></text:p>
          </table:table-cell>
          <table:table-cell table:style-name="ce3" office:value-type="string">
            <text:p>Maakt het mogelijk lange, onbreekbare woorden te breken en naar de volgende regel te wikkelen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Z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z-index</text:p>
          </table:table-cell>
          <table:table-cell table:style-name="ce2" office:value-type="string">
            <text:p><text:a xlink:href="https://www.w3schools.com/cssref/pr_pos_z-index.php">z-index</text:a></text:p>
          </table:table-cell>
          <table:table-cell table:style-name="ce4" office:value-type="string">
            <text:p>Stelt de stapelvolgorde van een gepositioneerd element i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zichtbaarheid</text:p>
          </table:table-cell>
          <table:table-cell table:style-name="ce2" office:value-type="string">
            <text:p><text:a xlink:href="https://www.w3schools.com/cssref/pr_class_visibility.php">visibility</text:a></text:p>
          </table:table-cell>
          <table:table-cell table:style-name="ce3" office:value-type="string">
            <text:p>Geeft aan of een element zichtbaar is of nie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zichtbaarheid van de achterkant</text:p>
          </table:table-cell>
          <table:table-cell table:style-name="ce2" office:value-type="string">
            <text:p><text:a xlink:href="https://www.w3schools.com/cssref/css3_pr_backface-visibility.php">backface-visibility</text:a></text:p>
          </table:table-cell>
          <table:table-cell table:style-name="ce3" office:value-type="string">
            <text:p>Definieert of de achterkant van een element zichtbaar moet zijn als het naar de gebruiker kijkt</text:p>
          </table:table-cell>
          <table:table-cell table:number-columns-repeated="1021"/>
        </table:table-row>
        <table:table-row table:style-name="ro4" table:number-rows-repeated="104819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'nederlands index css'.B1:'nederlands index css'.C10485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&quot;Segoe UI&quot;" svg:font-family="'&quot;Segoe UI&quot;'"/>
    <style:font-face style:name="Arial" svg:font-family="Arial"/>
    <style:font-face style:name="Verdana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8">28/12/2023</text:date>, <text:time>14:1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ss_20_engels" style:display-name="PageStyle_css eng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s_20_nederlands" style:display-name="PageStyle_css nederl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3-12-28T14:16:09.27</dc:date>
    <dc:creator>Erwin Leemans</dc:creator>
    <meta:editing-duration>PT13M32S</meta:editing-duration>
    <meta:editing-cycles>2</meta:editing-cycles>
    <meta:document-statistic meta:table-count="3" meta:cell-count="2947" meta:object-count="0"/>
  </office:meta>
</office:document-meta>
</file>